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783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1.6437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ot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p_nam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_id</text:p>
          </table:table-cell>
          <table:table-cell office:value-type="string" calcext:value-type="string">
            <text:p>p_availability</text:p>
          </table:table-cell>
          <table:table-cell office:value-type="string" calcext:value-type="string">
            <text:p>state_sto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53" calcext:value-type="float">
            <text:p>53</text:p>
          </table:table-cell>
          <table:table-cell table:formula="of:=   INT (RAND() * 800 ) + 402" office:value-type="float" office:value="978" calcext:value-type="float">
            <text:p>978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079" calcext:value-type="float">
            <text:p>1079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22" calcext:value-type="float">
            <text:p>22</text:p>
          </table:table-cell>
          <table:table-cell table:formula="of:=   INT (RAND() * 800 ) + 402" office:value-type="float" office:value="1107" calcext:value-type="float">
            <text:p>110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201" calcext:value-type="float">
            <text:p>120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91" calcext:value-type="float">
            <text:p>59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44" calcext:value-type="float">
            <text:p>44</text:p>
          </table:table-cell>
          <table:table-cell table:formula="of:=   INT (RAND() * 800 ) + 402" office:value-type="float" office:value="868" calcext:value-type="float">
            <text:p>86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HORT CARGO DE TREK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46" calcext:value-type="float">
            <text:p>74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HORT CARGO DE TREK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94" calcext:value-type="float">
            <text:p>94</text:p>
          </table:table-cell>
          <table:table-cell table:formula="of:=   INT (RAND() * 800 ) + 402" office:value-type="float" office:value="1033" calcext:value-type="float">
            <text:p>103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HORT CARGO DE TREK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18" calcext:value-type="float">
            <text:p>71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HORT CARGO DE TREK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42" calcext:value-type="float">
            <text:p>42</text:p>
          </table:table-cell>
          <table:table-cell table:formula="of:=   INT (RAND() * 800 ) + 402" office:value-type="float" office:value="872" calcext:value-type="float">
            <text:p>87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HORT CARGO DE TREK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95" calcext:value-type="float">
            <text:p>95</text:p>
          </table:table-cell>
          <table:table-cell table:formula="of:=   INT (RAND() * 800 ) + 402" office:value-type="float" office:value="929" calcext:value-type="float">
            <text:p>92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ORT CARGO DE TREK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29" calcext:value-type="float">
            <text:p>29</text:p>
          </table:table-cell>
          <table:table-cell table:formula="of:=   INT (RAND() * 800 ) + 402" office:value-type="float" office:value="579" calcext:value-type="float">
            <text:p>57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MAILLOT VÉLO ROUTE RACER ULTRALIGHT TEAM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38" calcext:value-type="float">
            <text:p>38</text:p>
          </table:table-cell>
          <table:table-cell table:formula="of:=   INT (RAND() * 800 ) + 402" office:value-type="float" office:value="1193" calcext:value-type="float">
            <text:p>119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MAILLOT VÉLO ROUTE RACER ULTRALIGHT TEAM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83" calcext:value-type="float">
            <text:p>83</text:p>
          </table:table-cell>
          <table:table-cell table:formula="of:=   INT (RAND() * 800 ) + 402" office:value-type="float" office:value="1175" calcext:value-type="float">
            <text:p>117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AILLOT VÉLO ROUTE RACER ULTRALIGHT TEAM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36" calcext:value-type="float">
            <text:p>736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6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AILLOT VÉLO ROUTE RACER ULTRALIGHT TEAM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18" calcext:value-type="float">
            <text:p>18</text:p>
          </table:table-cell>
          <table:table-cell table:formula="of:=   INT (RAND() * 800 ) + 402" office:value-type="float" office:value="798" calcext:value-type="float">
            <text:p>7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MAILLOT VÉLO ROUTE RACER ULTRALIGHT TEAM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54" calcext:value-type="float">
            <text:p>54</text:p>
          </table:table-cell>
          <table:table-cell table:formula="of:=   INT (RAND() * 800 ) + 402" office:value-type="float" office:value="768" calcext:value-type="float">
            <text:p>76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MAILLOT VÉLO ROUTE RACER ULTRALIGHT TEAM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73" calcext:value-type="float">
            <text:p>73</text:p>
          </table:table-cell>
          <table:table-cell table:formula="of:=   INT (RAND() * 800 ) + 402" office:value-type="float" office:value="1124" calcext:value-type="float">
            <text:p>112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WEAT DE RUNNING UNISEXE RESPIRANT KALENJI UTILITY NOIR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83" calcext:value-type="float">
            <text:p>83</text:p>
          </table:table-cell>
          <table:table-cell table:formula="of:=   INT (RAND() * 800 ) + 402" office:value-type="float" office:value="449" calcext:value-type="float">
            <text:p>44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wea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WEAT DE RUNNING UNISEXE RESPIRANT KALENJI UTILITY NOIR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32" calcext:value-type="float">
            <text:p>83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wea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WEAT DE RUNNING UNISEXE RESPIRANT KALENJI UTILITY NOIR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18" calcext:value-type="float">
            <text:p>18</text:p>
          </table:table-cell>
          <table:table-cell table:formula="of:=   INT (RAND() * 800 ) + 402" office:value-type="float" office:value="603" calcext:value-type="float">
            <text:p>60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wea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WEAT DE RUNNING UNISEXE RESPIRANT KALENJI UTILITY NOIR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  INT (RAND() * 800 ) + 402" office:value-type="float" office:value="877" calcext:value-type="float">
            <text:p>87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wea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WEAT DE RUNNING UNISEXE RESPIRANT KALENJI UTILITY NOIR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4" calcext:value-type="float">
            <text:p>4</text:p>
          </table:table-cell>
          <table:table-cell table:formula="of:=   INT (RAND() * 800 ) + 402" office:value-type="float" office:value="1122" calcext:value-type="float">
            <text:p>112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wea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WEAT DE RUNNING UNISEXE RESPIRANT KALENJI UTILITY NOIR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10" calcext:value-type="float">
            <text:p>61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wea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52" calcext:value-type="float">
            <text:p>52</text:p>
          </table:table-cell>
          <table:table-cell table:formula="of:=   INT (RAND() * 800 ) + 402" office:value-type="float" office:value="494" calcext:value-type="float">
            <text:p>494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3" calcext:value-type="float">
            <text:p>23</text:p>
          </table:table-cell>
          <table:table-cell table:formula="of:=   INT (RAND() * 800 ) + 402" office:value-type="float" office:value="729" calcext:value-type="float">
            <text:p>72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2" calcext:value-type="float">
            <text:p>72</text:p>
          </table:table-cell>
          <table:table-cell table:formula="of:=   INT (RAND() * 800 ) + 402" office:value-type="float" office:value="1027" calcext:value-type="float">
            <text:p>102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6" calcext:value-type="float">
            <text:p>86</text:p>
          </table:table-cell>
          <table:table-cell table:formula="of:=   INT (RAND() * 800 ) + 402" office:value-type="float" office:value="911" calcext:value-type="float">
            <text:p>9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44" calcext:value-type="float">
            <text:p>5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9" calcext:value-type="float">
            <text:p>79</text:p>
          </table:table-cell>
          <table:table-cell table:formula="of:=   INT (RAND() * 800 ) + 402" office:value-type="float" office:value="1185" calcext:value-type="float">
            <text:p>118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VESTE 3EN1 TREKKING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53" calcext:value-type="float">
            <text:p>115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2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VESTE 3EN1 TREKKING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38" calcext:value-type="float">
            <text:p>113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ESTE 3EN1 TREKKING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12" calcext:value-type="float">
            <text:p>12</text:p>
          </table:table-cell>
          <table:table-cell table:formula="of:=   INT (RAND() * 800 ) + 402" office:value-type="float" office:value="1194" calcext:value-type="float">
            <text:p>119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VESTE 3EN1 TREKKING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40" calcext:value-type="float">
            <text:p>54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VESTE 3EN1 TREKKING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16" calcext:value-type="float">
            <text:p>16</text:p>
          </table:table-cell>
          <table:table-cell table:formula="of:=   INT (RAND() * 800 ) + 402" office:value-type="float" office:value="927" calcext:value-type="float">
            <text:p>92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VESTE 3EN1 TREKKING VOYAGE TRAVEL 100 </text:p>
          </table:table-cell>
          <table:table-cell office:value-type="string" calcext:value-type="string">
            <text:p>TREKKING</text:p>
          </table:table-cell>
          <table:table-cell office:value-type="string" calcext:value-type="string">
            <text:p>FORCLAZ</text:p>
          </table:table-cell>
          <table:table-cell table:formula="of:= IF (RAND() * 100 &gt; 15; INT(RAND() * 100) ; 0 )" office:value-type="float" office:value="63" calcext:value-type="float">
            <text:p>63</text:p>
          </table:table-cell>
          <table:table-cell table:formula="of:=   INT (RAND() * 800 ) + 402" office:value-type="float" office:value="630" calcext:value-type="float">
            <text:p>63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33" calcext:value-type="float">
            <text:p>33</text:p>
          </table:table-cell>
          <table:table-cell table:formula="of:=   INT (RAND() * 800 ) + 402" office:value-type="float" office:value="423" calcext:value-type="float">
            <text:p>42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19" calcext:value-type="float">
            <text:p>61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1" calcext:value-type="float">
            <text:p>1</text:p>
          </table:table-cell>
          <table:table-cell table:formula="of:=   INT (RAND() * 800 ) + 402" office:value-type="float" office:value="1105" calcext:value-type="float">
            <text:p>110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29" calcext:value-type="float">
            <text:p>29</text:p>
          </table:table-cell>
          <table:table-cell table:formula="of:=   INT (RAND() * 800 ) + 402" office:value-type="float" office:value="608" calcext:value-type="float">
            <text:p>60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35" calcext:value-type="float">
            <text:p>35</text:p>
          </table:table-cell>
          <table:table-cell table:formula="of:=   INT (RAND() * 800 ) + 402" office:value-type="float" office:value="1199" calcext:value-type="float">
            <text:p>119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94" calcext:value-type="float">
            <text:p>79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MAILLOT VELO ROUTE MANCHES LONGUES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44" calcext:value-type="float">
            <text:p>44</text:p>
          </table:table-cell>
          <table:table-cell table:formula="of:=   INT (RAND() * 800 ) + 402" office:value-type="float" office:value="864" calcext:value-type="float">
            <text:p>86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MAILLOT VELO ROUTE MANCHES LONGUES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97" calcext:value-type="float">
            <text:p>49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5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AILLOT VELO ROUTE MANCHES LONGUES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63" calcext:value-type="float">
            <text:p>63</text:p>
          </table:table-cell>
          <table:table-cell table:formula="of:=   INT (RAND() * 800 ) + 402" office:value-type="float" office:value="1132" calcext:value-type="float">
            <text:p>113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AILLOT VELO ROUTE MANCHES LONGUES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76" calcext:value-type="float">
            <text:p>76</text:p>
          </table:table-cell>
          <table:table-cell table:formula="of:=   INT (RAND() * 800 ) + 402" office:value-type="float" office:value="1141" calcext:value-type="float">
            <text:p>114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MAILLOT VELO ROUTE MANCHES LONGUES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41" calcext:value-type="float">
            <text:p>41</text:p>
          </table:table-cell>
          <table:table-cell table:formula="of:=   INT (RAND() * 800 ) + 402" office:value-type="float" office:value="485" calcext:value-type="float">
            <text:p>48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MAILLOT VELO ROUTE MANCHES LONGUES 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1" calcext:value-type="float">
            <text:p>1</text:p>
          </table:table-cell>
          <table:table-cell table:formula="of:=   INT (RAND() * 800 ) + 402" office:value-type="float" office:value="572" calcext:value-type="float">
            <text:p>57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9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77" calcext:value-type="float">
            <text:p>67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0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9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73" calcext:value-type="float">
            <text:p>73</text:p>
          </table:table-cell>
          <table:table-cell table:formula="of:=   INT (RAND() * 800 ) + 402" office:value-type="float" office:value="425" calcext:value-type="float">
            <text:p>42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9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44" calcext:value-type="float">
            <text:p>44</text:p>
          </table:table-cell>
          <table:table-cell table:formula="of:=   INT (RAND() * 800 ) + 402" office:value-type="float" office:value="741" calcext:value-type="float">
            <text:p>74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5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9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58" calcext:value-type="float">
            <text:p>58</text:p>
          </table:table-cell>
          <table:table-cell table:formula="of:=   INT (RAND() * 800 ) + 402" office:value-type="float" office:value="742" calcext:value-type="float">
            <text:p>742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5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9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20" calcext:value-type="float">
            <text:p>20</text:p>
          </table:table-cell>
          <table:table-cell table:formula="of:=   INT (RAND() * 800 ) + 402" office:value-type="float" office:value="556" calcext:value-type="float">
            <text:p>55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9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  INT (RAND() * 800 ) + 402" office:value-type="float" office:value="688" calcext:value-type="float">
            <text:p>68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HORT DE GOLF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28" calcext:value-type="float">
            <text:p>28</text:p>
          </table:table-cell>
          <table:table-cell table:formula="of:=   INT (RAND() * 800 ) + 402" office:value-type="float" office:value="444" calcext:value-type="float">
            <text:p>4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HORT DE GOLF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68" calcext:value-type="float">
            <text:p>68</text:p>
          </table:table-cell>
          <table:table-cell table:formula="of:=   INT (RAND() * 800 ) + 402" office:value-type="float" office:value="947" calcext:value-type="float">
            <text:p>94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HORT DE GOLF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27" calcext:value-type="float">
            <text:p>112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8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HORT DE GOLF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49" calcext:value-type="float">
            <text:p>49</text:p>
          </table:table-cell>
          <table:table-cell table:formula="of:=   INT (RAND() * 800 ) + 402" office:value-type="float" office:value="572" calcext:value-type="float">
            <text:p>57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HORT DE GOLF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6" calcext:value-type="float">
            <text:p>6</text:p>
          </table:table-cell>
          <table:table-cell table:formula="of:=   INT (RAND() * 800 ) + 402" office:value-type="float" office:value="527" calcext:value-type="float">
            <text:p>52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ORT DE GOLF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97" calcext:value-type="float">
            <text:p>79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1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HORT DE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79" calcext:value-type="float">
            <text:p>479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62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HORT DE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53" calcext:value-type="float">
            <text:p>55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3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HORT DE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7" calcext:value-type="float">
            <text:p>7</text:p>
          </table:table-cell>
          <table:table-cell table:formula="of:=   INT (RAND() * 800 ) + 402" office:value-type="float" office:value="987" calcext:value-type="float">
            <text:p>98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HORT DE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29" calcext:value-type="float">
            <text:p>29</text:p>
          </table:table-cell>
          <table:table-cell table:formula="of:=   INT (RAND() * 800 ) + 402" office:value-type="float" office:value="564" calcext:value-type="float">
            <text:p>56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HORT DE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  INT (RAND() * 800 ) + 402" office:value-type="float" office:value="753" calcext:value-type="float">
            <text:p>75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ORT DE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22" calcext:value-type="float">
            <text:p>22</text:p>
          </table:table-cell>
          <table:table-cell table:formula="of:=   INT (RAND() * 800 ) + 402" office:value-type="float" office:value="817" calcext:value-type="float">
            <text:p>81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TEE SHIRT RANDONNÉE NATURE NH500 MARINE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47" calcext:value-type="float">
            <text:p>47</text:p>
          </table:table-cell>
          <table:table-cell table:formula="of:=   INT (RAND() * 800 ) + 402" office:value-type="float" office:value="838" calcext:value-type="float">
            <text:p>83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TEE SHIRT RANDONNÉE NATURE NH500 MARINE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50" calcext:value-type="float">
            <text:p>50</text:p>
          </table:table-cell>
          <table:table-cell table:formula="of:=   INT (RAND() * 800 ) + 402" office:value-type="float" office:value="721" calcext:value-type="float">
            <text:p>72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6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TEE SHIRT RANDONNÉE NATURE NH500 MARINE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04" calcext:value-type="float">
            <text:p>50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0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E SHIRT RANDONNÉE NATURE NH500 MARINE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32" calcext:value-type="float">
            <text:p>32</text:p>
          </table:table-cell>
          <table:table-cell table:formula="of:=   INT (RAND() * 800 ) + 402" office:value-type="float" office:value="495" calcext:value-type="float">
            <text:p>4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TEE SHIRT RANDONNÉE NATURE NH500 MARINE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55" calcext:value-type="float">
            <text:p>55</text:p>
          </table:table-cell>
          <table:table-cell table:formula="of:=   INT (RAND() * 800 ) + 402" office:value-type="float" office:value="1036" calcext:value-type="float">
            <text:p>103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TEE SHIRT RANDONNÉE NATURE NH500 MARINE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2" calcext:value-type="float">
            <text:p>2</text:p>
          </table:table-cell>
          <table:table-cell table:formula="of:=   INT (RAND() * 800 ) + 402" office:value-type="float" office:value="756" calcext:value-type="float">
            <text:p>75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POLO DE GOLF MANCHES COURTES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96" calcext:value-type="float">
            <text:p>96</text:p>
          </table:table-cell>
          <table:table-cell table:formula="of:=   INT (RAND() * 800 ) + 402" office:value-type="float" office:value="1028" calcext:value-type="float">
            <text:p>102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POLO DE GOLF MANCHES COURTES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  INT (RAND() * 800 ) + 402" office:value-type="float" office:value="960" calcext:value-type="float">
            <text:p>96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POLO DE GOLF MANCHES COURTES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69" calcext:value-type="float">
            <text:p>69</text:p>
          </table:table-cell>
          <table:table-cell table:formula="of:=   INT (RAND() * 800 ) + 402" office:value-type="float" office:value="785" calcext:value-type="float">
            <text:p>78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OLO DE GOLF MANCHES COURTES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10" calcext:value-type="float">
            <text:p>10</text:p>
          </table:table-cell>
          <table:table-cell table:formula="of:=   INT (RAND() * 800 ) + 402" office:value-type="float" office:value="446" calcext:value-type="float">
            <text:p>44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POLO DE GOLF MANCHES COURTES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98" calcext:value-type="float">
            <text:p>6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8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POLO DE GOLF MANCHES COURTES MW500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INESIS</text:p>
          </table:table-cell>
          <table:table-cell table:formula="of:= IF (RAND() * 100 &gt; 15; INT(RAND() * 100) ; 0 )" office:value-type="float" office:value="84" calcext:value-type="float">
            <text:p>84</text:p>
          </table:table-cell>
          <table:table-cell table:formula="of:=   INT (RAND() * 800 ) + 402" office:value-type="float" office:value="806" calcext:value-type="float">
            <text:p>80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7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HORT VTT ST 9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94" calcext:value-type="float">
            <text:p>94</text:p>
          </table:table-cell>
          <table:table-cell table:formula="of:=   INT (RAND() * 800 ) + 402" office:value-type="float" office:value="863" calcext:value-type="float">
            <text:p>86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ke 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HORT VTT ST 9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26" calcext:value-type="float">
            <text:p>26</text:p>
          </table:table-cell>
          <table:table-cell table:formula="of:=   INT (RAND() * 800 ) + 402" office:value-type="float" office:value="780" calcext:value-type="float">
            <text:p>78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ke 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HORT VTT ST 9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96" calcext:value-type="float">
            <text:p>96</text:p>
          </table:table-cell>
          <table:table-cell table:formula="of:=   INT (RAND() * 800 ) + 402" office:value-type="float" office:value="946" calcext:value-type="float">
            <text:p>94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ke 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HORT VTT ST 9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46" calcext:value-type="float">
            <text:p>46</text:p>
          </table:table-cell>
          <table:table-cell table:formula="of:=   INT (RAND() * 800 ) + 402" office:value-type="float" office:value="1094" calcext:value-type="float">
            <text:p>109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ke 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HORT VTT ST 9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23" calcext:value-type="float">
            <text:p>23</text:p>
          </table:table-cell>
          <table:table-cell table:formula="of:=   INT (RAND() * 800 ) + 402" office:value-type="float" office:value="555" calcext:value-type="float">
            <text:p>55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ke 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ORT VTT ST 9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39" calcext:value-type="float">
            <text:p>83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5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ke 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HORT DE RANDONNÉE MONTAGNE M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24" calcext:value-type="float">
            <text:p>24</text:p>
          </table:table-cell>
          <table:table-cell table:formula="of:=   INT (RAND() * 800 ) + 402" office:value-type="float" office:value="1162" calcext:value-type="float">
            <text:p>11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HORT DE RANDONNÉE MONTAGNE M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48" calcext:value-type="float">
            <text:p>48</text:p>
          </table:table-cell>
          <table:table-cell table:formula="of:=   INT (RAND() * 800 ) + 402" office:value-type="float" office:value="421" calcext:value-type="float">
            <text:p>42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HORT DE RANDONNÉE MONTAGNE M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87" calcext:value-type="float">
            <text:p>87</text:p>
          </table:table-cell>
          <table:table-cell table:formula="of:=   INT (RAND() * 800 ) + 402" office:value-type="float" office:value="1144" calcext:value-type="float">
            <text:p>11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HORT DE RANDONNÉE MONTAGNE M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73" calcext:value-type="float">
            <text:p>117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89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HORT DE RANDONNÉE MONTAGNE M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084" calcext:value-type="float">
            <text:p>108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0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ORT DE RANDONNÉE MONTAGNE M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89" calcext:value-type="float">
            <text:p>88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1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OUS SHORT VTT ST 5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31" calcext:value-type="float">
            <text:p>63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2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OUS SHORT VTT ST 5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068" calcext:value-type="float">
            <text:p>106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3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OUS SHORT VTT ST 5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57" calcext:value-type="float">
            <text:p>57</text:p>
          </table:table-cell>
          <table:table-cell table:formula="of:=   INT (RAND() * 800 ) + 402" office:value-type="float" office:value="799" calcext:value-type="float">
            <text:p>79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OUS SHORT VTT ST 5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11" calcext:value-type="float">
            <text:p>4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5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OUS SHORT VTT ST 5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84" calcext:value-type="float">
            <text:p>84</text:p>
          </table:table-cell>
          <table:table-cell table:formula="of:=   INT (RAND() * 800 ) + 402" office:value-type="float" office:value="660" calcext:value-type="float">
            <text:p>66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9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OUS SHORT VTT ST 500 NOIR </text:p>
          </table:table-cell>
          <table:table-cell office:value-type="string" calcext:value-type="string">
            <text:p>MOUNTAIN BIKE</text:p>
          </table:table-cell>
          <table:table-cell office:value-type="string" calcext:value-type="string">
            <text:p>ROCKRIDER</text:p>
          </table:table-cell>
          <table:table-cell table:formula="of:= IF (RAND() * 100 &gt; 15; INT(RAND() * 100) ; 0 )" office:value-type="float" office:value="78" calcext:value-type="float">
            <text:p>78</text:p>
          </table:table-cell>
          <table:table-cell table:formula="of:=   INT (RAND() * 800 ) + 402" office:value-type="float" office:value="1023" calcext:value-type="float">
            <text:p>102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mpression 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HORT CARDIO FITNESS FST 100 NOIR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8" calcext:value-type="float">
            <text:p>8</text:p>
          </table:table-cell>
          <table:table-cell table:formula="of:=   INT (RAND() * 800 ) + 402" office:value-type="float" office:value="807" calcext:value-type="float">
            <text:p>80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HORT CARDIO FITNESS FST 100 NOIR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65" calcext:value-type="float">
            <text:p>65</text:p>
          </table:table-cell>
          <table:table-cell table:formula="of:=   INT (RAND() * 800 ) + 402" office:value-type="float" office:value="773" calcext:value-type="float">
            <text:p>77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9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HORT CARDIO FITNESS FST 100 NOIR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67" calcext:value-type="float">
            <text:p>67</text:p>
          </table:table-cell>
          <table:table-cell table:formula="of:=   INT (RAND() * 800 ) + 402" office:value-type="float" office:value="684" calcext:value-type="float">
            <text:p>68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HORT CARDIO FITNESS FST 100 NOIR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6" calcext:value-type="float">
            <text:p>6</text:p>
          </table:table-cell>
          <table:table-cell table:formula="of:=   INT (RAND() * 800 ) + 402" office:value-type="float" office:value="1047" calcext:value-type="float">
            <text:p>104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0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HORT CARDIO FITNESS FST 100 NOIR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62" calcext:value-type="float">
            <text:p>7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2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ORT CARDIO FITNESS FST 100 NOIR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9" calcext:value-type="float">
            <text:p>9</text:p>
          </table:table-cell>
          <table:table-cell table:formula="of:=   INT (RAND() * 800 ) + 402" office:value-type="float" office:value="1092" calcext:value-type="float">
            <text:p>109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TEE SHIRT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  INT (RAND() * 800 ) + 402" office:value-type="float" office:value="650" calcext:value-type="float">
            <text:p>65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 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TEE SHIRT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40" calcext:value-type="float">
            <text:p>74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5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 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TEE SHIRT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63" calcext:value-type="float">
            <text:p>63</text:p>
          </table:table-cell>
          <table:table-cell table:formula="of:=   INT (RAND() * 800 ) + 402" office:value-type="float" office:value="957" calcext:value-type="float">
            <text:p>9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 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E SHIRT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8" calcext:value-type="float">
            <text:p>8</text:p>
          </table:table-cell>
          <table:table-cell table:formula="of:=   INT (RAND() * 800 ) + 402" office:value-type="float" office:value="814" calcext:value-type="float">
            <text:p>81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 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TEE SHIRT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61" calcext:value-type="float">
            <text:p>61</text:p>
          </table:table-cell>
          <table:table-cell table:formula="of:=   INT (RAND() * 800 ) + 402" office:value-type="float" office:value="1008" calcext:value-type="float">
            <text:p>100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 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TEE SHIRT RUNNING RESPIRANT KALENJI DRY +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70" calcext:value-type="float">
            <text:p>70</text:p>
          </table:table-cell>
          <table:table-cell table:formula="of:=   INT (RAND() * 800 ) + 402" office:value-type="float" office:value="570" calcext:value-type="float">
            <text:p>57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0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 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TSHIRT DE FOOTBALL FF100 FRANCE EXTÉ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7" calcext:value-type="float">
            <text:p>87</text:p>
          </table:table-cell>
          <table:table-cell table:formula="of:=   INT (RAND() * 800 ) + 402" office:value-type="float" office:value="830" calcext:value-type="float">
            <text:p>83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TSHIRT DE FOOTBALL FF100 FRANCE EXTÉ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" calcext:value-type="float">
            <text:p>7</text:p>
          </table:table-cell>
          <table:table-cell table:formula="of:=   INT (RAND() * 800 ) + 402" office:value-type="float" office:value="915" calcext:value-type="float">
            <text:p>915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1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TSHIRT DE FOOTBALL FF100 FRANCE EXTÉ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0" calcext:value-type="float">
            <text:p>70</text:p>
          </table:table-cell>
          <table:table-cell table:formula="of:=   INT (RAND() * 800 ) + 402" office:value-type="float" office:value="539" calcext:value-type="float">
            <text:p>53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SHIRT DE FOOTBALL FF100 FRANCE EXTÉ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37" calcext:value-type="float">
            <text:p>37</text:p>
          </table:table-cell>
          <table:table-cell table:formula="of:=   INT (RAND() * 800 ) + 402" office:value-type="float" office:value="1169" calcext:value-type="float">
            <text:p>116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TSHIRT DE FOOTBALL FF100 FRANCE EXTÉ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18" calcext:value-type="float">
            <text:p>18</text:p>
          </table:table-cell>
          <table:table-cell table:formula="of:=   INT (RAND() * 800 ) + 402" office:value-type="float" office:value="459" calcext:value-type="float">
            <text:p>45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TSHIRT DE FOOTBALL FF100 FRANCE EXTÉ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1" calcext:value-type="float">
            <text:p>21</text:p>
          </table:table-cell>
          <table:table-cell table:formula="of:=   INT (RAND() * 800 ) + 402" office:value-type="float" office:value="1160" calcext:value-type="float">
            <text:p>116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NEO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21" calcext:value-type="float">
            <text:p>21</text:p>
          </table:table-cell>
          <table:table-cell table:formula="of:=   INT (RAND() * 800 ) + 402" office:value-type="float" office:value="528" calcext:value-type="float">
            <text:p>528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1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NEO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88" calcext:value-type="float">
            <text:p>48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7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NEO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26" calcext:value-type="float">
            <text:p>26</text:p>
          </table:table-cell>
          <table:table-cell table:formula="of:=   INT (RAND() * 800 ) + 402" office:value-type="float" office:value="668" calcext:value-type="float">
            <text:p>66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NEO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54" calcext:value-type="float">
            <text:p>75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19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NEO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36" calcext:value-type="float">
            <text:p>36</text:p>
          </table:table-cell>
          <table:table-cell table:formula="of:=   INT (RAND() * 800 ) + 402" office:value-type="float" office:value="1056" calcext:value-type="float">
            <text:p>1056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2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MAILLOT MANCHES COURTES VÉLO ROUTE VAN RYSEL NEORACER</text:p>
          </table:table-cell>
          <table:table-cell office:value-type="string" calcext:value-type="string">
            <text:p>ROAD CYCLING</text:p>
          </table:table-cell>
          <table:table-cell office:value-type="string" calcext:value-type="string">
            <text:p>VAN RYSEL</text:p>
          </table:table-cell>
          <table:table-cell table:formula="of:= IF (RAND() * 100 &gt; 15; INT(RAND() * 100) ; 0 )" office:value-type="float" office:value="12" calcext:value-type="float">
            <text:p>12</text:p>
          </table:table-cell>
          <table:table-cell table:formula="of:=   INT (RAND() * 800 ) + 402" office:value-type="float" office:value="960" calcext:value-type="float">
            <text:p>96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2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CHAUSSURE DE FOOTBALL ADIDAS MUNDIAL TEAM H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7" calcext:value-type="float">
            <text:p>17</text:p>
          </table:table-cell>
          <table:table-cell table:formula="of:=   INT (RAND() * 800 ) + 402" office:value-type="float" office:value="1065" calcext:value-type="float">
            <text:p>106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2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ADIDAS MUNDIAL TEAM H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8" calcext:value-type="float">
            <text:p>18</text:p>
          </table:table-cell>
          <table:table-cell table:formula="of:=   INT (RAND() * 800 ) + 402" office:value-type="float" office:value="962" calcext:value-type="float">
            <text:p>9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2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ADIDAS MUNDIAL TEAM H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46" calcext:value-type="float">
            <text:p>46</text:p>
          </table:table-cell>
          <table:table-cell table:formula="of:=   INT (RAND() * 800 ) + 402" office:value-type="float" office:value="707" calcext:value-type="float">
            <text:p>70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2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ADIDAS MUNDIAL TEAM H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3" calcext:value-type="float">
            <text:p>13</text:p>
          </table:table-cell>
          <table:table-cell table:formula="of:=   INT (RAND() * 800 ) + 402" office:value-type="float" office:value="1153" calcext:value-type="float">
            <text:p>115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2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ADIDAS MUNDIAL TEAM H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72" calcext:value-type="float">
            <text:p>72</text:p>
          </table:table-cell>
          <table:table-cell table:formula="of:=   INT (RAND() * 800 ) + 402" office:value-type="float" office:value="688" calcext:value-type="float">
            <text:p>68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2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ADIDAS MUNDIAL TEAM H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  INT (RAND() * 800 ) + 402" office:value-type="float" office:value="1087" calcext:value-type="float">
            <text:p>108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2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ADIDAS MUNDIAL TEAM H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8" calcext:value-type="float">
            <text:p>38</text:p>
          </table:table-cell>
          <table:table-cell table:formula="of:=   INT (RAND() * 800 ) + 402" office:value-type="float" office:value="974" calcext:value-type="float">
            <text:p>974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2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S DE FOOTBALL X .3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5" calcext:value-type="float">
            <text:p>35</text:p>
          </table:table-cell>
          <table:table-cell table:formula="of:=   INT (RAND() * 800 ) + 402" office:value-type="float" office:value="644" calcext:value-type="float">
            <text:p>6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2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DE FOOTBALL X .3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4" calcext:value-type="float">
            <text:p>14</text:p>
          </table:table-cell>
          <table:table-cell table:formula="of:=   INT (RAND() * 800 ) + 402" office:value-type="float" office:value="411" calcext:value-type="float">
            <text:p>4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DE FOOTBALL X .3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1" calcext:value-type="float">
            <text:p>31</text:p>
          </table:table-cell>
          <table:table-cell table:formula="of:=   INT (RAND() * 800 ) + 402" office:value-type="float" office:value="1031" calcext:value-type="float">
            <text:p>103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DE FOOTBALL X .3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9" calcext:value-type="float">
            <text:p>19</text:p>
          </table:table-cell>
          <table:table-cell table:formula="of:=   INT (RAND() * 800 ) + 402" office:value-type="float" office:value="1066" calcext:value-type="float">
            <text:p>106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S DE FOOTBALL X .3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  INT (RAND() * 800 ) + 402" office:value-type="float" office:value="836" calcext:value-type="float">
            <text:p>83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S DE FOOTBALL X .3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81" calcext:value-type="float">
            <text:p>81</text:p>
          </table:table-cell>
          <table:table-cell table:formula="of:=   INT (RAND() * 800 ) + 402" office:value-type="float" office:value="664" calcext:value-type="float">
            <text:p>66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S DE FOOTBALL X .3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28" calcext:value-type="float">
            <text:p>28</text:p>
          </table:table-cell>
          <table:table-cell table:formula="of:=   INT (RAND() * 800 ) + 402" office:value-type="float" office:value="656" calcext:value-type="float">
            <text:p>65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100 HG NOIRE BLANCH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91" calcext:value-type="float">
            <text:p>91</text:p>
          </table:table-cell>
          <table:table-cell table:formula="of:=   INT (RAND() * 800 ) + 402" office:value-type="float" office:value="695" calcext:value-type="float">
            <text:p>6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100 HG NOIRE BLANCH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93" calcext:value-type="float">
            <text:p>93</text:p>
          </table:table-cell>
          <table:table-cell table:formula="of:=   INT (RAND() * 800 ) + 402" office:value-type="float" office:value="1064" calcext:value-type="float">
            <text:p>106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3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100 HG NOIRE BLANCH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  INT (RAND() * 800 ) + 402" office:value-type="float" office:value="721" calcext:value-type="float">
            <text:p>72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3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100 HG NOIRE BLANCH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1" calcext:value-type="float">
            <text:p>21</text:p>
          </table:table-cell>
          <table:table-cell table:formula="of:=   INT (RAND() * 800 ) + 402" office:value-type="float" office:value="1191" calcext:value-type="float">
            <text:p>119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3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100 HG NOIRE BLANCH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15" calcext:value-type="float">
            <text:p>15</text:p>
          </table:table-cell>
          <table:table-cell table:formula="of:=   INT (RAND() * 800 ) + 402" office:value-type="float" office:value="760" calcext:value-type="float">
            <text:p>76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100 HG NOIRE BLANCH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7" calcext:value-type="float">
            <text:p>77</text:p>
          </table:table-cell>
          <table:table-cell table:formula="of:=   INT (RAND() * 800 ) + 402" office:value-type="float" office:value="776" calcext:value-type="float">
            <text:p>77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100 HG NOIRE BLANCH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92" calcext:value-type="float">
            <text:p>92</text:p>
          </table:table-cell>
          <table:table-cell table:formula="of:=   INT (RAND() * 800 ) + 402" office:value-type="float" office:value="1051" calcext:value-type="float">
            <text:p>105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.4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80" calcext:value-type="float">
            <text:p>80</text:p>
          </table:table-cell>
          <table:table-cell table:formula="of:=   INT (RAND() * 800 ) + 402" office:value-type="float" office:value="972" calcext:value-type="float">
            <text:p>97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.4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74" calcext:value-type="float">
            <text:p>74</text:p>
          </table:table-cell>
          <table:table-cell table:formula="of:=   INT (RAND() * 800 ) + 402" office:value-type="float" office:value="567" calcext:value-type="float">
            <text:p>56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.4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56" calcext:value-type="float">
            <text:p>56</text:p>
          </table:table-cell>
          <table:table-cell table:formula="of:=   INT (RAND() * 800 ) + 402" office:value-type="float" office:value="959" calcext:value-type="float">
            <text:p>95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.4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093" calcext:value-type="float">
            <text:p>109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46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.4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6" calcext:value-type="float">
            <text:p>96</text:p>
          </table:table-cell>
          <table:table-cell table:formula="of:=   INT (RAND() * 800 ) + 402" office:value-type="float" office:value="939" calcext:value-type="float">
            <text:p>93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.4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82" calcext:value-type="float">
            <text:p>82</text:p>
          </table:table-cell>
          <table:table-cell table:formula="of:=   INT (RAND() * 800 ) + 402" office:value-type="float" office:value="583" calcext:value-type="float">
            <text:p>58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.4 H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68" calcext:value-type="float">
            <text:p>86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49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ESH MID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10" calcext:value-type="float">
            <text:p>10</text:p>
          </table:table-cell>
          <table:table-cell table:formula="of:=   INT (RAND() * 800 ) + 402" office:value-type="float" office:value="883" calcext:value-type="float">
            <text:p>883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15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ESH MID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1" calcext:value-type="float">
            <text:p>21</text:p>
          </table:table-cell>
          <table:table-cell table:formula="of:=   INT (RAND() * 800 ) + 402" office:value-type="float" office:value="470" calcext:value-type="float">
            <text:p>47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5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ESH MID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94" calcext:value-type="float">
            <text:p>94</text:p>
          </table:table-cell>
          <table:table-cell table:formula="of:=   INT (RAND() * 800 ) + 402" office:value-type="float" office:value="746" calcext:value-type="float">
            <text:p>74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5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ESH MID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9" calcext:value-type="float">
            <text:p>89</text:p>
          </table:table-cell>
          <table:table-cell table:formula="of:=   INT (RAND() * 800 ) + 402" office:value-type="float" office:value="622" calcext:value-type="float">
            <text:p>62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5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ESH MID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92" calcext:value-type="float">
            <text:p>92</text:p>
          </table:table-cell>
          <table:table-cell table:formula="of:=   INT (RAND() * 800 ) + 402" office:value-type="float" office:value="746" calcext:value-type="float">
            <text:p>74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5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ESH MID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68" calcext:value-type="float">
            <text:p>68</text:p>
          </table:table-cell>
          <table:table-cell table:formula="of:=   INT (RAND() * 800 ) + 402" office:value-type="float" office:value="718" calcext:value-type="float">
            <text:p>71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5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ESH MID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17" calcext:value-type="float">
            <text:p>17</text:p>
          </table:table-cell>
          <table:table-cell table:formula="of:=   INT (RAND() * 800 ) + 402" office:value-type="float" office:value="418" calcext:value-type="float">
            <text:p>41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5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FOOTBALL COPA MUNDIAL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24" calcext:value-type="float">
            <text:p>24</text:p>
          </table:table-cell>
          <table:table-cell table:formula="of:=   INT (RAND() * 800 ) + 402" office:value-type="float" office:value="588" calcext:value-type="float">
            <text:p>588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5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FOOTBALL COPA MUNDIAL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37" calcext:value-type="float">
            <text:p>837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58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FOOTBALL COPA MUNDIAL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7" calcext:value-type="float">
            <text:p>97</text:p>
          </table:table-cell>
          <table:table-cell table:formula="of:=   INT (RAND() * 800 ) + 402" office:value-type="float" office:value="704" calcext:value-type="float">
            <text:p>70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5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FOOTBALL COPA MUNDIAL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69" calcext:value-type="float">
            <text:p>69</text:p>
          </table:table-cell>
          <table:table-cell table:formula="of:=   INT (RAND() * 800 ) + 402" office:value-type="float" office:value="1058" calcext:value-type="float">
            <text:p>105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FOOTBALL COPA MUNDIAL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57" calcext:value-type="float">
            <text:p>57</text:p>
          </table:table-cell>
          <table:table-cell table:formula="of:=   INT (RAND() * 800 ) + 402" office:value-type="float" office:value="1063" calcext:value-type="float">
            <text:p>106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FOOTBALL COPA MUNDIAL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4" calcext:value-type="float">
            <text:p>94</text:p>
          </table:table-cell>
          <table:table-cell table:formula="of:=   INT (RAND() * 800 ) + 402" office:value-type="float" office:value="808" calcext:value-type="float">
            <text:p>808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16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FOOTBALL COPA MUNDIAL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53" calcext:value-type="float">
            <text:p>53</text:p>
          </table:table-cell>
          <table:table-cell table:formula="of:=   INT (RAND() * 800 ) + 402" office:value-type="float" office:value="418" calcext:value-type="float">
            <text:p>41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ID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12" calcext:value-type="float">
            <text:p>12</text:p>
          </table:table-cell>
          <table:table-cell table:formula="of:=   INT (RAND() * 800 ) + 402" office:value-type="float" office:value="1040" calcext:value-type="float">
            <text:p>104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ID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14" calcext:value-type="float">
            <text:p>14</text:p>
          </table:table-cell>
          <table:table-cell table:formula="of:=   INT (RAND() * 800 ) + 402" office:value-type="float" office:value="546" calcext:value-type="float">
            <text:p>54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ID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42" calcext:value-type="float">
            <text:p>42</text:p>
          </table:table-cell>
          <table:table-cell table:formula="of:=   INT (RAND() * 800 ) + 402" office:value-type="float" office:value="1027" calcext:value-type="float">
            <text:p>102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ID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34" calcext:value-type="float">
            <text:p>34</text:p>
          </table:table-cell>
          <table:table-cell table:formula="of:=   INT (RAND() * 800 ) + 402" office:value-type="float" office:value="1004" calcext:value-type="float">
            <text:p>100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ID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8" calcext:value-type="float">
            <text:p>28</text:p>
          </table:table-cell>
          <table:table-cell table:formula="of:=   INT (RAND() * 800 ) + 402" office:value-type="float" office:value="984" calcext:value-type="float">
            <text:p>98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ID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69" calcext:value-type="float">
            <text:p>69</text:p>
          </table:table-cell>
          <table:table-cell table:formula="of:=   INT (RAND() * 800 ) + 402" office:value-type="float" office:value="1197" calcext:value-type="float">
            <text:p>119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6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900 MID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1" calcext:value-type="float">
            <text:p>81</text:p>
          </table:table-cell>
          <table:table-cell table:formula="of:=   INT (RAND() * 800 ) + 402" office:value-type="float" office:value="718" calcext:value-type="float">
            <text:p>71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100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14" calcext:value-type="float">
            <text:p>14</text:p>
          </table:table-cell>
          <table:table-cell table:formula="of:=   INT (RAND() * 800 ) + 402" office:value-type="float" office:value="762" calcext:value-type="float">
            <text:p>7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100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53" calcext:value-type="float">
            <text:p>55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2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100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" calcext:value-type="float">
            <text:p>7</text:p>
          </table:table-cell>
          <table:table-cell table:formula="of:=   INT (RAND() * 800 ) + 402" office:value-type="float" office:value="939" calcext:value-type="float">
            <text:p>93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100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7" calcext:value-type="float">
            <text:p>87</text:p>
          </table:table-cell>
          <table:table-cell table:formula="of:=   INT (RAND() * 800 ) + 402" office:value-type="float" office:value="446" calcext:value-type="float">
            <text:p>44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100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4" calcext:value-type="float">
            <text:p>4</text:p>
          </table:table-cell>
          <table:table-cell table:formula="of:=   INT (RAND() * 800 ) + 402" office:value-type="float" office:value="552" calcext:value-type="float">
            <text:p>55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100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49" calcext:value-type="float">
            <text:p>54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6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100 FG NOIR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965" calcext:value-type="float">
            <text:p>96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7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A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5" calcext:value-type="float">
            <text:p>95</text:p>
          </table:table-cell>
          <table:table-cell table:formula="of:=   INT (RAND() * 800 ) + 402" office:value-type="float" office:value="402" calcext:value-type="float">
            <text:p>40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7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A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1" calcext:value-type="float">
            <text:p>91</text:p>
          </table:table-cell>
          <table:table-cell table:formula="of:=   INT (RAND() * 800 ) + 402" office:value-type="float" office:value="904" calcext:value-type="float">
            <text:p>904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17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A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43" calcext:value-type="float">
            <text:p>43</text:p>
          </table:table-cell>
          <table:table-cell table:formula="of:=   INT (RAND() * 800 ) + 402" office:value-type="float" office:value="1066" calcext:value-type="float">
            <text:p>106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A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25" calcext:value-type="float">
            <text:p>25</text:p>
          </table:table-cell>
          <table:table-cell table:formula="of:=   INT (RAND() * 800 ) + 402" office:value-type="float" office:value="765" calcext:value-type="float">
            <text:p>76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A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42" calcext:value-type="float">
            <text:p>42</text:p>
          </table:table-cell>
          <table:table-cell table:formula="of:=   INT (RAND() * 800 ) + 402" office:value-type="float" office:value="1137" calcext:value-type="float">
            <text:p>113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A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4" calcext:value-type="float">
            <text:p>94</text:p>
          </table:table-cell>
          <table:table-cell table:formula="of:=   INT (RAND() * 800 ) + 402" office:value-type="float" office:value="417" calcext:value-type="float">
            <text:p>41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A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6" calcext:value-type="float">
            <text:p>96</text:p>
          </table:table-cell>
          <table:table-cell table:formula="of:=   INT (RAND() * 800 ) + 402" office:value-type="float" office:value="843" calcext:value-type="float">
            <text:p>84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Z 3.1 TT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6" calcext:value-type="float">
            <text:p>96</text:p>
          </table:table-cell>
          <table:table-cell table:formula="of:=   INT (RAND() * 800 ) + 402" office:value-type="float" office:value="696" calcext:value-type="float">
            <text:p>69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Z 3.1 TT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61" calcext:value-type="float">
            <text:p>61</text:p>
          </table:table-cell>
          <table:table-cell table:formula="of:=   INT (RAND() * 800 ) + 402" office:value-type="float" office:value="877" calcext:value-type="float">
            <text:p>87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Z 3.1 TT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  INT (RAND() * 800 ) + 402" office:value-type="float" office:value="1062" calcext:value-type="float">
            <text:p>10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Z 3.1 TT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68" calcext:value-type="float">
            <text:p>68</text:p>
          </table:table-cell>
          <table:table-cell table:formula="of:=   INT (RAND() * 800 ) + 402" office:value-type="float" office:value="1121" calcext:value-type="float">
            <text:p>112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Z 3.1 TT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2" calcext:value-type="float">
            <text:p>92</text:p>
          </table:table-cell>
          <table:table-cell table:formula="of:=   INT (RAND() * 800 ) + 402" office:value-type="float" office:value="1124" calcext:value-type="float">
            <text:p>112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8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Z 3.1 TT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967" calcext:value-type="float">
            <text:p>96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0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Z 3.1 TT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95" calcext:value-type="float">
            <text:p>5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1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DE FOOTBALL KAISER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4" calcext:value-type="float">
            <text:p>94</text:p>
          </table:table-cell>
          <table:table-cell table:formula="of:=   INT (RAND() * 800 ) + 402" office:value-type="float" office:value="587" calcext:value-type="float">
            <text:p>58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KAISER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014" calcext:value-type="float">
            <text:p>101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3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KAISER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  INT (RAND() * 800 ) + 402" office:value-type="float" office:value="734" calcext:value-type="float">
            <text:p>73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KAISER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26" calcext:value-type="float">
            <text:p>26</text:p>
          </table:table-cell>
          <table:table-cell table:formula="of:=   INT (RAND() * 800 ) + 402" office:value-type="float" office:value="416" calcext:value-type="float">
            <text:p>41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KAISER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0" calcext:value-type="float">
            <text:p>90</text:p>
          </table:table-cell>
          <table:table-cell table:formula="of:=   INT (RAND() * 800 ) + 402" office:value-type="float" office:value="1172" calcext:value-type="float">
            <text:p>1172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9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KAISER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5" calcext:value-type="float">
            <text:p>95</text:p>
          </table:table-cell>
          <table:table-cell table:formula="of:=   INT (RAND() * 800 ) + 402" office:value-type="float" office:value="1158" calcext:value-type="float">
            <text:p>115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KAISER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38" calcext:value-type="float">
            <text:p>53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198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FREAK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31" calcext:value-type="float">
            <text:p>43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199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FREAK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70" calcext:value-type="float">
            <text:p>67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0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FREAK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093" calcext:value-type="float">
            <text:p>109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1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FREAK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2" calcext:value-type="float">
            <text:p>2</text:p>
          </table:table-cell>
          <table:table-cell table:formula="of:=   INT (RAND() * 800 ) + 402" office:value-type="float" office:value="942" calcext:value-type="float">
            <text:p>94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FREAK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67" calcext:value-type="float">
            <text:p>67</text:p>
          </table:table-cell>
          <table:table-cell table:formula="of:=   INT (RAND() * 800 ) + 402" office:value-type="float" office:value="508" calcext:value-type="float">
            <text:p>50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FREAK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" calcext:value-type="float">
            <text:p>1</text:p>
          </table:table-cell>
          <table:table-cell table:formula="of:=   INT (RAND() * 800 ) + 402" office:value-type="float" office:value="910" calcext:value-type="float">
            <text:p>91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S DE FOOTBALL PREDATOR FREAK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  INT (RAND() * 800 ) + 402" office:value-type="float" office:value="723" calcext:value-type="float">
            <text:p>723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20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540 CUIR FG NOIRE GRIS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3" calcext:value-type="float">
            <text:p>3</text:p>
          </table:table-cell>
          <table:table-cell table:formula="of:=   INT (RAND() * 800 ) + 402" office:value-type="float" office:value="1000" calcext:value-type="float">
            <text:p>100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540 CUIR FG NOIRE GRIS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5" calcext:value-type="float">
            <text:p>5</text:p>
          </table:table-cell>
          <table:table-cell table:formula="of:=   INT (RAND() * 800 ) + 402" office:value-type="float" office:value="801" calcext:value-type="float">
            <text:p>80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540 CUIR FG NOIRE GRIS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8" calcext:value-type="float">
            <text:p>88</text:p>
          </table:table-cell>
          <table:table-cell table:formula="of:=   INT (RAND() * 800 ) + 402" office:value-type="float" office:value="768" calcext:value-type="float">
            <text:p>76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540 CUIR FG NOIRE GRIS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3" calcext:value-type="float">
            <text:p>73</text:p>
          </table:table-cell>
          <table:table-cell table:formula="of:=   INT (RAND() * 800 ) + 402" office:value-type="float" office:value="632" calcext:value-type="float">
            <text:p>63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0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540 CUIR FG NOIRE GRIS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36" calcext:value-type="float">
            <text:p>36</text:p>
          </table:table-cell>
          <table:table-cell table:formula="of:=   INT (RAND() * 800 ) + 402" office:value-type="float" office:value="615" calcext:value-type="float">
            <text:p>61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540 CUIR FG NOIRE GRIS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" calcext:value-type="float">
            <text:p>7</text:p>
          </table:table-cell>
          <table:table-cell table:formula="of:=   INT (RAND() * 800 ) + 402" office:value-type="float" office:value="733" calcext:value-type="float">
            <text:p>73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AGILITY 540 CUIR FG NOIRE GRISE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70" calcext:value-type="float">
            <text:p>117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12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500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50" calcext:value-type="float">
            <text:p>50</text:p>
          </table:table-cell>
          <table:table-cell table:formula="of:=   INT (RAND() * 800 ) + 402" office:value-type="float" office:value="1092" calcext:value-type="float">
            <text:p>1092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1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500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8" calcext:value-type="float">
            <text:p>28</text:p>
          </table:table-cell>
          <table:table-cell table:formula="of:=   INT (RAND() * 800 ) + 402" office:value-type="float" office:value="910" calcext:value-type="float">
            <text:p>91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500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0" calcext:value-type="float">
            <text:p>70</text:p>
          </table:table-cell>
          <table:table-cell table:formula="of:=   INT (RAND() * 800 ) + 402" office:value-type="float" office:value="967" calcext:value-type="float">
            <text:p>96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500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2" calcext:value-type="float">
            <text:p>72</text:p>
          </table:table-cell>
          <table:table-cell table:formula="of:=   INT (RAND() * 800 ) + 402" office:value-type="float" office:value="714" calcext:value-type="float">
            <text:p>71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500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36" calcext:value-type="float">
            <text:p>36</text:p>
          </table:table-cell>
          <table:table-cell table:formula="of:=   INT (RAND() * 800 ) + 402" office:value-type="float" office:value="549" calcext:value-type="float">
            <text:p>54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500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5" calcext:value-type="float">
            <text:p>75</text:p>
          </table:table-cell>
          <table:table-cell table:formula="of:=   INT (RAND() * 800 ) + 402" office:value-type="float" office:value="564" calcext:value-type="float">
            <text:p>56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AGILITY 500 HG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33" calcext:value-type="float">
            <text:p>33</text:p>
          </table:table-cell>
          <table:table-cell table:formula="of:=   INT (RAND() * 800 ) + 402" office:value-type="float" office:value="711" calcext:value-type="float">
            <text:p>7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1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CLR FG BLANC E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41" calcext:value-type="float">
            <text:p>41</text:p>
          </table:table-cell>
          <table:table-cell table:formula="of:=   INT (RAND() * 800 ) + 402" office:value-type="float" office:value="669" calcext:value-type="float">
            <text:p>66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CLR FG BLANC E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4" calcext:value-type="float">
            <text:p>84</text:p>
          </table:table-cell>
          <table:table-cell table:formula="of:=   INT (RAND() * 800 ) + 402" office:value-type="float" office:value="785" calcext:value-type="float">
            <text:p>78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CLR FG BLANC E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93" calcext:value-type="float">
            <text:p>93</text:p>
          </table:table-cell>
          <table:table-cell table:formula="of:=   INT (RAND() * 800 ) + 402" office:value-type="float" office:value="1008" calcext:value-type="float">
            <text:p>1008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22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CLR FG BLANC E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17" calcext:value-type="float">
            <text:p>17</text:p>
          </table:table-cell>
          <table:table-cell table:formula="of:=   INT (RAND() * 800 ) + 402" office:value-type="float" office:value="484" calcext:value-type="float">
            <text:p>48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CLR FG BLANC E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95" calcext:value-type="float">
            <text:p>5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4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CLR FG BLANC E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9" calcext:value-type="float">
            <text:p>89</text:p>
          </table:table-cell>
          <table:table-cell table:formula="of:=   INT (RAND() * 800 ) + 402" office:value-type="float" office:value="762" calcext:value-type="float">
            <text:p>7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TERRAINS SECS CLR FG BLANC ET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32" calcext:value-type="float">
            <text:p>32</text:p>
          </table:table-cell>
          <table:table-cell table:formula="of:=   INT (RAND() * 800 ) + 402" office:value-type="float" office:value="469" calcext:value-type="float">
            <text:p>46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S DE FOOTBALL X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6" calcext:value-type="float">
            <text:p>36</text:p>
          </table:table-cell>
          <table:table-cell table:formula="of:=   INT (RAND() * 800 ) + 402" office:value-type="float" office:value="832" calcext:value-type="float">
            <text:p>83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DE FOOTBALL X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15" calcext:value-type="float">
            <text:p>41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8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DE FOOTBALL X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42" calcext:value-type="float">
            <text:p>42</text:p>
          </table:table-cell>
          <table:table-cell table:formula="of:=   INT (RAND() * 800 ) + 402" office:value-type="float" office:value="759" calcext:value-type="float">
            <text:p>75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2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DE FOOTBALL X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82" calcext:value-type="float">
            <text:p>82</text:p>
          </table:table-cell>
          <table:table-cell table:formula="of:=   INT (RAND() * 800 ) + 402" office:value-type="float" office:value="405" calcext:value-type="float">
            <text:p>40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S DE FOOTBALL X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39" calcext:value-type="float">
            <text:p>63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1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S DE FOOTBALL X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9" calcext:value-type="float">
            <text:p>99</text:p>
          </table:table-cell>
          <table:table-cell table:formula="of:=   INT (RAND() * 800 ) + 402" office:value-type="float" office:value="1084" calcext:value-type="float">
            <text:p>108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S DE FOOTBALL X .3 FG ADIDAS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20" calcext:value-type="float">
            <text:p>20</text:p>
          </table:table-cell>
          <table:table-cell table:formula="of:=   INT (RAND() * 800 ) + 402" office:value-type="float" office:value="796" calcext:value-type="float">
            <text:p>79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M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54" calcext:value-type="float">
            <text:p>54</text:p>
          </table:table-cell>
          <table:table-cell table:formula="of:=   INT (RAND() * 800 ) + 402" office:value-type="float" office:value="997" calcext:value-type="float">
            <text:p>99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M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75" calcext:value-type="float">
            <text:p>87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5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M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9" calcext:value-type="float">
            <text:p>99</text:p>
          </table:table-cell>
          <table:table-cell table:formula="of:=   INT (RAND() * 800 ) + 402" office:value-type="float" office:value="1140" calcext:value-type="float">
            <text:p>114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3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M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81" calcext:value-type="float">
            <text:p>81</text:p>
          </table:table-cell>
          <table:table-cell table:formula="of:=   INT (RAND() * 800 ) + 402" office:value-type="float" office:value="491" calcext:value-type="float">
            <text:p>49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M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44" calcext:value-type="float">
            <text:p>44</text:p>
          </table:table-cell>
          <table:table-cell table:formula="of:=   INT (RAND() * 800 ) + 402" office:value-type="float" office:value="444" calcext:value-type="float">
            <text:p>4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M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1" calcext:value-type="float">
            <text:p>91</text:p>
          </table:table-cell>
          <table:table-cell table:formula="of:=   INT (RAND() * 800 ) + 402" office:value-type="float" office:value="1166" calcext:value-type="float">
            <text:p>116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3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S DE FOOTBALL FUTURE 3.1 FG/MG PUMA 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75" calcext:value-type="float">
            <text:p>75</text:p>
          </table:table-cell>
          <table:table-cell table:formula="of:=   INT (RAND() * 800 ) + 402" office:value-type="float" office:value="661" calcext:value-type="float">
            <text:p>66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FIFTER 900 HG BLEUE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IFTER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01" calcext:value-type="float">
            <text:p>80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1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FIFTER 900 HG BLEUE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IFTER</text:p>
          </table:table-cell>
          <table:table-cell table:formula="of:= IF (RAND() * 100 &gt; 15; INT(RAND() * 100) ; 0 )" office:value-type="float" office:value="75" calcext:value-type="float">
            <text:p>75</text:p>
          </table:table-cell>
          <table:table-cell table:formula="of:=   INT (RAND() * 800 ) + 402" office:value-type="float" office:value="1070" calcext:value-type="float">
            <text:p>107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FIFTER 900 HG BLEUE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IFTER</text:p>
          </table:table-cell>
          <table:table-cell table:formula="of:= IF (RAND() * 100 &gt; 15; INT(RAND() * 100) ; 0 )" office:value-type="float" office:value="36" calcext:value-type="float">
            <text:p>36</text:p>
          </table:table-cell>
          <table:table-cell table:formula="of:=   INT (RAND() * 800 ) + 402" office:value-type="float" office:value="1195" calcext:value-type="float">
            <text:p>11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FIFTER 900 HG BLEUE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IFTER</text:p>
          </table:table-cell>
          <table:table-cell table:formula="of:= IF (RAND() * 100 &gt; 15; INT(RAND() * 100) ; 0 )" office:value-type="float" office:value="38" calcext:value-type="float">
            <text:p>38</text:p>
          </table:table-cell>
          <table:table-cell table:formula="of:=   INT (RAND() * 800 ) + 402" office:value-type="float" office:value="618" calcext:value-type="float">
            <text:p>618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4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FIFTER 900 HG BLEUE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IFTER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82" calcext:value-type="float">
            <text:p>118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5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FIFTER 900 HG BLEUE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IFTER</text:p>
          </table:table-cell>
          <table:table-cell table:formula="of:= IF (RAND() * 100 &gt; 15; INT(RAND() * 100) ; 0 )" office:value-type="float" office:value="66" calcext:value-type="float">
            <text:p>66</text:p>
          </table:table-cell>
          <table:table-cell table:formula="of:=   INT (RAND() * 800 ) + 402" office:value-type="float" office:value="811" calcext:value-type="float">
            <text:p>81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4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HAUSSURE DE FOOTBALL TERRAIN DUR FIFTER 900 HG BLEUE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IFTER</text:p>
          </table:table-cell>
          <table:table-cell table:formula="of:= IF (RAND() * 100 &gt; 15; INT(RAND() * 100) ; 0 )" office:value-type="float" office:value="32" calcext:value-type="float">
            <text:p>32</text:p>
          </table:table-cell>
          <table:table-cell table:formula="of:=   INT (RAND() * 800 ) + 402" office:value-type="float" office:value="1056" calcext:value-type="float">
            <text:p>105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tbal sho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RASSIERE DE SPORT POUR PROTHESE MAMMAIRE JOG KOKOON PLUS NOIR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60" calcext:value-type="float">
            <text:p>60</text:p>
          </table:table-cell>
          <table:table-cell table:formula="of:=   INT (RAND() * 800 ) + 402" office:value-type="float" office:value="404" calcext:value-type="float">
            <text:p>404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4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BRASSIERE DE SPORT POUR PROTHESE MAMMAIRE JOG KOKOON PLUS NOIR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23" calcext:value-type="float">
            <text:p>52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49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RASSIERE DE SPORT POUR PROTHESE MAMMAIRE JOG KOKOON PLUS NOIR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82" calcext:value-type="float">
            <text:p>82</text:p>
          </table:table-cell>
          <table:table-cell table:formula="of:=   INT (RAND() * 800 ) + 402" office:value-type="float" office:value="506" calcext:value-type="float">
            <text:p>50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RASSIERE DE SPORT POUR PROTHESE MAMMAIRE JOG KOKOON PLUS NOIR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66" calcext:value-type="float">
            <text:p>46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1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BRASSIERE DE SPORT POUR PROTHESE MAMMAIRE JOG KOKOON PLUS NOIR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52" calcext:value-type="float">
            <text:p>52</text:p>
          </table:table-cell>
          <table:table-cell table:formula="of:=   INT (RAND() * 800 ) + 402" office:value-type="float" office:value="769" calcext:value-type="float">
            <text:p>76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RASSIERE DE SPORT POUR PROTHESE MAMMAIRE JOG KOKOON PLUS NOIR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3" calcext:value-type="float">
            <text:p>3</text:p>
          </table:table-cell>
          <table:table-cell table:formula="of:=   INT (RAND() * 800 ) + 402" office:value-type="float" office:value="651" calcext:value-type="float">
            <text:p>65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23" calcext:value-type="float">
            <text:p>23</text:p>
          </table:table-cell>
          <table:table-cell table:formula="of:=   INT (RAND() * 800 ) + 402" office:value-type="float" office:value="1098" calcext:value-type="float">
            <text:p>10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3" calcext:value-type="float">
            <text:p>33</text:p>
          </table:table-cell>
          <table:table-cell table:formula="of:=   INT (RAND() * 800 ) + 402" office:value-type="float" office:value="805" calcext:value-type="float">
            <text:p>80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81" calcext:value-type="float">
            <text:p>81</text:p>
          </table:table-cell>
          <table:table-cell table:formula="of:=   INT (RAND() * 800 ) + 402" office:value-type="float" office:value="1053" calcext:value-type="float">
            <text:p>1053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25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2" calcext:value-type="float">
            <text:p>2</text:p>
          </table:table-cell>
          <table:table-cell table:formula="of:=   INT (RAND() * 800 ) + 402" office:value-type="float" office:value="970" calcext:value-type="float">
            <text:p>97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5" calcext:value-type="float">
            <text:p>35</text:p>
          </table:table-cell>
          <table:table-cell table:formula="of:=   INT (RAND() * 800 ) + 402" office:value-type="float" office:value="954" calcext:value-type="float">
            <text:p>95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3 STRIPES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" calcext:value-type="float">
            <text:p>3</text:p>
          </table:table-cell>
          <table:table-cell table:formula="of:=   INT (RAND() * 800 ) + 402" office:value-type="float" office:value="865" calcext:value-type="float">
            <text:p>86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5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ANDALES DE RANDONNÉE N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76" calcext:value-type="float">
            <text:p>76</text:p>
          </table:table-cell>
          <table:table-cell table:formula="of:=   INT (RAND() * 800 ) + 402" office:value-type="float" office:value="1177" calcext:value-type="float">
            <text:p>117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ANDALES DE RANDONNÉE N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17" calcext:value-type="float">
            <text:p>61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1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ANDALES DE RANDONNÉE N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41" calcext:value-type="float">
            <text:p>41</text:p>
          </table:table-cell>
          <table:table-cell table:formula="of:=   INT (RAND() * 800 ) + 402" office:value-type="float" office:value="1061" calcext:value-type="float">
            <text:p>1061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26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ANDALES DE RANDONNÉE N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15" calcext:value-type="float">
            <text:p>41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3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NDALES DE RANDONNÉE N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20" calcext:value-type="float">
            <text:p>20</text:p>
          </table:table-cell>
          <table:table-cell table:formula="of:=   INT (RAND() * 800 ) + 402" office:value-type="float" office:value="647" calcext:value-type="float">
            <text:p>64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NDALES DE RANDONNÉE N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60" calcext:value-type="float">
            <text:p>60</text:p>
          </table:table-cell>
          <table:table-cell table:formula="of:=   INT (RAND() * 800 ) + 402" office:value-type="float" office:value="416" calcext:value-type="float">
            <text:p>41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ANDALES DE RANDONNÉE NH1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98" calcext:value-type="float">
            <text:p>98</text:p>
          </table:table-cell>
          <table:table-cell table:formula="of:=   INT (RAND() * 800 ) + 402" office:value-type="float" office:value="889" calcext:value-type="float">
            <text:p>88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RUNNING ASICS GEL GLYDE 3 NOIRE 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62" calcext:value-type="float">
            <text:p>62</text:p>
          </table:table-cell>
          <table:table-cell table:formula="of:=   INT (RAND() * 800 ) + 402" office:value-type="float" office:value="454" calcext:value-type="float">
            <text:p>454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6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 DE RUNNING ASICS GEL GLYDE 3 NOIRE 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81" calcext:value-type="float">
            <text:p>81</text:p>
          </table:table-cell>
          <table:table-cell table:formula="of:=   INT (RAND() * 800 ) + 402" office:value-type="float" office:value="998" calcext:value-type="float">
            <text:p>9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 DE RUNNING ASICS GEL GLYDE 3 NOIRE 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63" calcext:value-type="float">
            <text:p>63</text:p>
          </table:table-cell>
          <table:table-cell table:formula="of:=   INT (RAND() * 800 ) + 402" office:value-type="float" office:value="598" calcext:value-type="float">
            <text:p>5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6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 DE RUNNING ASICS GEL GLYDE 3 NOIRE 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85" calcext:value-type="float">
            <text:p>85</text:p>
          </table:table-cell>
          <table:table-cell table:formula="of:=   INT (RAND() * 800 ) + 402" office:value-type="float" office:value="626" calcext:value-type="float">
            <text:p>62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 DE RUNNING ASICS GEL GLYDE 3 NOIRE 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15" calcext:value-type="float">
            <text:p>15</text:p>
          </table:table-cell>
          <table:table-cell table:formula="of:=   INT (RAND() * 800 ) + 402" office:value-type="float" office:value="1163" calcext:value-type="float">
            <text:p>116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RUNNING ASICS GEL GLYDE 3 NOIRE 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65" calcext:value-type="float">
            <text:p>65</text:p>
          </table:table-cell>
          <table:table-cell table:formula="of:=   INT (RAND() * 800 ) + 402" office:value-type="float" office:value="631" calcext:value-type="float">
            <text:p>63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7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RUNNING ASICS GEL GLYDE 3 NOIRE 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94" calcext:value-type="float">
            <text:p>94</text:p>
          </table:table-cell>
          <table:table-cell table:formula="of:=   INT (RAND() * 800 ) + 402" office:value-type="float" office:value="1166" calcext:value-type="float">
            <text:p>116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RUNNING ASICS GEL WINDHAWK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4" calcext:value-type="float">
            <text:p>4</text:p>
          </table:table-cell>
          <table:table-cell table:formula="of:=   INT (RAND() * 800 ) + 402" office:value-type="float" office:value="1170" calcext:value-type="float">
            <text:p>117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S RUNNING ASICS GEL WINDHAWK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63" calcext:value-type="float">
            <text:p>63</text:p>
          </table:table-cell>
          <table:table-cell table:formula="of:=   INT (RAND() * 800 ) + 402" office:value-type="float" office:value="528" calcext:value-type="float">
            <text:p>52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S RUNNING ASICS GEL WINDHAWK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14" calcext:value-type="float">
            <text:p>14</text:p>
          </table:table-cell>
          <table:table-cell table:formula="of:=   INT (RAND() * 800 ) + 402" office:value-type="float" office:value="876" calcext:value-type="float">
            <text:p>87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S RUNNING ASICS GEL WINDHAWK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97" calcext:value-type="float">
            <text:p>97</text:p>
          </table:table-cell>
          <table:table-cell table:formula="of:=   INT (RAND() * 800 ) + 402" office:value-type="float" office:value="520" calcext:value-type="float">
            <text:p>52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7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S RUNNING ASICS GEL WINDHAWK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55" calcext:value-type="float">
            <text:p>55</text:p>
          </table:table-cell>
          <table:table-cell table:formula="of:=   INT (RAND() * 800 ) + 402" office:value-type="float" office:value="720" calcext:value-type="float">
            <text:p>72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RUNNING ASICS GEL WINDHAWK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60" calcext:value-type="float">
            <text:p>116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79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RUNNING ASICS GEL WINDHAWK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89" calcext:value-type="float">
            <text:p>89</text:p>
          </table:table-cell>
          <table:table-cell table:formula="of:=   INT (RAND() * 800 ) + 402" office:value-type="float" office:value="814" calcext:value-type="float">
            <text:p>81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DE RUNNING ADIDAS DURAMO BLEU MARIN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2" calcext:value-type="float">
            <text:p>2</text:p>
          </table:table-cell>
          <table:table-cell table:formula="of:=   INT (RAND() * 800 ) + 402" office:value-type="float" office:value="590" calcext:value-type="float">
            <text:p>59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S DE RUNNING ADIDAS DURAMO BLEU MARIN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58" calcext:value-type="float">
            <text:p>58</text:p>
          </table:table-cell>
          <table:table-cell table:formula="of:=   INT (RAND() * 800 ) + 402" office:value-type="float" office:value="746" calcext:value-type="float">
            <text:p>74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S DE RUNNING ADIDAS DURAMO BLEU MARIN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6" calcext:value-type="float">
            <text:p>6</text:p>
          </table:table-cell>
          <table:table-cell table:formula="of:=   INT (RAND() * 800 ) + 402" office:value-type="float" office:value="439" calcext:value-type="float">
            <text:p>43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S DE RUNNING ADIDAS DURAMO BLEU MARIN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9" calcext:value-type="float">
            <text:p>19</text:p>
          </table:table-cell>
          <table:table-cell table:formula="of:=   INT (RAND() * 800 ) + 402" office:value-type="float" office:value="553" calcext:value-type="float">
            <text:p>55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8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S DE RUNNING ADIDAS DURAMO BLEU MARIN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7" calcext:value-type="float">
            <text:p>97</text:p>
          </table:table-cell>
          <table:table-cell table:formula="of:=   INT (RAND() * 800 ) + 402" office:value-type="float" office:value="1159" calcext:value-type="float">
            <text:p>115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DE RUNNING ADIDAS DURAMO BLEU MARIN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75" calcext:value-type="float">
            <text:p>75</text:p>
          </table:table-cell>
          <table:table-cell table:formula="of:=   INT (RAND() * 800 ) + 402" office:value-type="float" office:value="609" calcext:value-type="float">
            <text:p>60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DE RUNNING ADIDAS DURAMO BLEU MARIN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89" calcext:value-type="float">
            <text:p>89</text:p>
          </table:table-cell>
          <table:table-cell table:formula="of:=   INT (RAND() * 800 ) + 402" office:value-type="float" office:value="618" calcext:value-type="float">
            <text:p>61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120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65" calcext:value-type="float">
            <text:p>65</text:p>
          </table:table-cell>
          <table:table-cell table:formula="of:=   INT (RAND() * 800 ) + 402" office:value-type="float" office:value="1183" calcext:value-type="float">
            <text:p>118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120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5" calcext:value-type="float">
            <text:p>5</text:p>
          </table:table-cell>
          <table:table-cell table:formula="of:=   INT (RAND() * 800 ) + 402" office:value-type="float" office:value="433" calcext:value-type="float">
            <text:p>43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8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120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  INT (RAND() * 800 ) + 402" office:value-type="float" office:value="855" calcext:value-type="float">
            <text:p>85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120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53" calcext:value-type="float">
            <text:p>53</text:p>
          </table:table-cell>
          <table:table-cell table:formula="of:=   INT (RAND() * 800 ) + 402" office:value-type="float" office:value="495" calcext:value-type="float">
            <text:p>4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120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17" calcext:value-type="float">
            <text:p>17</text:p>
          </table:table-cell>
          <table:table-cell table:formula="of:=   INT (RAND() * 800 ) + 402" office:value-type="float" office:value="453" calcext:value-type="float">
            <text:p>45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29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VESTE POLAIRE DE RANDONNÉE MONTAGNE MH120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25" calcext:value-type="float">
            <text:p>112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3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leece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LINEAR NOIR</text:p>
          </table:table-cell>
          <table:table-cell office:value-type="string" calcext:value-type="string">
            <text:p>PILATES, GYM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7" calcext:value-type="float">
            <text:p>17</text:p>
          </table:table-cell>
          <table:table-cell table:formula="of:=   INT (RAND() * 800 ) + 402" office:value-type="float" office:value="1060" calcext:value-type="float">
            <text:p>106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LINEAR NOIR</text:p>
          </table:table-cell>
          <table:table-cell office:value-type="string" calcext:value-type="string">
            <text:p>PILATES, GYM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43" calcext:value-type="float">
            <text:p>43</text:p>
          </table:table-cell>
          <table:table-cell table:formula="of:=   INT (RAND() * 800 ) + 402" office:value-type="float" office:value="1154" calcext:value-type="float">
            <text:p>115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LINEAR NOIR</text:p>
          </table:table-cell>
          <table:table-cell office:value-type="string" calcext:value-type="string">
            <text:p>PILATES, GYM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84" calcext:value-type="float">
            <text:p>84</text:p>
          </table:table-cell>
          <table:table-cell table:formula="of:=   INT (RAND() * 800 ) + 402" office:value-type="float" office:value="936" calcext:value-type="float">
            <text:p>93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LINEAR NOIR</text:p>
          </table:table-cell>
          <table:table-cell office:value-type="string" calcext:value-type="string">
            <text:p>PILATES, GYM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75" calcext:value-type="float">
            <text:p>75</text:p>
          </table:table-cell>
          <table:table-cell table:formula="of:=   INT (RAND() * 800 ) + 402" office:value-type="float" office:value="695" calcext:value-type="float">
            <text:p>6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LINEAR NOIR</text:p>
          </table:table-cell>
          <table:table-cell office:value-type="string" calcext:value-type="string">
            <text:p>PILATES, GYM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61" calcext:value-type="float">
            <text:p>56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8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PANTALON JOGGING ADIDAS FITNESS LINEAR NOIR</text:p>
          </table:table-cell>
          <table:table-cell office:value-type="string" calcext:value-type="string">
            <text:p>PILATES, GYM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59" calcext:value-type="float">
            <text:p>59</text:p>
          </table:table-cell>
          <table:table-cell table:formula="of:=   INT (RAND() * 800 ) + 402" office:value-type="float" office:value="515" calcext:value-type="float">
            <text:p>51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29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JUPE SHORT DE RANDONNÉE NATURE NH5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97" calcext:value-type="float">
            <text:p>97</text:p>
          </table:table-cell>
          <table:table-cell table:formula="of:=   INT (RAND() * 800 ) + 402" office:value-type="float" office:value="1144" calcext:value-type="float">
            <text:p>11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sk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JUPE SHORT DE RANDONNÉE NATURE NH5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24" calcext:value-type="float">
            <text:p>24</text:p>
          </table:table-cell>
          <table:table-cell table:formula="of:=   INT (RAND() * 800 ) + 402" office:value-type="float" office:value="703" calcext:value-type="float">
            <text:p>70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sk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PE SHORT DE RANDONNÉE NATURE NH5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73" calcext:value-type="float">
            <text:p>73</text:p>
          </table:table-cell>
          <table:table-cell table:formula="of:=   INT (RAND() * 800 ) + 402" office:value-type="float" office:value="1168" calcext:value-type="float">
            <text:p>116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sk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JUPE SHORT DE RANDONNÉE NATURE NH5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48" calcext:value-type="float">
            <text:p>48</text:p>
          </table:table-cell>
          <table:table-cell table:formula="of:=   INT (RAND() * 800 ) + 402" office:value-type="float" office:value="1027" calcext:value-type="float">
            <text:p>102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sk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JUPE SHORT DE RANDONNÉE NATURE NH5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68" calcext:value-type="float">
            <text:p>68</text:p>
          </table:table-cell>
          <table:table-cell table:formula="of:=   INT (RAND() * 800 ) + 402" office:value-type="float" office:value="791" calcext:value-type="float">
            <text:p>79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sk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JUPE SHORT DE RANDONNÉE NATURE NH50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84" calcext:value-type="float">
            <text:p>84</text:p>
          </table:table-cell>
          <table:table-cell table:formula="of:=   INT (RAND() * 800 ) + 402" office:value-type="float" office:value="1055" calcext:value-type="float">
            <text:p>105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rt sk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EMELLES CONNECTÉES DIGITSOLE SMART INSOLES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DIGITSOLE</text:p>
          </table:table-cell>
          <table:table-cell table:formula="of:= IF (RAND() * 100 &gt; 15; INT(RAND() * 100) ; 0 )" office:value-type="float" office:value="53" calcext:value-type="float">
            <text:p>53</text:p>
          </table:table-cell>
          <table:table-cell table:formula="of:=   INT (RAND() * 800 ) + 402" office:value-type="float" office:value="603" calcext:value-type="float">
            <text:p>60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l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EMELLES CONNECTÉES DIGITSOLE SMART INSOLES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DIGITSOLE</text:p>
          </table:table-cell>
          <table:table-cell table:formula="of:= IF (RAND() * 100 &gt; 15; INT(RAND() * 100) ; 0 )" office:value-type="float" office:value="60" calcext:value-type="float">
            <text:p>60</text:p>
          </table:table-cell>
          <table:table-cell table:formula="of:=   INT (RAND() * 800 ) + 402" office:value-type="float" office:value="645" calcext:value-type="float">
            <text:p>645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30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l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EMELLES CONNECTÉES DIGITSOLE SMART INSOLES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DIGITSOLE</text:p>
          </table:table-cell>
          <table:table-cell table:formula="of:= IF (RAND() * 100 &gt; 15; INT(RAND() * 100) ; 0 )" office:value-type="float" office:value="26" calcext:value-type="float">
            <text:p>26</text:p>
          </table:table-cell>
          <table:table-cell table:formula="of:=   INT (RAND() * 800 ) + 402" office:value-type="float" office:value="943" calcext:value-type="float">
            <text:p>94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l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EMELLES CONNECTÉES DIGITSOLE SMART INSOLES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DIGITSOLE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  INT (RAND() * 800 ) + 402" office:value-type="float" office:value="857" calcext:value-type="float">
            <text:p>8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0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l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EMELLES CONNECTÉES DIGITSOLE SMART INSOLES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DIGITSOLE</text:p>
          </table:table-cell>
          <table:table-cell table:formula="of:= IF (RAND() * 100 &gt; 15; INT(RAND() * 100) ; 0 )" office:value-type="float" office:value="29" calcext:value-type="float">
            <text:p>29</text:p>
          </table:table-cell>
          <table:table-cell table:formula="of:=   INT (RAND() * 800 ) + 402" office:value-type="float" office:value="1149" calcext:value-type="float">
            <text:p>114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l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EMELLES CONNECTÉES DIGITSOLE SMART INSOLES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DIGITSOLE</text:p>
          </table:table-cell>
          <table:table-cell table:formula="of:= IF (RAND() * 100 &gt; 15; INT(RAND() * 100) ; 0 )" office:value-type="float" office:value="49" calcext:value-type="float">
            <text:p>49</text:p>
          </table:table-cell>
          <table:table-cell table:formula="of:=   INT (RAND() * 800 ) + 402" office:value-type="float" office:value="981" calcext:value-type="float">
            <text:p>98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1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l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EMELLES CONNECTÉES DIGITSOLE SMART INSOLES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DIGITSOLE</text:p>
          </table:table-cell>
          <table:table-cell table:formula="of:= IF (RAND() * 100 &gt; 15; INT(RAND() * 100) ; 0 )" office:value-type="float" office:value="27" calcext:value-type="float">
            <text:p>27</text:p>
          </table:table-cell>
          <table:table-cell table:formula="of:=   INT (RAND() * 800 ) + 402" office:value-type="float" office:value="895" calcext:value-type="float">
            <text:p>8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l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DE TRAIL RUNNING POUR MT CUSHION CORAIL NOIR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57" calcext:value-type="float">
            <text:p>57</text:p>
          </table:table-cell>
          <table:table-cell table:formula="of:=   INT (RAND() * 800 ) + 402" office:value-type="float" office:value="945" calcext:value-type="float">
            <text:p>94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 DE TRAIL RUNNING POUR MT CUSHION CORAIL NOIR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94" calcext:value-type="float">
            <text:p>94</text:p>
          </table:table-cell>
          <table:table-cell table:formula="of:=   INT (RAND() * 800 ) + 402" office:value-type="float" office:value="655" calcext:value-type="float">
            <text:p>655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1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 DE TRAIL RUNNING POUR MT CUSHION CORAIL NOIR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49" calcext:value-type="float">
            <text:p>49</text:p>
          </table:table-cell>
          <table:table-cell table:formula="of:=   INT (RAND() * 800 ) + 402" office:value-type="float" office:value="413" calcext:value-type="float">
            <text:p>41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1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 DE TRAIL RUNNING POUR MT CUSHION CORAIL NOIR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7" calcext:value-type="float">
            <text:p>7</text:p>
          </table:table-cell>
          <table:table-cell table:formula="of:=   INT (RAND() * 800 ) + 402" office:value-type="float" office:value="954" calcext:value-type="float">
            <text:p>95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 DE TRAIL RUNNING POUR MT CUSHION CORAIL NOIR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07" calcext:value-type="float">
            <text:p>110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7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DE TRAIL RUNNING POUR MT CUSHION CORAIL NOIR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15" calcext:value-type="float">
            <text:p>111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8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DE TRAIL RUNNING POUR MT CUSHION CORAIL NOIR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09" calcext:value-type="float">
            <text:p>70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19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MARCHE SPORTIVE FLEX APPEAL BLEU / ROSE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SKECHERS</text:p>
          </table:table-cell>
          <table:table-cell table:formula="of:= IF (RAND() * 100 &gt; 15; INT(RAND() * 100) ; 0 )" office:value-type="float" office:value="17" calcext:value-type="float">
            <text:p>17</text:p>
          </table:table-cell>
          <table:table-cell table:formula="of:=   INT (RAND() * 800 ) + 402" office:value-type="float" office:value="886" calcext:value-type="float">
            <text:p>886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2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S MARCHE SPORTIVE FLEX APPEAL BLEU / ROSE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SKECHERS</text:p>
          </table:table-cell>
          <table:table-cell table:formula="of:= IF (RAND() * 100 &gt; 15; INT(RAND() * 100) ; 0 )" office:value-type="float" office:value="22" calcext:value-type="float">
            <text:p>22</text:p>
          </table:table-cell>
          <table:table-cell table:formula="of:=   INT (RAND() * 800 ) + 402" office:value-type="float" office:value="1045" calcext:value-type="float">
            <text:p>104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2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S MARCHE SPORTIVE FLEX APPEAL BLEU / ROSE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SKECHER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030" calcext:value-type="float">
            <text:p>103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22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S MARCHE SPORTIVE FLEX APPEAL BLEU / ROSE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SKECHERS</text:p>
          </table:table-cell>
          <table:table-cell table:formula="of:= IF (RAND() * 100 &gt; 15; INT(RAND() * 100) ; 0 )" office:value-type="float" office:value="34" calcext:value-type="float">
            <text:p>34</text:p>
          </table:table-cell>
          <table:table-cell table:formula="of:=   INT (RAND() * 800 ) + 402" office:value-type="float" office:value="1155" calcext:value-type="float">
            <text:p>115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2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S MARCHE SPORTIVE FLEX APPEAL BLEU / ROSE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SKECHERS</text:p>
          </table:table-cell>
          <table:table-cell table:formula="of:= IF (RAND() * 100 &gt; 15; INT(RAND() * 100) ; 0 )" office:value-type="float" office:value="2" calcext:value-type="float">
            <text:p>2</text:p>
          </table:table-cell>
          <table:table-cell table:formula="of:=   INT (RAND() * 800 ) + 402" office:value-type="float" office:value="534" calcext:value-type="float">
            <text:p>534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2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MARCHE SPORTIVE FLEX APPEAL BLEU / ROSE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SKECHERS</text:p>
          </table:table-cell>
          <table:table-cell table:formula="of:= IF (RAND() * 100 &gt; 15; INT(RAND() * 100) ; 0 )" office:value-type="float" office:value="78" calcext:value-type="float">
            <text:p>78</text:p>
          </table:table-cell>
          <table:table-cell table:formula="of:=   INT (RAND() * 800 ) + 402" office:value-type="float" office:value="661" calcext:value-type="float">
            <text:p>66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2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MARCHE SPORTIVE FLEX APPEAL BLEU / ROSE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SKECHERS</text:p>
          </table:table-cell>
          <table:table-cell table:formula="of:= IF (RAND() * 100 &gt; 15; INT(RAND() * 100) ; 0 )" office:value-type="float" office:value="35" calcext:value-type="float">
            <text:p>35</text:p>
          </table:table-cell>
          <table:table-cell table:formula="of:=   INT (RAND() * 800 ) + 402" office:value-type="float" office:value="1030" calcext:value-type="float">
            <text:p>103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2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TRAIL RUNNING POUR TR2 NOIR ROSE BLEU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55" calcext:value-type="float">
            <text:p>55</text:p>
          </table:table-cell>
          <table:table-cell table:formula="of:=   INT (RAND() * 800 ) + 402" office:value-type="float" office:value="1131" calcext:value-type="float">
            <text:p>113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2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S TRAIL RUNNING POUR TR2 NOIR ROSE BLEU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22" calcext:value-type="float">
            <text:p>22</text:p>
          </table:table-cell>
          <table:table-cell table:formula="of:=   INT (RAND() * 800 ) + 402" office:value-type="float" office:value="985" calcext:value-type="float">
            <text:p>98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2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S TRAIL RUNNING POUR TR2 NOIR ROSE BLEU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77" calcext:value-type="float">
            <text:p>77</text:p>
          </table:table-cell>
          <table:table-cell table:formula="of:=   INT (RAND() * 800 ) + 402" office:value-type="float" office:value="531" calcext:value-type="float">
            <text:p>53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2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S TRAIL RUNNING POUR TR2 NOIR ROSE BLEU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56" calcext:value-type="float">
            <text:p>56</text:p>
          </table:table-cell>
          <table:table-cell table:formula="of:=   INT (RAND() * 800 ) + 402" office:value-type="float" office:value="933" calcext:value-type="float">
            <text:p>93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S TRAIL RUNNING POUR TR2 NOIR ROSE BLEU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78" calcext:value-type="float">
            <text:p>78</text:p>
          </table:table-cell>
          <table:table-cell table:formula="of:=   INT (RAND() * 800 ) + 402" office:value-type="float" office:value="820" calcext:value-type="float">
            <text:p>82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TRAIL RUNNING POUR TR2 NOIR ROSE BLEU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50" calcext:value-type="float">
            <text:p>50</text:p>
          </table:table-cell>
          <table:table-cell table:formula="of:=   INT (RAND() * 800 ) + 402" office:value-type="float" office:value="1109" calcext:value-type="float">
            <text:p>110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TRAIL RUNNING POUR TR2 NOIR ROSE BLEU</text:p>
          </table:table-cell>
          <table:table-cell office:value-type="string" calcext:value-type="string">
            <text:p>TRAIL RUNNING</text:p>
          </table:table-cell>
          <table:table-cell office:value-type="string" calcext:value-type="string">
            <text:p>EVADICT</text:p>
          </table:table-cell>
          <table:table-cell table:formula="of:= IF (RAND() * 100 &gt; 15; INT(RAND() * 100) ; 0 )" office:value-type="float" office:value="65" calcext:value-type="float">
            <text:p>65</text:p>
          </table:table-cell>
          <table:table-cell table:formula="of:=   INT (RAND() * 800 ) + 402" office:value-type="float" office:value="422" calcext:value-type="float">
            <text:p>42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 RUN CONFORT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68" calcext:value-type="float">
            <text:p>68</text:p>
          </table:table-cell>
          <table:table-cell table:formula="of:=   INT (RAND() * 800 ) + 402" office:value-type="float" office:value="1191" calcext:value-type="float">
            <text:p>119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 RUN CONFORT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2" calcext:value-type="float">
            <text:p>2</text:p>
          </table:table-cell>
          <table:table-cell table:formula="of:=   INT (RAND() * 800 ) + 402" office:value-type="float" office:value="731" calcext:value-type="float">
            <text:p>73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 RUN CONFORT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30" calcext:value-type="float">
            <text:p>30</text:p>
          </table:table-cell>
          <table:table-cell table:formula="of:=   INT (RAND() * 800 ) + 402" office:value-type="float" office:value="892" calcext:value-type="float">
            <text:p>89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 RUN CONFORT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49" calcext:value-type="float">
            <text:p>49</text:p>
          </table:table-cell>
          <table:table-cell table:formula="of:=   INT (RAND() * 800 ) + 402" office:value-type="float" office:value="414" calcext:value-type="float">
            <text:p>41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 RUN CONFORT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70" calcext:value-type="float">
            <text:p>70</text:p>
          </table:table-cell>
          <table:table-cell table:formula="of:=   INT (RAND() * 800 ) + 402" office:value-type="float" office:value="994" calcext:value-type="float">
            <text:p>99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 RUN CONFORT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11" calcext:value-type="float">
            <text:p>11</text:p>
          </table:table-cell>
          <table:table-cell table:formula="of:=   INT (RAND() * 800 ) + 402" office:value-type="float" office:value="502" calcext:value-type="float">
            <text:p>50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3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 RUN CONFORT 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15" calcext:value-type="float">
            <text:p>15</text:p>
          </table:table-cell>
          <table:table-cell table:formula="of:=   INT (RAND() * 800 ) + 402" office:value-type="float" office:value="488" calcext:value-type="float">
            <text:p>48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MARCHE URBAINE SOFT 140 MESH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NEWFEEL</text:p>
          </table:table-cell>
          <table:table-cell table:formula="of:= IF (RAND() * 100 &gt; 15; INT(RAND() * 100) ; 0 )" office:value-type="float" office:value="14" calcext:value-type="float">
            <text:p>14</text:p>
          </table:table-cell>
          <table:table-cell table:formula="of:=   INT (RAND() * 800 ) + 402" office:value-type="float" office:value="1131" calcext:value-type="float">
            <text:p>113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S MARCHE URBAINE SOFT 140 MESH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NEWFEEL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  INT (RAND() * 800 ) + 402" office:value-type="float" office:value="676" calcext:value-type="float">
            <text:p>67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S MARCHE URBAINE SOFT 140 MESH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NEWFEEL</text:p>
          </table:table-cell>
          <table:table-cell table:formula="of:= IF (RAND() * 100 &gt; 15; INT(RAND() * 100) ; 0 )" office:value-type="float" office:value="54" calcext:value-type="float">
            <text:p>54</text:p>
          </table:table-cell>
          <table:table-cell table:formula="of:=   INT (RAND() * 800 ) + 402" office:value-type="float" office:value="682" calcext:value-type="float">
            <text:p>68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S MARCHE URBAINE SOFT 140 MESH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NEWFEE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19" calcext:value-type="float">
            <text:p>51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4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S MARCHE URBAINE SOFT 140 MESH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NEWFEEL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  INT (RAND() * 800 ) + 402" office:value-type="float" office:value="447" calcext:value-type="float">
            <text:p>44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MARCHE URBAINE SOFT 140 MESH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NEWFEEL</text:p>
          </table:table-cell>
          <table:table-cell table:formula="of:= IF (RAND() * 100 &gt; 15; INT(RAND() * 100) ; 0 )" office:value-type="float" office:value="57" calcext:value-type="float">
            <text:p>57</text:p>
          </table:table-cell>
          <table:table-cell table:formula="of:=   INT (RAND() * 800 ) + 402" office:value-type="float" office:value="979" calcext:value-type="float">
            <text:p>97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MARCHE URBAINE SOFT 140 MESH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NEWFEE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03" calcext:value-type="float">
            <text:p>80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7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NDALES DE RANDONNÉE JACARDIA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MERREL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29" calcext:value-type="float">
            <text:p>112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48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ANDALES DE RANDONNÉE JACARDIA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MERRELL</text:p>
          </table:table-cell>
          <table:table-cell table:formula="of:= IF (RAND() * 100 &gt; 15; INT(RAND() * 100) ; 0 )" office:value-type="float" office:value="23" calcext:value-type="float">
            <text:p>23</text:p>
          </table:table-cell>
          <table:table-cell table:formula="of:=   INT (RAND() * 800 ) + 402" office:value-type="float" office:value="1133" calcext:value-type="float">
            <text:p>113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4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ANDALES DE RANDONNÉE JACARDIA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MERRELL</text:p>
          </table:table-cell>
          <table:table-cell table:formula="of:= IF (RAND() * 100 &gt; 15; INT(RAND() * 100) ; 0 )" office:value-type="float" office:value="47" calcext:value-type="float">
            <text:p>47</text:p>
          </table:table-cell>
          <table:table-cell table:formula="of:=   INT (RAND() * 800 ) + 402" office:value-type="float" office:value="825" calcext:value-type="float">
            <text:p>82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ANDALES DE RANDONNÉE JACARDIA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MERRELL</text:p>
          </table:table-cell>
          <table:table-cell table:formula="of:= IF (RAND() * 100 &gt; 15; INT(RAND() * 100) ; 0 )" office:value-type="float" office:value="67" calcext:value-type="float">
            <text:p>67</text:p>
          </table:table-cell>
          <table:table-cell table:formula="of:=   INT (RAND() * 800 ) + 402" office:value-type="float" office:value="631" calcext:value-type="float">
            <text:p>63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NDALES DE RANDONNÉE JACARDIA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MERREL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22" calcext:value-type="float">
            <text:p>62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2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NDALES DE RANDONNÉE JACARDIA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MERRELL</text:p>
          </table:table-cell>
          <table:table-cell table:formula="of:= IF (RAND() * 100 &gt; 15; INT(RAND() * 100) ; 0 )" office:value-type="float" office:value="1" calcext:value-type="float">
            <text:p>1</text:p>
          </table:table-cell>
          <table:table-cell table:formula="of:=   INT (RAND() * 800 ) + 402" office:value-type="float" office:value="819" calcext:value-type="float">
            <text:p>819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35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ANDALES DE RANDONNÉE JACARDIA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MERRELL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86" calcext:value-type="float">
            <text:p>58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4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JOGGING RUN ACTIV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24" calcext:value-type="float">
            <text:p>112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5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S JOGGING RUN ACTIV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23" calcext:value-type="float">
            <text:p>23</text:p>
          </table:table-cell>
          <table:table-cell table:formula="of:=   INT (RAND() * 800 ) + 402" office:value-type="float" office:value="455" calcext:value-type="float">
            <text:p>45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S JOGGING RUN ACTIV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37" calcext:value-type="float">
            <text:p>37</text:p>
          </table:table-cell>
          <table:table-cell table:formula="of:=   INT (RAND() * 800 ) + 402" office:value-type="float" office:value="861" calcext:value-type="float">
            <text:p>86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S JOGGING RUN ACTIV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59" calcext:value-type="float">
            <text:p>59</text:p>
          </table:table-cell>
          <table:table-cell table:formula="of:=   INT (RAND() * 800 ) + 402" office:value-type="float" office:value="530" calcext:value-type="float">
            <text:p>53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S JOGGING RUN ACTIV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33" calcext:value-type="float">
            <text:p>33</text:p>
          </table:table-cell>
          <table:table-cell table:formula="of:=   INT (RAND() * 800 ) + 402" office:value-type="float" office:value="528" calcext:value-type="float">
            <text:p>52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5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JOGGING RUN ACTIV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59" calcext:value-type="float">
            <text:p>59</text:p>
          </table:table-cell>
          <table:table-cell table:formula="of:=   INT (RAND() * 800 ) + 402" office:value-type="float" office:value="483" calcext:value-type="float">
            <text:p>48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6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JOGGING RUN ACTIVE</text:p>
          </table:table-cell>
          <table:table-cell office:value-type="string" calcext:value-type="string">
            <text:p>JOGGING</text:p>
          </table:table-cell>
          <table:table-cell office:value-type="string" calcext:value-type="string">
            <text:p>KALENJI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32" calcext:value-type="float">
            <text:p>732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61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HAUSSURES DE RUNNING ASICS GEL ZIRUSS 4 NOIRE ROS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23" calcext:value-type="float">
            <text:p>23</text:p>
          </table:table-cell>
          <table:table-cell table:formula="of:=   INT (RAND() * 800 ) + 402" office:value-type="float" office:value="1154" calcext:value-type="float">
            <text:p>1154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6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AUSSURES DE RUNNING ASICS GEL ZIRUSS 4 NOIRE ROS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98" calcext:value-type="float">
            <text:p>98</text:p>
          </table:table-cell>
          <table:table-cell table:formula="of:=   INT (RAND() * 800 ) + 402" office:value-type="float" office:value="859" calcext:value-type="float">
            <text:p>85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6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CHAUSSURES DE RUNNING ASICS GEL ZIRUSS 4 NOIRE ROS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  INT (RAND() * 800 ) + 402" office:value-type="float" office:value="764" calcext:value-type="float">
            <text:p>76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6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HAUSSURES DE RUNNING ASICS GEL ZIRUSS 4 NOIRE ROS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74" calcext:value-type="float">
            <text:p>74</text:p>
          </table:table-cell>
          <table:table-cell table:formula="of:=   INT (RAND() * 800 ) + 402" office:value-type="float" office:value="789" calcext:value-type="float">
            <text:p>78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6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HAUSSURES DE RUNNING ASICS GEL ZIRUSS 4 NOIRE ROS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99" calcext:value-type="float">
            <text:p>99</text:p>
          </table:table-cell>
          <table:table-cell table:formula="of:=   INT (RAND() * 800 ) + 402" office:value-type="float" office:value="1153" calcext:value-type="float">
            <text:p>115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6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HAUSSURES DE RUNNING ASICS GEL ZIRUSS 4 NOIRE ROS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83" calcext:value-type="float">
            <text:p>83</text:p>
          </table:table-cell>
          <table:table-cell table:formula="of:=   INT (RAND() * 800 ) + 402" office:value-type="float" office:value="520" calcext:value-type="float">
            <text:p>52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6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USSURES DE RUNNING ASICS GEL ZIRUSS 4 NOIRE ROS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SICS</text:p>
          </table:table-cell>
          <table:table-cell table:formula="of:= IF (RAND() * 100 &gt; 15; INT(RAND() * 100) ; 0 )" office:value-type="float" office:value="21" calcext:value-type="float">
            <text:p>21</text:p>
          </table:table-cell>
          <table:table-cell table:formula="of:=   INT (RAND() * 800 ) + 402" office:value-type="float" office:value="1014" calcext:value-type="float">
            <text:p>1014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6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ANDALES DE RANDONNÉE NH11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  INT (RAND() * 800 ) + 402" office:value-type="float" office:value="1062" calcext:value-type="float">
            <text:p>10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6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ANDALES DE RANDONNÉE NH11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57" calcext:value-type="float">
            <text:p>57</text:p>
          </table:table-cell>
          <table:table-cell table:formula="of:=   INT (RAND() * 800 ) + 402" office:value-type="float" office:value="965" calcext:value-type="float">
            <text:p>96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ANDALES DE RANDONNÉE NH11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46" calcext:value-type="float">
            <text:p>746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371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ANDALES DE RANDONNÉE NH11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82" calcext:value-type="float">
            <text:p>82</text:p>
          </table:table-cell>
          <table:table-cell table:formula="of:=   INT (RAND() * 800 ) + 402" office:value-type="float" office:value="439" calcext:value-type="float">
            <text:p>43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SANDALES DE RANDONNÉE NH11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24" calcext:value-type="float">
            <text:p>24</text:p>
          </table:table-cell>
          <table:table-cell table:formula="of:=   INT (RAND() * 800 ) + 402" office:value-type="float" office:value="1190" calcext:value-type="float">
            <text:p>119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NDALES DE RANDONNÉE NH11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12" calcext:value-type="float">
            <text:p>12</text:p>
          </table:table-cell>
          <table:table-cell table:formula="of:=   INT (RAND() * 800 ) + 402" office:value-type="float" office:value="1096" calcext:value-type="float">
            <text:p>109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ANDALES DE RANDONNÉE NH110 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12" calcext:value-type="float">
            <text:p>12</text:p>
          </table:table-cell>
          <table:table-cell table:formula="of:=   INT (RAND() * 800 ) + 402" office:value-type="float" office:value="1126" calcext:value-type="float">
            <text:p>112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andal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YCLISTE COTON FITNESS FIT+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78" calcext:value-type="float">
            <text:p>78</text:p>
          </table:table-cell>
          <table:table-cell table:formula="of:=   INT (RAND() * 800 ) + 402" office:value-type="float" office:value="681" calcext:value-type="float">
            <text:p>68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CYCLISTE COTON FITNESS FIT+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93" calcext:value-type="float">
            <text:p>93</text:p>
          </table:table-cell>
          <table:table-cell table:formula="of:=   INT (RAND() * 800 ) + 402" office:value-type="float" office:value="523" calcext:value-type="float">
            <text:p>52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CYCLISTE COTON FITNESS FIT+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  INT (RAND() * 800 ) + 402" office:value-type="float" office:value="1015" calcext:value-type="float">
            <text:p>101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YCLISTE COTON FITNESS FIT+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83" calcext:value-type="float">
            <text:p>83</text:p>
          </table:table-cell>
          <table:table-cell table:formula="of:=   INT (RAND() * 800 ) + 402" office:value-type="float" office:value="722" calcext:value-type="float">
            <text:p>72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7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CYCLISTE COTON FITNESS FIT+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92" calcext:value-type="float">
            <text:p>92</text:p>
          </table:table-cell>
          <table:table-cell table:formula="of:=   INT (RAND() * 800 ) + 402" office:value-type="float" office:value="473" calcext:value-type="float">
            <text:p>47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CYCLISTE COTON FITNESS FIT+ NOIR</text:p>
          </table:table-cell>
          <table:table-cell office:value-type="string" calcext:value-type="string">
            <text:p>PILATES, SOFT GYMNASTIC</text:p>
          </table:table-cell>
          <table:table-cell office:value-type="string" calcext:value-type="string">
            <text:p>NYAMBA</text:p>
          </table:table-cell>
          <table:table-cell table:formula="of:= IF (RAND() * 100 &gt; 15; INT(RAND() * 100) ; 0 )" office:value-type="float" office:value="29" calcext:value-type="float">
            <text:p>29</text:p>
          </table:table-cell>
          <table:table-cell table:formula="of:=   INT (RAND() * 800 ) + 402" office:value-type="float" office:value="595" calcext:value-type="float">
            <text:p>5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FF100 FRANCE EXTE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7" calcext:value-type="float">
            <text:p>77</text:p>
          </table:table-cell>
          <table:table-cell table:formula="of:=   INT (RAND() * 800 ) + 402" office:value-type="float" office:value="455" calcext:value-type="float">
            <text:p>45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FF100 FRANCE EXTE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6" calcext:value-type="float">
            <text:p>86</text:p>
          </table:table-cell>
          <table:table-cell table:formula="of:=   INT (RAND() * 800 ) + 402" office:value-type="float" office:value="1107" calcext:value-type="float">
            <text:p>110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FF100 FRANCE EXTE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  INT (RAND() * 800 ) + 402" office:value-type="float" office:value="896" calcext:value-type="float">
            <text:p>89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FF100 FRANCE EXTE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48" calcext:value-type="float">
            <text:p>48</text:p>
          </table:table-cell>
          <table:table-cell table:formula="of:=   INT (RAND() * 800 ) + 402" office:value-type="float" office:value="404" calcext:value-type="float">
            <text:p>40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FF100 FRANCE EXTE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67" calcext:value-type="float">
            <text:p>67</text:p>
          </table:table-cell>
          <table:table-cell table:formula="of:=   INT (RAND() * 800 ) + 402" office:value-type="float" office:value="1133" calcext:value-type="float">
            <text:p>113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FF100 FRANCE EXTERIEUR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4" calcext:value-type="float">
            <text:p>4</text:p>
          </table:table-cell>
          <table:table-cell table:formula="of:=   INT (RAND() * 800 ) + 402" office:value-type="float" office:value="419" calcext:value-type="float">
            <text:p>41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erseys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URVÊTEMENT PUMA NOIR ET JAUN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22" calcext:value-type="float">
            <text:p>22</text:p>
          </table:table-cell>
          <table:table-cell table:formula="of:=   INT (RAND() * 800 ) + 402" office:value-type="float" office:value="640" calcext:value-type="float">
            <text:p>64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URVÊTEMENT PUMA NOIR ET JAUN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67" calcext:value-type="float">
            <text:p>67</text:p>
          </table:table-cell>
          <table:table-cell table:formula="of:=   INT (RAND() * 800 ) + 402" office:value-type="float" office:value="857" calcext:value-type="float">
            <text:p>8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8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URVÊTEMENT PUMA NOIR ET JAUN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5" calcext:value-type="float">
            <text:p>95</text:p>
          </table:table-cell>
          <table:table-cell table:formula="of:=   INT (RAND() * 800 ) + 402" office:value-type="float" office:value="512" calcext:value-type="float">
            <text:p>51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URVÊTEMENT PUMA NOIR ET JAUN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80" calcext:value-type="float">
            <text:p>80</text:p>
          </table:table-cell>
          <table:table-cell table:formula="of:=   INT (RAND() * 800 ) + 402" office:value-type="float" office:value="1018" calcext:value-type="float">
            <text:p>101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URVÊTEMENT PUMA NOIR ET JAUN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29" calcext:value-type="float">
            <text:p>82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2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URVÊTEMENT PUMA NOIR ET JAUN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23" calcext:value-type="float">
            <text:p>23</text:p>
          </table:table-cell>
          <table:table-cell table:formula="of:=   INT (RAND() * 800 ) + 402" office:value-type="float" office:value="825" calcext:value-type="float">
            <text:p>82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URVÊTEMENT PUMA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63" calcext:value-type="float">
            <text:p>56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4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URVÊTEMENT PUMA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83" calcext:value-type="float">
            <text:p>83</text:p>
          </table:table-cell>
          <table:table-cell table:formula="of:=   INT (RAND() * 800 ) + 402" office:value-type="float" office:value="878" calcext:value-type="float">
            <text:p>87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URVÊTEMENT PUMA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02" calcext:value-type="float">
            <text:p>802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396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URVÊTEMENT PUMA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49" calcext:value-type="float">
            <text:p>49</text:p>
          </table:table-cell>
          <table:table-cell table:formula="of:=   INT (RAND() * 800 ) + 402" office:value-type="float" office:value="803" calcext:value-type="float">
            <text:p>80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URVÊTEMENT PUMA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34" calcext:value-type="float">
            <text:p>34</text:p>
          </table:table-cell>
          <table:table-cell table:formula="of:=   INT (RAND() * 800 ) + 402" office:value-type="float" office:value="1104" calcext:value-type="float">
            <text:p>110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URVÊTEMENT PUMA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32" calcext:value-type="float">
            <text:p>43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399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OUSVÊTEMENT HAUT KEEPDRY 5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  INT (RAND() * 800 ) + 402" office:value-type="float" office:value="1062" calcext:value-type="float">
            <text:p>10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 top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OUSVÊTEMENT HAUT KEEPDRY 5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70" calcext:value-type="float">
            <text:p>70</text:p>
          </table:table-cell>
          <table:table-cell table:formula="of:=   INT (RAND() * 800 ) + 402" office:value-type="float" office:value="751" calcext:value-type="float">
            <text:p>75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 top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OUSVÊTEMENT HAUT KEEPDRY 5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67" calcext:value-type="float">
            <text:p>67</text:p>
          </table:table-cell>
          <table:table-cell table:formula="of:=   INT (RAND() * 800 ) + 402" office:value-type="float" office:value="826" calcext:value-type="float">
            <text:p>82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 top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OUSVÊTEMENT HAUT KEEPDRY 5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85" calcext:value-type="float">
            <text:p>85</text:p>
          </table:table-cell>
          <table:table-cell table:formula="of:=   INT (RAND() * 800 ) + 402" office:value-type="float" office:value="863" calcext:value-type="float">
            <text:p>86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 top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OUSVÊTEMENT HAUT KEEPDRY 5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40" calcext:value-type="float">
            <text:p>40</text:p>
          </table:table-cell>
          <table:table-cell table:formula="of:=   INT (RAND() * 800 ) + 402" office:value-type="float" office:value="772" calcext:value-type="float">
            <text:p>77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 top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OUSVÊTEMENT HAUT KEEPDRY 500 MANCHES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45" calcext:value-type="float">
            <text:p>45</text:p>
          </table:table-cell>
          <table:table-cell table:formula="of:=   INT (RAND() * 800 ) + 402" office:value-type="float" office:value="486" calcext:value-type="float">
            <text:p>48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 top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URVÊTEMENT CHAUD 100 GARÇON GYM WARMY ZIP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53" calcext:value-type="float">
            <text:p>53</text:p>
          </table:table-cell>
          <table:table-cell table:formula="of:=   INT (RAND() * 800 ) + 402" office:value-type="float" office:value="923" calcext:value-type="float">
            <text:p>92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URVÊTEMENT CHAUD 100 GARÇON GYM WARMY ZIP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3" calcext:value-type="float">
            <text:p>3</text:p>
          </table:table-cell>
          <table:table-cell table:formula="of:=   INT (RAND() * 800 ) + 402" office:value-type="float" office:value="821" calcext:value-type="float">
            <text:p>82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0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URVÊTEMENT CHAUD 100 GARÇON GYM WARMY ZIP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18" calcext:value-type="float">
            <text:p>18</text:p>
          </table:table-cell>
          <table:table-cell table:formula="of:=   INT (RAND() * 800 ) + 402" office:value-type="float" office:value="797" calcext:value-type="float">
            <text:p>79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URVÊTEMENT CHAUD 100 GARÇON GYM WARMY ZIP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66" calcext:value-type="float">
            <text:p>66</text:p>
          </table:table-cell>
          <table:table-cell table:formula="of:=   INT (RAND() * 800 ) + 402" office:value-type="float" office:value="995" calcext:value-type="float">
            <text:p>99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0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URVÊTEMENT CHAUD 100 GARÇON GYM WARMY ZIP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77" calcext:value-type="float">
            <text:p>77</text:p>
          </table:table-cell>
          <table:table-cell table:formula="of:=   INT (RAND() * 800 ) + 402" office:value-type="float" office:value="755" calcext:value-type="float">
            <text:p>755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41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URVÊTEMENT CHAUD 100 GARÇON GYM WARMY ZIP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13" calcext:value-type="float">
            <text:p>13</text:p>
          </table:table-cell>
          <table:table-cell table:formula="of:=   INT (RAND() * 800 ) + 402" office:value-type="float" office:value="800" calcext:value-type="float">
            <text:p>80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1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HORT RESPIRANT W900 GARÇON GYM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37" calcext:value-type="float">
            <text:p>37</text:p>
          </table:table-cell>
          <table:table-cell table:formula="of:=   INT (RAND() * 800 ) + 402" office:value-type="float" office:value="644" calcext:value-type="float">
            <text:p>6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1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HORT RESPIRANT W900 GARÇON GYM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90" calcext:value-type="float">
            <text:p>90</text:p>
          </table:table-cell>
          <table:table-cell table:formula="of:=   INT (RAND() * 800 ) + 402" office:value-type="float" office:value="916" calcext:value-type="float">
            <text:p>91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1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HORT RESPIRANT W900 GARÇON GYM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79" calcext:value-type="float">
            <text:p>79</text:p>
          </table:table-cell>
          <table:table-cell table:formula="of:=   INT (RAND() * 800 ) + 402" office:value-type="float" office:value="1194" calcext:value-type="float">
            <text:p>119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1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HORT RESPIRANT W900 GARÇON GYM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8" calcext:value-type="float">
            <text:p>8</text:p>
          </table:table-cell>
          <table:table-cell table:formula="of:=   INT (RAND() * 800 ) + 402" office:value-type="float" office:value="609" calcext:value-type="float">
            <text:p>60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1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HORT RESPIRANT W900 GARÇON GYM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63" calcext:value-type="float">
            <text:p>116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16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ORT RESPIRANT W900 GARÇON GYM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72" calcext:value-type="float">
            <text:p>72</text:p>
          </table:table-cell>
          <table:table-cell table:formula="of:=   INT (RAND() * 800 ) + 402" office:value-type="float" office:value="603" calcext:value-type="float">
            <text:p>60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1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DOUDOUNE DE RANDONNÉE HYBRIDE <text:s/>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83" calcext:value-type="float">
            <text:p>83</text:p>
          </table:table-cell>
          <table:table-cell table:formula="of:=   INT (RAND() * 800 ) + 402" office:value-type="float" office:value="1106" calcext:value-type="float">
            <text:p>1106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1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s down jacke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DOUDOUNE DE RANDONNÉE HYBRIDE <text:s/>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77" calcext:value-type="float">
            <text:p>77</text:p>
          </table:table-cell>
          <table:table-cell table:formula="of:=   INT (RAND() * 800 ) + 402" office:value-type="float" office:value="911" calcext:value-type="float">
            <text:p>91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1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s down jacke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DOUDOUNE DE RANDONNÉE HYBRIDE <text:s/>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97" calcext:value-type="float">
            <text:p>97</text:p>
          </table:table-cell>
          <table:table-cell table:formula="of:=   INT (RAND() * 800 ) + 402" office:value-type="float" office:value="435" calcext:value-type="float">
            <text:p>43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s down jacke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OUDOUNE DE RANDONNÉE HYBRIDE <text:s/>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30" calcext:value-type="float">
            <text:p>30</text:p>
          </table:table-cell>
          <table:table-cell table:formula="of:=   INT (RAND() * 800 ) + 402" office:value-type="float" office:value="439" calcext:value-type="float">
            <text:p>43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s down jacke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DOUDOUNE DE RANDONNÉE HYBRIDE <text:s/>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958" calcext:value-type="float">
            <text:p>95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2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s down jacke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DOUDOUNE DE RANDONNÉE HYBRIDE <text:s/>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080" calcext:value-type="float">
            <text:p>108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3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s down jacke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PANTALON DE RANDONNÉE MODULABLE MH500 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3" calcext:value-type="float">
            <text:p>3</text:p>
          </table:table-cell>
          <table:table-cell table:formula="of:=   INT (RAND() * 800 ) + 402" office:value-type="float" office:value="1187" calcext:value-type="float">
            <text:p>118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PANTALON DE RANDONNÉE MODULABLE MH500 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909" calcext:value-type="float">
            <text:p>90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5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PANTALON DE RANDONNÉE MODULABLE MH500 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62" calcext:value-type="float">
            <text:p>62</text:p>
          </table:table-cell>
          <table:table-cell table:formula="of:=   INT (RAND() * 800 ) + 402" office:value-type="float" office:value="554" calcext:value-type="float">
            <text:p>55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ANTALON DE RANDONNÉE MODULABLE MH500 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60" calcext:value-type="float">
            <text:p>60</text:p>
          </table:table-cell>
          <table:table-cell table:formula="of:=   INT (RAND() * 800 ) + 402" office:value-type="float" office:value="1055" calcext:value-type="float">
            <text:p>105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PANTALON DE RANDONNÉE MODULABLE MH500 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7" calcext:value-type="float">
            <text:p>7</text:p>
          </table:table-cell>
          <table:table-cell table:formula="of:=   INT (RAND() * 800 ) + 402" office:value-type="float" office:value="1047" calcext:value-type="float">
            <text:p>104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PANTALON DE RANDONNÉE MODULABLE MH500 715 ANS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QUECHUA</text:p>
          </table:table-cell>
          <table:table-cell table:formula="of:= IF (RAND() * 100 &gt; 15; INT(RAND() * 100) ; 0 )" office:value-type="float" office:value="64" calcext:value-type="float">
            <text:p>64</text:p>
          </table:table-cell>
          <table:table-cell table:formula="of:=   INT (RAND() * 800 ) + 402" office:value-type="float" office:value="894" calcext:value-type="float">
            <text:p>89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2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TEESHIRT REGULAR BOY BLANC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1174" calcext:value-type="float">
            <text:p>117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0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TEESHIRT REGULAR BOY BLANC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8" calcext:value-type="float">
            <text:p>98</text:p>
          </table:table-cell>
          <table:table-cell table:formula="of:=   INT (RAND() * 800 ) + 402" office:value-type="float" office:value="410" calcext:value-type="float">
            <text:p>41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TEESHIRT REGULAR BOY BLANC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59" calcext:value-type="float">
            <text:p>59</text:p>
          </table:table-cell>
          <table:table-cell table:formula="of:=   INT (RAND() * 800 ) + 402" office:value-type="float" office:value="734" calcext:value-type="float">
            <text:p>73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ESHIRT REGULAR BOY BLANC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22" calcext:value-type="float">
            <text:p>22</text:p>
          </table:table-cell>
          <table:table-cell table:formula="of:=   INT (RAND() * 800 ) + 402" office:value-type="float" office:value="793" calcext:value-type="float">
            <text:p>79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TEESHIRT REGULAR BOY BLANC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39" calcext:value-type="float">
            <text:p>39</text:p>
          </table:table-cell>
          <table:table-cell table:formula="of:=   INT (RAND() * 800 ) + 402" office:value-type="float" office:value="1043" calcext:value-type="float">
            <text:p>104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TEESHIRT REGULAR BOY BLANC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85" calcext:value-type="float">
            <text:p>85</text:p>
          </table:table-cell>
          <table:table-cell table:formula="of:=   INT (RAND() * 800 ) + 402" office:value-type="float" office:value="518" calcext:value-type="float">
            <text:p>51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PANTALON ÉQUITATION 100 NOIR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93" calcext:value-type="float">
            <text:p>93</text:p>
          </table:table-cell>
          <table:table-cell table:formula="of:=   INT (RAND() * 800 ) + 402" office:value-type="float" office:value="426" calcext:value-type="float">
            <text:p>42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PANTALON ÉQUITATION 100 NOIR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82" calcext:value-type="float">
            <text:p>82</text:p>
          </table:table-cell>
          <table:table-cell table:formula="of:=   INT (RAND() * 800 ) + 402" office:value-type="float" office:value="1181" calcext:value-type="float">
            <text:p>118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PANTALON ÉQUITATION 100 NOIR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724" calcext:value-type="float">
            <text:p>72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38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ANTALON ÉQUITATION 100 NOIR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57" calcext:value-type="float">
            <text:p>57</text:p>
          </table:table-cell>
          <table:table-cell table:formula="of:=   INT (RAND() * 800 ) + 402" office:value-type="float" office:value="919" calcext:value-type="float">
            <text:p>919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43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PANTALON ÉQUITATION 100 NOIR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88" calcext:value-type="float">
            <text:p>88</text:p>
          </table:table-cell>
          <table:table-cell table:formula="of:=   INT (RAND() * 800 ) + 402" office:value-type="float" office:value="980" calcext:value-type="float">
            <text:p>98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PANTALON ÉQUITATION 100 NOIR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98" calcext:value-type="float">
            <text:p>98</text:p>
          </table:table-cell>
          <table:table-cell table:formula="of:=   INT (RAND() * 800 ) + 402" office:value-type="float" office:value="458" calcext:value-type="float">
            <text:p>458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4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TEE SHIRT ADIDAS LINEAR NOIR GARCON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931" calcext:value-type="float">
            <text:p>93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2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TEE SHIRT ADIDAS LINEAR NOIR GARCON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13" calcext:value-type="float">
            <text:p>13</text:p>
          </table:table-cell>
          <table:table-cell table:formula="of:=   INT (RAND() * 800 ) + 402" office:value-type="float" office:value="800" calcext:value-type="float">
            <text:p>80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TEE SHIRT ADIDAS LINEAR NOIR GARCON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2" calcext:value-type="float">
            <text:p>92</text:p>
          </table:table-cell>
          <table:table-cell table:formula="of:=   INT (RAND() * 800 ) + 402" office:value-type="float" office:value="437" calcext:value-type="float">
            <text:p>43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E SHIRT ADIDAS LINEAR NOIR GARCON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" calcext:value-type="float">
            <text:p>3</text:p>
          </table:table-cell>
          <table:table-cell table:formula="of:=   INT (RAND() * 800 ) + 402" office:value-type="float" office:value="620" calcext:value-type="float">
            <text:p>62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TEE SHIRT ADIDAS LINEAR NOIR GARCON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9" calcext:value-type="float">
            <text:p>9</text:p>
          </table:table-cell>
          <table:table-cell table:formula="of:=   INT (RAND() * 800 ) + 402" office:value-type="float" office:value="644" calcext:value-type="float">
            <text:p>6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TEE SHIRT ADIDAS LINEAR NOIR GARCON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ADIDAS</text:p>
          </table:table-cell>
          <table:table-cell table:formula="of:= IF (RAND() * 100 &gt; 15; INT(RAND() * 100) ; 0 )" office:value-type="float" office:value="32" calcext:value-type="float">
            <text:p>32</text:p>
          </table:table-cell>
          <table:table-cell table:formula="of:=   INT (RAND() * 800 ) + 402" office:value-type="float" office:value="954" calcext:value-type="float">
            <text:p>95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HORT REGULAR BOY NOIR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9" calcext:value-type="float">
            <text:p>99</text:p>
          </table:table-cell>
          <table:table-cell table:formula="of:=   INT (RAND() * 800 ) + 402" office:value-type="float" office:value="1171" calcext:value-type="float">
            <text:p>117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HORT REGULAR BOY NOIR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8" calcext:value-type="float">
            <text:p>98</text:p>
          </table:table-cell>
          <table:table-cell table:formula="of:=   INT (RAND() * 800 ) + 402" office:value-type="float" office:value="498" calcext:value-type="float">
            <text:p>4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4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HORT REGULAR BOY NOIR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38" calcext:value-type="float">
            <text:p>38</text:p>
          </table:table-cell>
          <table:table-cell table:formula="of:=   INT (RAND() * 800 ) + 402" office:value-type="float" office:value="748" calcext:value-type="float">
            <text:p>74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5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HORT REGULAR BOY NOIR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58" calcext:value-type="float">
            <text:p>58</text:p>
          </table:table-cell>
          <table:table-cell table:formula="of:=   INT (RAND() * 800 ) + 402" office:value-type="float" office:value="1121" calcext:value-type="float">
            <text:p>1121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5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HORT REGULAR BOY NOIR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10" calcext:value-type="float">
            <text:p>51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52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ORT REGULAR BOY NOIR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90" calcext:value-type="float">
            <text:p>90</text:p>
          </table:table-cell>
          <table:table-cell table:formula="of:=   INT (RAND() * 800 ) + 402" office:value-type="float" office:value="1057" calcext:value-type="float">
            <text:p>10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5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TSHIRT REGULAR BOY BLEU ROYAL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3" calcext:value-type="float">
            <text:p>3</text:p>
          </table:table-cell>
          <table:table-cell table:formula="of:=   INT (RAND() * 800 ) + 402" office:value-type="float" office:value="488" calcext:value-type="float">
            <text:p>48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5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TSHIRT REGULAR BOY BLEU ROYAL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60" calcext:value-type="float">
            <text:p>60</text:p>
          </table:table-cell>
          <table:table-cell table:formula="of:=   INT (RAND() * 800 ) + 402" office:value-type="float" office:value="769" calcext:value-type="float">
            <text:p>76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5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TSHIRT REGULAR BOY BLEU ROYAL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13" calcext:value-type="float">
            <text:p>51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56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SHIRT REGULAR BOY BLEU ROYAL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16" calcext:value-type="float">
            <text:p>16</text:p>
          </table:table-cell>
          <table:table-cell table:formula="of:=   INT (RAND() * 800 ) + 402" office:value-type="float" office:value="836" calcext:value-type="float">
            <text:p>836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45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TSHIRT REGULAR BOY BLEU ROYAL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16" calcext:value-type="float">
            <text:p>16</text:p>
          </table:table-cell>
          <table:table-cell table:formula="of:=   INT (RAND() * 800 ) + 402" office:value-type="float" office:value="692" calcext:value-type="float">
            <text:p>69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5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TSHIRT REGULAR BOY BLEU ROYAL PUMA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PUMA</text:p>
          </table:table-cell>
          <table:table-cell table:formula="of:= IF (RAND() * 100 &gt; 15; INT(RAND() * 100) ; 0 )" office:value-type="float" office:value="42" calcext:value-type="float">
            <text:p>42</text:p>
          </table:table-cell>
          <table:table-cell table:formula="of:=   INT (RAND() * 800 ) + 402" office:value-type="float" office:value="1092" calcext:value-type="float">
            <text:p>109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5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8" calcext:value-type="float">
            <text:p>28</text:p>
          </table:table-cell>
          <table:table-cell table:formula="of:=   INT (RAND() * 800 ) + 402" office:value-type="float" office:value="472" calcext:value-type="float">
            <text:p>472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6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25" calcext:value-type="float">
            <text:p>82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61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4" calcext:value-type="float">
            <text:p>24</text:p>
          </table:table-cell>
          <table:table-cell table:formula="of:=   INT (RAND() * 800 ) + 402" office:value-type="float" office:value="435" calcext:value-type="float">
            <text:p>43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6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49" calcext:value-type="float">
            <text:p>49</text:p>
          </table:table-cell>
          <table:table-cell table:formula="of:=   INT (RAND() * 800 ) + 402" office:value-type="float" office:value="651" calcext:value-type="float">
            <text:p>65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6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20" calcext:value-type="float">
            <text:p>820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64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OUSVÊTEMENT HAUT KEEPDRY 100 MANCHE LONGUES FOOTBALL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KIPSTA</text:p>
          </table:table-cell>
          <table:table-cell table:formula="of:= IF (RAND() * 100 &gt; 15; INT(RAND() * 100) ; 0 )" office:value-type="float" office:value="24" calcext:value-type="float">
            <text:p>24</text:p>
          </table:table-cell>
          <table:table-cell table:formula="of:=   INT (RAND() * 800 ) + 402" office:value-type="float" office:value="655" calcext:value-type="float">
            <text:p>65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6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mpression 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POLO MANCHES COURTES ÉQUITATION FILLE 100 GRIS CHINÉ MOTIF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16" calcext:value-type="float">
            <text:p>16</text:p>
          </table:table-cell>
          <table:table-cell table:formula="of:=   INT (RAND() * 800 ) + 402" office:value-type="float" office:value="837" calcext:value-type="float">
            <text:p>83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6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POLO MANCHES COURTES ÉQUITATION FILLE 100 GRIS CHINÉ MOTIF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63" calcext:value-type="float">
            <text:p>63</text:p>
          </table:table-cell>
          <table:table-cell table:formula="of:=   INT (RAND() * 800 ) + 402" office:value-type="float" office:value="553" calcext:value-type="float">
            <text:p>55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6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POLO MANCHES COURTES ÉQUITATION FILLE 100 GRIS CHINÉ MOTIF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21" calcext:value-type="float">
            <text:p>21</text:p>
          </table:table-cell>
          <table:table-cell table:formula="of:=   INT (RAND() * 800 ) + 402" office:value-type="float" office:value="1069" calcext:value-type="float">
            <text:p>1069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6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OLO MANCHES COURTES ÉQUITATION FILLE 100 GRIS CHINÉ MOTIF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83" calcext:value-type="float">
            <text:p>83</text:p>
          </table:table-cell>
          <table:table-cell table:formula="of:=   INT (RAND() * 800 ) + 402" office:value-type="float" office:value="563" calcext:value-type="float">
            <text:p>56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6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POLO MANCHES COURTES ÉQUITATION FILLE 100 GRIS CHINÉ MOTIF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852" calcext:value-type="float">
            <text:p>85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0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POLO MANCHES COURTES ÉQUITATION FILLE 100 GRIS CHINÉ MOTIF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81" calcext:value-type="float">
            <text:p>81</text:p>
          </table:table-cell>
          <table:table-cell table:formula="of:=   INT (RAND() * 800 ) + 402" office:value-type="float" office:value="786" calcext:value-type="float">
            <text:p>78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polo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SURVÊTEMENT S500 ROSE ET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95" calcext:value-type="float">
            <text:p>95</text:p>
          </table:table-cell>
          <table:table-cell table:formula="of:=   INT (RAND() * 800 ) + 402" office:value-type="float" office:value="1169" calcext:value-type="float">
            <text:p>1169</text:p>
          </table:table-cell>
          <table:table-cell table:formula="of:= IF(random_val100 &gt; 20 ; &quot;all&quot; ; IF(random_val100 &gt; 5 ; &quot;store_only&quot; ; &quot;web_only&quot;))" office:value-type="string" office:string-value="web_only" calcext:value-type="string">
            <text:p>web_only</text:p>
          </table:table-cell>
          <table:table-cell table:formula="of:=IF([.D47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SURVÊTEMENT S500 ROSE ET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56" calcext:value-type="float">
            <text:p>56</text:p>
          </table:table-cell>
          <table:table-cell table:formula="of:=   INT (RAND() * 800 ) + 402" office:value-type="float" office:value="440" calcext:value-type="float">
            <text:p>44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URVÊTEMENT S500 ROSE ET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10" calcext:value-type="float">
            <text:p>10</text:p>
          </table:table-cell>
          <table:table-cell table:formula="of:=   INT (RAND() * 800 ) + 402" office:value-type="float" office:value="1193" calcext:value-type="float">
            <text:p>119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URVÊTEMENT S500 ROSE ET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61" calcext:value-type="float">
            <text:p>46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5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URVÊTEMENT S500 ROSE ET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46" calcext:value-type="float">
            <text:p>46</text:p>
          </table:table-cell>
          <table:table-cell table:formula="of:=   INT (RAND() * 800 ) + 402" office:value-type="float" office:value="662" calcext:value-type="float">
            <text:p>66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URVÊTEMENT S500 ROSE ET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87" calcext:value-type="float">
            <text:p>87</text:p>
          </table:table-cell>
          <table:table-cell table:formula="of:=   INT (RAND() * 800 ) + 402" office:value-type="float" office:value="758" calcext:value-type="float">
            <text:p>75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ym sui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TSHIRT BASIQU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9" calcext:value-type="float">
            <text:p>9</text:p>
          </table:table-cell>
          <table:table-cell table:formula="of:=   INT (RAND() * 800 ) + 402" office:value-type="float" office:value="584" calcext:value-type="float">
            <text:p>58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8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TSHIRT BASIQU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432" calcext:value-type="float">
            <text:p>432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79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TSHIRT BASIQU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41" calcext:value-type="float">
            <text:p>41</text:p>
          </table:table-cell>
          <table:table-cell table:formula="of:=   INT (RAND() * 800 ) + 402" office:value-type="float" office:value="526" calcext:value-type="float">
            <text:p>52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8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SHIRT BASIQU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29" calcext:value-type="float">
            <text:p>29</text:p>
          </table:table-cell>
          <table:table-cell table:formula="of:=   INT (RAND() * 800 ) + 402" office:value-type="float" office:value="1149" calcext:value-type="float">
            <text:p>1149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8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TSHIRT BASIQU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50" calcext:value-type="float">
            <text:p>50</text:p>
          </table:table-cell>
          <table:table-cell table:formula="of:=   INT (RAND() * 800 ) + 402" office:value-type="float" office:value="484" calcext:value-type="float">
            <text:p>484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8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TSHIRT BASIQUE 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54" calcext:value-type="float">
            <text:p>54</text:p>
          </table:table-cell>
          <table:table-cell table:formula="of:=   INT (RAND() * 800 ) + 402" office:value-type="float" office:value="520" calcext:value-type="float">
            <text:p>520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8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 t-shirt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BRASSIÈRE RESPIRANTE NOIRE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54" calcext:value-type="float">
            <text:p>54</text:p>
          </table:table-cell>
          <table:table-cell table:formula="of:=   INT (RAND() * 800 ) + 402" office:value-type="float" office:value="843" calcext:value-type="float">
            <text:p>84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8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BRASSIÈRE RESPIRANTE NOIRE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521" calcext:value-type="float">
            <text:p>52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85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RASSIÈRE RESPIRANTE NOIRE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99" calcext:value-type="float">
            <text:p>99</text:p>
          </table:table-cell>
          <table:table-cell table:formula="of:=   INT (RAND() * 800 ) + 402" office:value-type="float" office:value="666" calcext:value-type="float">
            <text:p>66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8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RASSIÈRE RESPIRANTE NOIRE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13" calcext:value-type="float">
            <text:p>13</text:p>
          </table:table-cell>
          <table:table-cell table:formula="of:=   INT (RAND() * 800 ) + 402" office:value-type="float" office:value="681" calcext:value-type="float">
            <text:p>68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8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BRASSIÈRE RESPIRANTE NOIRE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644" calcext:value-type="float">
            <text:p>644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88]&gt; 0; &quot;available&quot; ; IF( RAND() * 100 &gt; 50 ; &quot;sold_out&quot; ; &quot;ordered&quot;))" office:value-type="string" office:string-value="sold_out" calcext:value-type="string">
            <text:p>sold_ou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RASSIÈRE RESPIRANTE NOIRE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20" calcext:value-type="float">
            <text:p>20</text:p>
          </table:table-cell>
          <table:table-cell table:formula="of:=   INT (RAND() * 800 ) + 402" office:value-type="float" office:value="502" calcext:value-type="float">
            <text:p>502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8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port bra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LEGGING CHAUD RESPIRANT NOIR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11" calcext:value-type="float">
            <text:p>11</text:p>
          </table:table-cell>
          <table:table-cell table:formula="of:=   INT (RAND() * 800 ) + 402" office:value-type="float" office:value="517" calcext:value-type="float">
            <text:p>51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egging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LEGGING CHAUD RESPIRANT NOIR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88" calcext:value-type="float">
            <text:p>88</text:p>
          </table:table-cell>
          <table:table-cell table:formula="of:=   INT (RAND() * 800 ) + 402" office:value-type="float" office:value="457" calcext:value-type="float">
            <text:p>457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egging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LEGGING CHAUD RESPIRANT NOIR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9" calcext:value-type="float">
            <text:p>9</text:p>
          </table:table-cell>
          <table:table-cell table:formula="of:=   INT (RAND() * 800 ) + 402" office:value-type="float" office:value="525" calcext:value-type="float">
            <text:p>52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2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egging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EGGING CHAUD RESPIRANT NOIR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84" calcext:value-type="float">
            <text:p>84</text:p>
          </table:table-cell>
          <table:table-cell table:formula="of:=   INT (RAND() * 800 ) + 402" office:value-type="float" office:value="446" calcext:value-type="float">
            <text:p>44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3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egging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LEGGING CHAUD RESPIRANT NOIR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8" calcext:value-type="float">
            <text:p>8</text:p>
          </table:table-cell>
          <table:table-cell table:formula="of:=   INT (RAND() * 800 ) + 402" office:value-type="float" office:value="853" calcext:value-type="float">
            <text:p>85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4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egging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LEGGING CHAUD RESPIRANT NOIR FILLE</text:p>
          </table:table-cell>
          <table:table-cell office:value-type="string" calcext:value-type="string">
            <text:p>GYMNASTIC</text:p>
          </table:table-cell>
          <table:table-cell office:value-type="string" calcext:value-type="string">
            <text:p>DOMYOS</text:p>
          </table:table-cell>
          <table:table-cell table:formula="of:= IF (RAND() * 100 &gt; 15; INT(RAND() * 100) ; 0 )" office:value-type="float" office:value="10" calcext:value-type="float">
            <text:p>10</text:p>
          </table:table-cell>
          <table:table-cell table:formula="of:=   INT (RAND() * 800 ) + 402" office:value-type="float" office:value="486" calcext:value-type="float">
            <text:p>486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5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egging</text:p>
          </table:table-cell>
          <table:table-cell office:value-type="string" calcext:value-type="string">
            <text:p>XXL</text:p>
          </table:table-cell>
          <table:table-cell/>
        </table:table-row>
        <table:table-row table:style-name="ro1">
          <table:table-cell office:value-type="string" calcext:value-type="string">
            <text:p>PANTALON ÉQUITATION 120 MARINE ET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57" calcext:value-type="float">
            <text:p>57</text:p>
          </table:table-cell>
          <table:table-cell table:formula="of:=   INT (RAND() * 800 ) + 402" office:value-type="float" office:value="598" calcext:value-type="float">
            <text:p>598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6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XS</text:p>
          </table:table-cell>
          <table:table-cell/>
        </table:table-row>
        <table:table-row table:style-name="ro1">
          <table:table-cell office:value-type="string" calcext:value-type="string">
            <text:p>PANTALON ÉQUITATION 120 MARINE ET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51" calcext:value-type="float">
            <text:p>51</text:p>
          </table:table-cell>
          <table:table-cell table:formula="of:=   INT (RAND() * 800 ) + 402" office:value-type="float" office:value="953" calcext:value-type="float">
            <text:p>953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497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PANTALON ÉQUITATION 120 MARINE ET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0" calcext:value-type="float">
            <text:p>0</text:p>
          </table:table-cell>
          <table:table-cell table:formula="of:=   INT (RAND() * 800 ) + 402" office:value-type="float" office:value="911" calcext:value-type="float">
            <text:p>911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8]&gt; 0; &quot;available&quot; ; IF( RAND() * 100 &gt; 50 ; &quot;sold_out&quot; ; &quot;ordered&quot;))" office:value-type="string" office:string-value="ordered" calcext:value-type="string">
            <text:p>ordered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ANTALON ÉQUITATION 120 MARINE ET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79" calcext:value-type="float">
            <text:p>79</text:p>
          </table:table-cell>
          <table:table-cell table:formula="of:=   INT (RAND() * 800 ) + 402" office:value-type="float" office:value="863" calcext:value-type="float">
            <text:p>863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499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PANTALON ÉQUITATION 120 MARINE ET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8" calcext:value-type="float">
            <text:p>8</text:p>
          </table:table-cell>
          <table:table-cell table:formula="of:=   INT (RAND() * 800 ) + 402" office:value-type="float" office:value="535" calcext:value-type="float">
            <text:p>535</text:p>
          </table:table-cell>
          <table:table-cell table:formula="of:= IF(random_val100 &gt; 20 ; &quot;all&quot; ; IF(random_val100 &gt; 5 ; &quot;store_only&quot; ; &quot;web_only&quot;))" office:value-type="string" office:string-value="all" calcext:value-type="string">
            <text:p>all</text:p>
          </table:table-cell>
          <table:table-cell table:formula="of:=IF([.D500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PANTALON ÉQUITATION 120 MARINE ET</text:p>
          </table:table-cell>
          <table:table-cell office:value-type="string" calcext:value-type="string">
            <text:p>HORSERIDING SPORT</text:p>
          </table:table-cell>
          <table:table-cell office:value-type="string" calcext:value-type="string">
            <text:p>FOUGANZA</text:p>
          </table:table-cell>
          <table:table-cell table:formula="of:= IF (RAND() * 100 &gt; 15; INT(RAND() * 100) ; 0 )" office:value-type="float" office:value="71" calcext:value-type="float">
            <text:p>71</text:p>
          </table:table-cell>
          <table:table-cell table:formula="of:=   INT (RAND() * 800 ) + 402" office:value-type="float" office:value="535" calcext:value-type="float">
            <text:p>535</text:p>
          </table:table-cell>
          <table:table-cell table:formula="of:= IF(random_val100 &gt; 20 ; &quot;all&quot; ; IF(random_val100 &gt; 5 ; &quot;store_only&quot; ; &quot;web_only&quot;))" office:value-type="string" office:string-value="store_only" calcext:value-type="string">
            <text:p>store_only</text:p>
          </table:table-cell>
          <table:table-cell table:formula="of:=IF([.D501]&gt; 0; &quot;available&quot; ; IF( RAND() * 100 &gt; 50 ; &quot;sold_out&quot; ; &quot;ordered&quot;))" office:value-type="string" office:string-value="available" calcext:value-type="string">
            <text:p>availabl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rseriding pants</text:p>
          </table:table-cell>
          <table:table-cell office:value-type="string" calcext:value-type="string">
            <text:p>XXL</text:p>
          </table:table-cell>
          <table:table-cell/>
        </table:table-row>
      </table:table>
      <table:table table:name="datas" table:style-name="ta1">
        <table:table-column table:style-name="co11" table:default-cell-style-name="Default"/>
        <table:table-row table:style-name="ro1">
          <table:table-cell table:formula="of:= RAND() * 100" office:value-type="float" office:value="0.127172819731386" calcext:value-type="float">
            <text:p>0.127172819731386</text:p>
          </table:table-cell>
        </table:table-row>
        <table:table-row table:style-name="ro1">
          <table:table-cell table:formula="of:= RAND() * 100" office:value-type="float" office:value="0.874304870209485" calcext:value-type="float">
            <text:p>0.874304870209485</text:p>
          </table:table-cell>
        </table:table-row>
        <table:table-row table:style-name="ro1">
          <table:table-cell table:formula="of:= RAND() * 100" office:value-type="float" office:value="15.9800237833805" calcext:value-type="float">
            <text:p>15.9800237833805</text:p>
          </table:table-cell>
        </table:table-row>
        <table:table-row table:style-name="ro1">
          <table:table-cell table:formula="of:= RAND() * 100" office:value-type="float" office:value="73.5184139286434" calcext:value-type="float">
            <text:p>73.5184139286434</text:p>
          </table:table-cell>
        </table:table-row>
        <table:table-row table:style-name="ro1">
          <table:table-cell table:formula="of:= RAND() * 100" office:value-type="float" office:value="31.0852709186498" calcext:value-type="float">
            <text:p>31.0852709186498</text:p>
          </table:table-cell>
        </table:table-row>
        <table:table-row table:style-name="ro1">
          <table:table-cell table:formula="of:= RAND() * 100" office:value-type="float" office:value="90.2011020372881" calcext:value-type="float">
            <text:p>90.2011020372881</text:p>
          </table:table-cell>
        </table:table-row>
        <table:table-row table:style-name="ro1">
          <table:table-cell table:formula="of:= RAND() * 100" office:value-type="float" office:value="51.7789977882572" calcext:value-type="float">
            <text:p>51.7789977882572</text:p>
          </table:table-cell>
        </table:table-row>
        <table:table-row table:style-name="ro1">
          <table:table-cell table:formula="of:= RAND() * 100" office:value-type="float" office:value="91.537952706043" calcext:value-type="float">
            <text:p>91.537952706043</text:p>
          </table:table-cell>
        </table:table-row>
        <table:table-row table:style-name="ro1">
          <table:table-cell table:formula="of:= RAND() * 100" office:value-type="float" office:value="5.62810220991952" calcext:value-type="float">
            <text:p>5.62810220991952</text:p>
          </table:table-cell>
        </table:table-row>
        <table:table-row table:style-name="ro1">
          <table:table-cell table:formula="of:= RAND() * 100" office:value-type="float" office:value="62.900514708782" calcext:value-type="float">
            <text:p>62.900514708782</text:p>
          </table:table-cell>
        </table:table-row>
        <table:table-row table:style-name="ro1">
          <table:table-cell table:formula="of:= RAND() * 100" office:value-type="float" office:value="46.4522844847762" calcext:value-type="float">
            <text:p>46.4522844847762</text:p>
          </table:table-cell>
        </table:table-row>
        <table:table-row table:style-name="ro1">
          <table:table-cell table:formula="of:= RAND() * 100" office:value-type="float" office:value="80.6451475983835" calcext:value-type="float">
            <text:p>80.6451475983835</text:p>
          </table:table-cell>
        </table:table-row>
        <table:table-row table:style-name="ro1">
          <table:table-cell table:formula="of:= RAND() * 100" office:value-type="float" office:value="41.3790207828373" calcext:value-type="float">
            <text:p>41.3790207828373</text:p>
          </table:table-cell>
        </table:table-row>
        <table:table-row table:style-name="ro1">
          <table:table-cell table:formula="of:= RAND() * 100" office:value-type="float" office:value="35.1590787607317" calcext:value-type="float">
            <text:p>35.1590787607317</text:p>
          </table:table-cell>
        </table:table-row>
        <table:table-row table:style-name="ro1">
          <table:table-cell table:formula="of:= RAND() * 100" office:value-type="float" office:value="73.561485307815" calcext:value-type="float">
            <text:p>73.561485307815</text:p>
          </table:table-cell>
        </table:table-row>
        <table:table-row table:style-name="ro1">
          <table:table-cell table:formula="of:= RAND() * 100" office:value-type="float" office:value="19.40281915417" calcext:value-type="float">
            <text:p>19.40281915417</text:p>
          </table:table-cell>
        </table:table-row>
        <table:table-row table:style-name="ro1">
          <table:table-cell table:formula="of:= RAND() * 100" office:value-type="float" office:value="79.7972310130143" calcext:value-type="float">
            <text:p>79.7972310130143</text:p>
          </table:table-cell>
        </table:table-row>
        <table:table-row table:style-name="ro1">
          <table:table-cell table:formula="of:= RAND() * 100" office:value-type="float" office:value="30.1967306912183" calcext:value-type="float">
            <text:p>30.1967306912183</text:p>
          </table:table-cell>
        </table:table-row>
        <table:table-row table:style-name="ro1">
          <table:table-cell table:formula="of:= RAND() * 100" office:value-type="float" office:value="59.6836656014281" calcext:value-type="float">
            <text:p>59.6836656014281</text:p>
          </table:table-cell>
        </table:table-row>
        <table:table-row table:style-name="ro1">
          <table:table-cell table:formula="of:= RAND() * 100" office:value-type="float" office:value="27.5135973162969" calcext:value-type="float">
            <text:p>27.5135973162969</text:p>
          </table:table-cell>
        </table:table-row>
        <table:table-row table:style-name="ro1">
          <table:table-cell table:formula="of:= RAND() * 100" office:value-type="float" office:value="21.8672198382053" calcext:value-type="float">
            <text:p>21.8672198382053</text:p>
          </table:table-cell>
        </table:table-row>
        <table:table-row table:style-name="ro1">
          <table:table-cell table:formula="of:= RAND() * 100" office:value-type="float" office:value="99.9778202494999" calcext:value-type="float">
            <text:p>99.9778202494999</text:p>
          </table:table-cell>
        </table:table-row>
        <table:table-row table:style-name="ro1">
          <table:table-cell table:formula="of:= RAND() * 100" office:value-type="float" office:value="13.516686568004" calcext:value-type="float">
            <text:p>13.516686568004</text:p>
          </table:table-cell>
        </table:table-row>
        <table:table-row table:style-name="ro1">
          <table:table-cell table:formula="of:= RAND() * 100" office:value-type="float" office:value="27.0285190886482" calcext:value-type="float">
            <text:p>27.0285190886482</text:p>
          </table:table-cell>
        </table:table-row>
        <table:table-row table:style-name="ro1">
          <table:table-cell table:formula="of:= RAND() * 100" office:value-type="float" office:value="36.0232187414053" calcext:value-type="float">
            <text:p>36.0232187414053</text:p>
          </table:table-cell>
        </table:table-row>
        <table:table-row table:style-name="ro1">
          <table:table-cell table:formula="of:= RAND() * 100" office:value-type="float" office:value="19.2601730536152" calcext:value-type="float">
            <text:p>19.2601730536152</text:p>
          </table:table-cell>
        </table:table-row>
        <table:table-row table:style-name="ro1">
          <table:table-cell table:formula="of:= RAND() * 100" office:value-type="float" office:value="51.672171014623" calcext:value-type="float">
            <text:p>51.672171014623</text:p>
          </table:table-cell>
        </table:table-row>
        <table:table-row table:style-name="ro1">
          <table:table-cell table:formula="of:= RAND() * 100" office:value-type="float" office:value="13.3921910651699" calcext:value-type="float">
            <text:p>13.3921910651699</text:p>
          </table:table-cell>
        </table:table-row>
        <table:table-row table:style-name="ro1">
          <table:table-cell table:formula="of:= RAND() * 100" office:value-type="float" office:value="66.466130409653" calcext:value-type="float">
            <text:p>66.466130409653</text:p>
          </table:table-cell>
        </table:table-row>
        <table:table-row table:style-name="ro1">
          <table:table-cell table:formula="of:= RAND() * 100" office:value-type="float" office:value="57.3836401384431" calcext:value-type="float">
            <text:p>57.3836401384431</text:p>
          </table:table-cell>
        </table:table-row>
        <table:table-row table:style-name="ro1">
          <table:table-cell table:formula="of:= RAND() * 100" office:value-type="float" office:value="84.9569534094991" calcext:value-type="float">
            <text:p>84.9569534094991</text:p>
          </table:table-cell>
        </table:table-row>
        <table:table-row table:style-name="ro1">
          <table:table-cell table:formula="of:= RAND() * 100" office:value-type="float" office:value="36.2634457453784" calcext:value-type="float">
            <text:p>36.2634457453784</text:p>
          </table:table-cell>
        </table:table-row>
        <table:table-row table:style-name="ro1">
          <table:table-cell table:formula="of:= RAND() * 100" office:value-type="float" office:value="55.2561837199631" calcext:value-type="float">
            <text:p>55.2561837199631</text:p>
          </table:table-cell>
        </table:table-row>
        <table:table-row table:style-name="ro1">
          <table:table-cell table:formula="of:= RAND() * 100" office:value-type="float" office:value="83.624646959376" calcext:value-type="float">
            <text:p>83.624646959376</text:p>
          </table:table-cell>
        </table:table-row>
        <table:table-row table:style-name="ro1">
          <table:table-cell table:formula="of:= RAND() * 100" office:value-type="float" office:value="94.27137262478" calcext:value-type="float">
            <text:p>94.27137262478</text:p>
          </table:table-cell>
        </table:table-row>
        <table:table-row table:style-name="ro1">
          <table:table-cell table:formula="of:= RAND() * 100" office:value-type="float" office:value="7.64754194211843" calcext:value-type="float">
            <text:p>7.64754194211843</text:p>
          </table:table-cell>
        </table:table-row>
        <table:table-row table:style-name="ro1">
          <table:table-cell table:formula="of:= RAND() * 100" office:value-type="float" office:value="38.7070483682001" calcext:value-type="float">
            <text:p>38.7070483682001</text:p>
          </table:table-cell>
        </table:table-row>
        <table:table-row table:style-name="ro1">
          <table:table-cell table:formula="of:= RAND() * 100" office:value-type="float" office:value="47.3999434801379" calcext:value-type="float">
            <text:p>47.3999434801379</text:p>
          </table:table-cell>
        </table:table-row>
        <table:table-row table:style-name="ro1">
          <table:table-cell table:formula="of:= RAND() * 100" office:value-type="float" office:value="47.4416387939836" calcext:value-type="float">
            <text:p>47.4416387939836</text:p>
          </table:table-cell>
        </table:table-row>
        <table:table-row table:style-name="ro1">
          <table:table-cell table:formula="of:= RAND() * 100" office:value-type="float" office:value="49.4392164853544" calcext:value-type="float">
            <text:p>49.4392164853544</text:p>
          </table:table-cell>
        </table:table-row>
        <table:table-row table:style-name="ro1">
          <table:table-cell table:formula="of:= RAND() * 100" office:value-type="float" office:value="69.3944528383517" calcext:value-type="float">
            <text:p>69.3944528383517</text:p>
          </table:table-cell>
        </table:table-row>
        <table:table-row table:style-name="ro1">
          <table:table-cell table:formula="of:= RAND() * 100" office:value-type="float" office:value="39.240507216037" calcext:value-type="float">
            <text:p>39.240507216037</text:p>
          </table:table-cell>
        </table:table-row>
        <table:table-row table:style-name="ro1">
          <table:table-cell table:formula="of:= RAND() * 100" office:value-type="float" office:value="65.9401771292851" calcext:value-type="float">
            <text:p>65.9401771292851</text:p>
          </table:table-cell>
        </table:table-row>
        <table:table-row table:style-name="ro1">
          <table:table-cell table:formula="of:= RAND() * 100" office:value-type="float" office:value="52.599094290446" calcext:value-type="float">
            <text:p>52.599094290446</text:p>
          </table:table-cell>
        </table:table-row>
        <table:table-row table:style-name="ro1">
          <table:table-cell table:formula="of:= RAND() * 100" office:value-type="float" office:value="18.5252561103874" calcext:value-type="float">
            <text:p>18.5252561103874</text:p>
          </table:table-cell>
        </table:table-row>
        <table:table-row table:style-name="ro1">
          <table:table-cell table:formula="of:= RAND() * 100" office:value-type="float" office:value="42.3424744513704" calcext:value-type="float">
            <text:p>42.3424744513704</text:p>
          </table:table-cell>
        </table:table-row>
        <table:table-row table:style-name="ro1">
          <table:table-cell table:formula="of:= RAND() * 100" office:value-type="float" office:value="31.4133713864868" calcext:value-type="float">
            <text:p>31.4133713864868</text:p>
          </table:table-cell>
        </table:table-row>
        <table:table-row table:style-name="ro1">
          <table:table-cell table:formula="of:= RAND() * 100" office:value-type="float" office:value="74.6016804066304" calcext:value-type="float">
            <text:p>74.6016804066304</text:p>
          </table:table-cell>
        </table:table-row>
        <table:table-row table:style-name="ro1">
          <table:table-cell table:formula="of:= RAND() * 100" office:value-type="float" office:value="56.2737463664428" calcext:value-type="float">
            <text:p>56.2737463664428</text:p>
          </table:table-cell>
        </table:table-row>
        <table:table-row table:style-name="ro1">
          <table:table-cell table:formula="of:= RAND() * 100" office:value-type="float" office:value="40.9169237547689" calcext:value-type="float">
            <text:p>40.9169237547689</text:p>
          </table:table-cell>
        </table:table-row>
        <table:table-row table:style-name="ro1">
          <table:table-cell table:formula="of:= RAND() * 100" office:value-type="float" office:value="90.8750297309637" calcext:value-type="float">
            <text:p>90.8750297309637</text:p>
          </table:table-cell>
        </table:table-row>
        <table:table-row table:style-name="ro1">
          <table:table-cell table:formula="of:= RAND() * 100" office:value-type="float" office:value="15.5193729263938" calcext:value-type="float">
            <text:p>15.5193729263938</text:p>
          </table:table-cell>
        </table:table-row>
        <table:table-row table:style-name="ro1">
          <table:table-cell table:formula="of:= RAND() * 100" office:value-type="float" office:value="19.0250451768498" calcext:value-type="float">
            <text:p>19.0250451768498</text:p>
          </table:table-cell>
        </table:table-row>
        <table:table-row table:style-name="ro1">
          <table:table-cell table:formula="of:= RAND() * 100" office:value-type="float" office:value="80.6015817466086" calcext:value-type="float">
            <text:p>80.6015817466086</text:p>
          </table:table-cell>
        </table:table-row>
        <table:table-row table:style-name="ro1">
          <table:table-cell table:formula="of:= RAND() * 100" office:value-type="float" office:value="53.5076260543887" calcext:value-type="float">
            <text:p>53.5076260543887</text:p>
          </table:table-cell>
        </table:table-row>
        <table:table-row table:style-name="ro1">
          <table:table-cell table:formula="of:= RAND() * 100" office:value-type="float" office:value="78.1650655496453" calcext:value-type="float">
            <text:p>78.1650655496453</text:p>
          </table:table-cell>
        </table:table-row>
        <table:table-row table:style-name="ro1">
          <table:table-cell table:formula="of:= RAND() * 100" office:value-type="float" office:value="38.5388624321866" calcext:value-type="float">
            <text:p>38.5388624321866</text:p>
          </table:table-cell>
        </table:table-row>
        <table:table-row table:style-name="ro1">
          <table:table-cell table:formula="of:= RAND() * 100" office:value-type="float" office:value="26.0516085909952" calcext:value-type="float">
            <text:p>26.0516085909952</text:p>
          </table:table-cell>
        </table:table-row>
        <table:table-row table:style-name="ro1">
          <table:table-cell table:formula="of:= RAND() * 100" office:value-type="float" office:value="71.074869352161" calcext:value-type="float">
            <text:p>71.074869352161</text:p>
          </table:table-cell>
        </table:table-row>
        <table:table-row table:style-name="ro1">
          <table:table-cell table:formula="of:= RAND() * 100" office:value-type="float" office:value="56.6451488001554" calcext:value-type="float">
            <text:p>56.6451488001554</text:p>
          </table:table-cell>
        </table:table-row>
        <table:table-row table:style-name="ro1">
          <table:table-cell table:formula="of:= RAND() * 100" office:value-type="float" office:value="24.4557190774619" calcext:value-type="float">
            <text:p>24.4557190774619</text:p>
          </table:table-cell>
        </table:table-row>
        <table:table-row table:style-name="ro1">
          <table:table-cell table:formula="of:= RAND() * 100" office:value-type="float" office:value="11.6938110684912" calcext:value-type="float">
            <text:p>11.6938110684912</text:p>
          </table:table-cell>
        </table:table-row>
        <table:table-row table:style-name="ro1">
          <table:table-cell table:formula="of:= RAND() * 100" office:value-type="float" office:value="70.2174844340985" calcext:value-type="float">
            <text:p>70.2174844340985</text:p>
          </table:table-cell>
        </table:table-row>
        <table:table-row table:style-name="ro1">
          <table:table-cell table:formula="of:= RAND() * 100" office:value-type="float" office:value="20.389615389973" calcext:value-type="float">
            <text:p>20.389615389973</text:p>
          </table:table-cell>
        </table:table-row>
        <table:table-row table:style-name="ro1">
          <table:table-cell table:formula="of:= RAND() * 100" office:value-type="float" office:value="24.1821662977541" calcext:value-type="float">
            <text:p>24.1821662977541</text:p>
          </table:table-cell>
        </table:table-row>
        <table:table-row table:style-name="ro1">
          <table:table-cell table:formula="of:= RAND() * 100" office:value-type="float" office:value="21.9372918085244" calcext:value-type="float">
            <text:p>21.9372918085244</text:p>
          </table:table-cell>
        </table:table-row>
        <table:table-row table:style-name="ro1">
          <table:table-cell table:formula="of:= RAND() * 100" office:value-type="float" office:value="32.0497874750707" calcext:value-type="float">
            <text:p>32.0497874750707</text:p>
          </table:table-cell>
        </table:table-row>
        <table:table-row table:style-name="ro1">
          <table:table-cell table:formula="of:= RAND() * 100" office:value-type="float" office:value="77.1233737476955" calcext:value-type="float">
            <text:p>77.1233737476955</text:p>
          </table:table-cell>
        </table:table-row>
        <table:table-row table:style-name="ro1">
          <table:table-cell table:formula="of:= RAND() * 100" office:value-type="float" office:value="67.7417119619992" calcext:value-type="float">
            <text:p>67.7417119619992</text:p>
          </table:table-cell>
        </table:table-row>
        <table:table-row table:style-name="ro1">
          <table:table-cell table:formula="of:= RAND() * 100" office:value-type="float" office:value="82.1153936865442" calcext:value-type="float">
            <text:p>82.1153936865442</text:p>
          </table:table-cell>
        </table:table-row>
        <table:table-row table:style-name="ro1">
          <table:table-cell table:formula="of:= RAND() * 100" office:value-type="float" office:value="69.5833054025514" calcext:value-type="float">
            <text:p>69.5833054025514</text:p>
          </table:table-cell>
        </table:table-row>
        <table:table-row table:style-name="ro1">
          <table:table-cell table:formula="of:= RAND() * 100" office:value-type="float" office:value="55.3314746641805" calcext:value-type="float">
            <text:p>55.3314746641805</text:p>
          </table:table-cell>
        </table:table-row>
        <table:table-row table:style-name="ro1">
          <table:table-cell table:formula="of:= RAND() * 100" office:value-type="float" office:value="57.6988694597442" calcext:value-type="float">
            <text:p>57.6988694597442</text:p>
          </table:table-cell>
        </table:table-row>
        <table:table-row table:style-name="ro1">
          <table:table-cell table:formula="of:= RAND() * 100" office:value-type="float" office:value="95.1541111117394" calcext:value-type="float">
            <text:p>95.1541111117394</text:p>
          </table:table-cell>
        </table:table-row>
        <table:table-row table:style-name="ro1">
          <table:table-cell table:formula="of:= RAND() * 100" office:value-type="float" office:value="52.8149175713543" calcext:value-type="float">
            <text:p>52.8149175713543</text:p>
          </table:table-cell>
        </table:table-row>
        <table:table-row table:style-name="ro1">
          <table:table-cell table:formula="of:= RAND() * 100" office:value-type="float" office:value="93.526136073526" calcext:value-type="float">
            <text:p>93.526136073526</text:p>
          </table:table-cell>
        </table:table-row>
        <table:table-row table:style-name="ro1">
          <table:table-cell table:formula="of:= RAND() * 100" office:value-type="float" office:value="74.874096550195" calcext:value-type="float">
            <text:p>74.874096550195</text:p>
          </table:table-cell>
        </table:table-row>
        <table:table-row table:style-name="ro1">
          <table:table-cell table:formula="of:= RAND() * 100" office:value-type="float" office:value="46.0092894342365" calcext:value-type="float">
            <text:p>46.0092894342365</text:p>
          </table:table-cell>
        </table:table-row>
        <table:table-row table:style-name="ro1">
          <table:table-cell table:formula="of:= RAND() * 100" office:value-type="float" office:value="77.3693994998238" calcext:value-type="float">
            <text:p>77.3693994998238</text:p>
          </table:table-cell>
        </table:table-row>
        <table:table-row table:style-name="ro1">
          <table:table-cell table:formula="of:= RAND() * 100" office:value-type="float" office:value="42.5754463588842" calcext:value-type="float">
            <text:p>42.5754463588842</text:p>
          </table:table-cell>
        </table:table-row>
        <table:table-row table:style-name="ro1">
          <table:table-cell table:formula="of:= RAND() * 100" office:value-type="float" office:value="83.7131306999864" calcext:value-type="float">
            <text:p>83.7131306999864</text:p>
          </table:table-cell>
        </table:table-row>
        <table:table-row table:style-name="ro1">
          <table:table-cell table:formula="of:= RAND() * 100" office:value-type="float" office:value="28.709401236382" calcext:value-type="float">
            <text:p>28.709401236382</text:p>
          </table:table-cell>
        </table:table-row>
        <table:table-row table:style-name="ro1">
          <table:table-cell table:formula="of:= RAND() * 100" office:value-type="float" office:value="23.9166136080431" calcext:value-type="float">
            <text:p>23.9166136080431</text:p>
          </table:table-cell>
        </table:table-row>
        <table:table-row table:style-name="ro1">
          <table:table-cell table:formula="of:= RAND() * 100" office:value-type="float" office:value="30.5285908440743" calcext:value-type="float">
            <text:p>30.5285908440743</text:p>
          </table:table-cell>
        </table:table-row>
        <table:table-row table:style-name="ro1">
          <table:table-cell table:formula="of:= RAND() * 100" office:value-type="float" office:value="68.2424975502526" calcext:value-type="float">
            <text:p>68.2424975502526</text:p>
          </table:table-cell>
        </table:table-row>
        <table:table-row table:style-name="ro1">
          <table:table-cell table:formula="of:= RAND() * 100" office:value-type="float" office:value="63.8202502445166" calcext:value-type="float">
            <text:p>63.8202502445166</text:p>
          </table:table-cell>
        </table:table-row>
        <table:table-row table:style-name="ro1">
          <table:table-cell table:formula="of:= RAND() * 100" office:value-type="float" office:value="78.338766684596" calcext:value-type="float">
            <text:p>78.338766684596</text:p>
          </table:table-cell>
        </table:table-row>
        <table:table-row table:style-name="ro1">
          <table:table-cell table:formula="of:= RAND() * 100" office:value-type="float" office:value="55.87399565074" calcext:value-type="float">
            <text:p>55.87399565074</text:p>
          </table:table-cell>
        </table:table-row>
        <table:table-row table:style-name="ro1">
          <table:table-cell table:formula="of:= RAND() * 100" office:value-type="float" office:value="40.6710714615177" calcext:value-type="float">
            <text:p>40.6710714615177</text:p>
          </table:table-cell>
        </table:table-row>
        <table:table-row table:style-name="ro1">
          <table:table-cell table:formula="of:= RAND() * 100" office:value-type="float" office:value="62.6880691551426" calcext:value-type="float">
            <text:p>62.6880691551426</text:p>
          </table:table-cell>
        </table:table-row>
        <table:table-row table:style-name="ro1">
          <table:table-cell table:formula="of:= RAND() * 100" office:value-type="float" office:value="27.4185728538192" calcext:value-type="float">
            <text:p>27.4185728538192</text:p>
          </table:table-cell>
        </table:table-row>
        <table:table-row table:style-name="ro1">
          <table:table-cell table:formula="of:= RAND() * 100" office:value-type="float" office:value="74.2706274942439" calcext:value-type="float">
            <text:p>74.2706274942439</text:p>
          </table:table-cell>
        </table:table-row>
        <table:table-row table:style-name="ro1">
          <table:table-cell table:formula="of:= RAND() * 100" office:value-type="float" office:value="27.3098822990695" calcext:value-type="float">
            <text:p>27.3098822990695</text:p>
          </table:table-cell>
        </table:table-row>
        <table:table-row table:style-name="ro1">
          <table:table-cell table:formula="of:= RAND() * 100" office:value-type="float" office:value="82.9721008401209" calcext:value-type="float">
            <text:p>82.9721008401209</text:p>
          </table:table-cell>
        </table:table-row>
        <table:table-row table:style-name="ro1">
          <table:table-cell table:formula="of:= RAND() * 100" office:value-type="float" office:value="65.4913231198052" calcext:value-type="float">
            <text:p>65.4913231198052</text:p>
          </table:table-cell>
        </table:table-row>
        <table:table-row table:style-name="ro1">
          <table:table-cell table:formula="of:= RAND() * 100" office:value-type="float" office:value="19.8797853457756" calcext:value-type="float">
            <text:p>19.8797853457756</text:p>
          </table:table-cell>
        </table:table-row>
        <table:table-row table:style-name="ro1">
          <table:table-cell table:formula="of:= RAND() * 100" office:value-type="float" office:value="58.5375145719973" calcext:value-type="float">
            <text:p>58.5375145719973</text:p>
          </table:table-cell>
        </table:table-row>
        <table:table-row table:style-name="ro1">
          <table:table-cell table:formula="of:= RAND() * 100" office:value-type="float" office:value="59.8626897480225" calcext:value-type="float">
            <text:p>59.8626897480225</text:p>
          </table:table-cell>
        </table:table-row>
        <table:table-row table:style-name="ro1">
          <table:table-cell table:formula="of:= RAND() * 100" office:value-type="float" office:value="86.2636097082906" calcext:value-type="float">
            <text:p>86.2636097082906</text:p>
          </table:table-cell>
        </table:table-row>
        <table:table-row table:style-name="ro1">
          <table:table-cell table:formula="of:= RAND() * 100" office:value-type="float" office:value="82.3545913593993" calcext:value-type="float">
            <text:p>82.3545913593993</text:p>
          </table:table-cell>
        </table:table-row>
        <table:table-row table:style-name="ro1">
          <table:table-cell table:formula="of:= RAND() * 100" office:value-type="float" office:value="8.7669635314669" calcext:value-type="float">
            <text:p>8.7669635314669</text:p>
          </table:table-cell>
        </table:table-row>
        <table:table-row table:style-name="ro1">
          <table:table-cell table:formula="of:= RAND() * 100" office:value-type="float" office:value="82.5719211803736" calcext:value-type="float">
            <text:p>82.5719211803736</text:p>
          </table:table-cell>
        </table:table-row>
        <table:table-row table:style-name="ro1">
          <table:table-cell table:formula="of:= RAND() * 100" office:value-type="float" office:value="33.0988172318426" calcext:value-type="float">
            <text:p>33.0988172318426</text:p>
          </table:table-cell>
        </table:table-row>
        <table:table-row table:style-name="ro1">
          <table:table-cell table:formula="of:= RAND() * 100" office:value-type="float" office:value="86.7477703699332" calcext:value-type="float">
            <text:p>86.7477703699332</text:p>
          </table:table-cell>
        </table:table-row>
        <table:table-row table:style-name="ro1">
          <table:table-cell table:formula="of:= RAND() * 100" office:value-type="float" office:value="70.6803141857887" calcext:value-type="float">
            <text:p>70.6803141857887</text:p>
          </table:table-cell>
        </table:table-row>
        <table:table-row table:style-name="ro1">
          <table:table-cell table:formula="of:= RAND() * 100" office:value-type="float" office:value="90.3091854727517" calcext:value-type="float">
            <text:p>90.3091854727517</text:p>
          </table:table-cell>
        </table:table-row>
        <table:table-row table:style-name="ro1">
          <table:table-cell table:formula="of:= RAND() * 100" office:value-type="float" office:value="48.4881944518307" calcext:value-type="float">
            <text:p>48.4881944518307</text:p>
          </table:table-cell>
        </table:table-row>
        <table:table-row table:style-name="ro1">
          <table:table-cell table:formula="of:= RAND() * 100" office:value-type="float" office:value="35.700170036417" calcext:value-type="float">
            <text:p>35.700170036417</text:p>
          </table:table-cell>
        </table:table-row>
        <table:table-row table:style-name="ro1">
          <table:table-cell table:formula="of:= RAND() * 100" office:value-type="float" office:value="31.1921841341889" calcext:value-type="float">
            <text:p>31.1921841341889</text:p>
          </table:table-cell>
        </table:table-row>
        <table:table-row table:style-name="ro1">
          <table:table-cell table:formula="of:= RAND() * 100" office:value-type="float" office:value="92.0110586286343" calcext:value-type="float">
            <text:p>92.0110586286343</text:p>
          </table:table-cell>
        </table:table-row>
        <table:table-row table:style-name="ro1">
          <table:table-cell table:formula="of:= RAND() * 100" office:value-type="float" office:value="14.0860854397583" calcext:value-type="float">
            <text:p>14.0860854397583</text:p>
          </table:table-cell>
        </table:table-row>
        <table:table-row table:style-name="ro1">
          <table:table-cell table:formula="of:= RAND() * 100" office:value-type="float" office:value="82.7066294362863" calcext:value-type="float">
            <text:p>82.7066294362863</text:p>
          </table:table-cell>
        </table:table-row>
        <table:table-row table:style-name="ro1">
          <table:table-cell table:formula="of:= RAND() * 100" office:value-type="float" office:value="21.0924223934121" calcext:value-type="float">
            <text:p>21.0924223934121</text:p>
          </table:table-cell>
        </table:table-row>
        <table:table-row table:style-name="ro1">
          <table:table-cell table:formula="of:= RAND() * 100" office:value-type="float" office:value="62.187398452599" calcext:value-type="float">
            <text:p>62.187398452599</text:p>
          </table:table-cell>
        </table:table-row>
        <table:table-row table:style-name="ro1">
          <table:table-cell table:formula="of:= RAND() * 100" office:value-type="float" office:value="71.7210110798878" calcext:value-type="float">
            <text:p>71.7210110798878</text:p>
          </table:table-cell>
        </table:table-row>
        <table:table-row table:style-name="ro1">
          <table:table-cell table:formula="of:= RAND() * 100" office:value-type="float" office:value="19.0376576244881" calcext:value-type="float">
            <text:p>19.0376576244881</text:p>
          </table:table-cell>
        </table:table-row>
        <table:table-row table:style-name="ro1">
          <table:table-cell table:formula="of:= RAND() * 100" office:value-type="float" office:value="78.5417868257065" calcext:value-type="float">
            <text:p>78.5417868257065</text:p>
          </table:table-cell>
        </table:table-row>
        <table:table-row table:style-name="ro1">
          <table:table-cell table:formula="of:= RAND() * 100" office:value-type="float" office:value="94.688197546548" calcext:value-type="float">
            <text:p>94.688197546548</text:p>
          </table:table-cell>
        </table:table-row>
        <table:table-row table:style-name="ro1">
          <table:table-cell table:formula="of:= RAND() * 100" office:value-type="float" office:value="56.8154137980293" calcext:value-type="float">
            <text:p>56.8154137980293</text:p>
          </table:table-cell>
        </table:table-row>
        <table:table-row table:style-name="ro1">
          <table:table-cell table:formula="of:= RAND() * 100" office:value-type="float" office:value="19.4172005171199" calcext:value-type="float">
            <text:p>19.4172005171199</text:p>
          </table:table-cell>
        </table:table-row>
        <table:table-row table:style-name="ro1">
          <table:table-cell table:formula="of:= RAND() * 100" office:value-type="float" office:value="36.4924315477751" calcext:value-type="float">
            <text:p>36.4924315477751</text:p>
          </table:table-cell>
        </table:table-row>
        <table:table-row table:style-name="ro1">
          <table:table-cell table:formula="of:= RAND() * 100" office:value-type="float" office:value="75.6214491394276" calcext:value-type="float">
            <text:p>75.6214491394276</text:p>
          </table:table-cell>
        </table:table-row>
        <table:table-row table:style-name="ro1">
          <table:table-cell table:formula="of:= RAND() * 100" office:value-type="float" office:value="79.8637222958004" calcext:value-type="float">
            <text:p>79.8637222958004</text:p>
          </table:table-cell>
        </table:table-row>
        <table:table-row table:style-name="ro1">
          <table:table-cell table:formula="of:= RAND() * 100" office:value-type="float" office:value="42.5544980881327" calcext:value-type="float">
            <text:p>42.5544980881327</text:p>
          </table:table-cell>
        </table:table-row>
        <table:table-row table:style-name="ro1">
          <table:table-cell table:formula="of:= RAND() * 100" office:value-type="float" office:value="18.4930388358887" calcext:value-type="float">
            <text:p>18.4930388358887</text:p>
          </table:table-cell>
        </table:table-row>
        <table:table-row table:style-name="ro1">
          <table:table-cell table:formula="of:= RAND() * 100" office:value-type="float" office:value="99.5465805031352" calcext:value-type="float">
            <text:p>99.5465805031352</text:p>
          </table:table-cell>
        </table:table-row>
        <table:table-row table:style-name="ro1">
          <table:table-cell table:formula="of:= RAND() * 100" office:value-type="float" office:value="92.8014450697609" calcext:value-type="float">
            <text:p>92.8014450697609</text:p>
          </table:table-cell>
        </table:table-row>
        <table:table-row table:style-name="ro1">
          <table:table-cell table:formula="of:= RAND() * 100" office:value-type="float" office:value="11.8238537306954" calcext:value-type="float">
            <text:p>11.8238537306954</text:p>
          </table:table-cell>
        </table:table-row>
        <table:table-row table:style-name="ro1">
          <table:table-cell table:formula="of:= RAND() * 100" office:value-type="float" office:value="49.3295864914023" calcext:value-type="float">
            <text:p>49.3295864914023</text:p>
          </table:table-cell>
        </table:table-row>
        <table:table-row table:style-name="ro1">
          <table:table-cell table:formula="of:= RAND() * 100" office:value-type="float" office:value="43.1429729588013" calcext:value-type="float">
            <text:p>43.1429729588013</text:p>
          </table:table-cell>
        </table:table-row>
        <table:table-row table:style-name="ro1">
          <table:table-cell table:formula="of:= RAND() * 100" office:value-type="float" office:value="98.406205223706" calcext:value-type="float">
            <text:p>98.406205223706</text:p>
          </table:table-cell>
        </table:table-row>
        <table:table-row table:style-name="ro1">
          <table:table-cell table:formula="of:= RAND() * 100" office:value-type="float" office:value="71.7056069797697" calcext:value-type="float">
            <text:p>71.7056069797697</text:p>
          </table:table-cell>
        </table:table-row>
        <table:table-row table:style-name="ro1">
          <table:table-cell table:formula="of:= RAND() * 100" office:value-type="float" office:value="24.1903029053366" calcext:value-type="float">
            <text:p>24.1903029053366</text:p>
          </table:table-cell>
        </table:table-row>
        <table:table-row table:style-name="ro1">
          <table:table-cell table:formula="of:= RAND() * 100" office:value-type="float" office:value="74.2643786502842" calcext:value-type="float">
            <text:p>74.2643786502842</text:p>
          </table:table-cell>
        </table:table-row>
        <table:table-row table:style-name="ro1">
          <table:table-cell table:formula="of:= RAND() * 100" office:value-type="float" office:value="33.5966644067002" calcext:value-type="float">
            <text:p>33.5966644067002</text:p>
          </table:table-cell>
        </table:table-row>
        <table:table-row table:style-name="ro1">
          <table:table-cell table:formula="of:= RAND() * 100" office:value-type="float" office:value="78.5173862460328" calcext:value-type="float">
            <text:p>78.5173862460328</text:p>
          </table:table-cell>
        </table:table-row>
        <table:table-row table:style-name="ro1">
          <table:table-cell table:formula="of:= RAND() * 100" office:value-type="float" office:value="69.3651961741569" calcext:value-type="float">
            <text:p>69.3651961741569</text:p>
          </table:table-cell>
        </table:table-row>
        <table:table-row table:style-name="ro1">
          <table:table-cell table:formula="of:= RAND() * 100" office:value-type="float" office:value="13.5370907866001" calcext:value-type="float">
            <text:p>13.5370907866001</text:p>
          </table:table-cell>
        </table:table-row>
        <table:table-row table:style-name="ro1">
          <table:table-cell table:formula="of:= RAND() * 100" office:value-type="float" office:value="12.9613800171655" calcext:value-type="float">
            <text:p>12.9613800171655</text:p>
          </table:table-cell>
        </table:table-row>
        <table:table-row table:style-name="ro1">
          <table:table-cell table:formula="of:= RAND() * 100" office:value-type="float" office:value="69.4451075597519" calcext:value-type="float">
            <text:p>69.4451075597519</text:p>
          </table:table-cell>
        </table:table-row>
        <table:table-row table:style-name="ro1">
          <table:table-cell table:formula="of:= RAND() * 100" office:value-type="float" office:value="52.2491033851753" calcext:value-type="float">
            <text:p>52.2491033851753</text:p>
          </table:table-cell>
        </table:table-row>
        <table:table-row table:style-name="ro1">
          <table:table-cell table:formula="of:= RAND() * 100" office:value-type="float" office:value="37.1893087075239" calcext:value-type="float">
            <text:p>37.1893087075239</text:p>
          </table:table-cell>
        </table:table-row>
        <table:table-row table:style-name="ro1">
          <table:table-cell table:formula="of:= RAND() * 100" office:value-type="float" office:value="64.2630451103205" calcext:value-type="float">
            <text:p>64.2630451103205</text:p>
          </table:table-cell>
        </table:table-row>
        <table:table-row table:style-name="ro1">
          <table:table-cell table:formula="of:= RAND() * 100" office:value-type="float" office:value="36.0361511607367" calcext:value-type="float">
            <text:p>36.0361511607367</text:p>
          </table:table-cell>
        </table:table-row>
        <table:table-row table:style-name="ro1">
          <table:table-cell table:formula="of:= RAND() * 100" office:value-type="float" office:value="76.7189552282959" calcext:value-type="float">
            <text:p>76.7189552282959</text:p>
          </table:table-cell>
        </table:table-row>
        <table:table-row table:style-name="ro1">
          <table:table-cell table:formula="of:= RAND() * 100" office:value-type="float" office:value="10.8532179179962" calcext:value-type="float">
            <text:p>10.8532179179962</text:p>
          </table:table-cell>
        </table:table-row>
        <table:table-row table:style-name="ro1">
          <table:table-cell table:formula="of:= RAND() * 100" office:value-type="float" office:value="26.6934418571272" calcext:value-type="float">
            <text:p>26.6934418571272</text:p>
          </table:table-cell>
        </table:table-row>
        <table:table-row table:style-name="ro1">
          <table:table-cell table:formula="of:= RAND() * 100" office:value-type="float" office:value="90.8446204040856" calcext:value-type="float">
            <text:p>90.8446204040856</text:p>
          </table:table-cell>
        </table:table-row>
        <table:table-row table:style-name="ro1">
          <table:table-cell table:formula="of:= RAND() * 100" office:value-type="float" office:value="76.976919419516" calcext:value-type="float">
            <text:p>76.976919419516</text:p>
          </table:table-cell>
        </table:table-row>
        <table:table-row table:style-name="ro1">
          <table:table-cell table:formula="of:= RAND() * 100" office:value-type="float" office:value="0.80194943342543" calcext:value-type="float">
            <text:p>0.80194943342543</text:p>
          </table:table-cell>
        </table:table-row>
        <table:table-row table:style-name="ro1">
          <table:table-cell table:formula="of:= RAND() * 100" office:value-type="float" office:value="63.7479253809051" calcext:value-type="float">
            <text:p>63.7479253809051</text:p>
          </table:table-cell>
        </table:table-row>
        <table:table-row table:style-name="ro1">
          <table:table-cell table:formula="of:= RAND() * 100" office:value-type="float" office:value="88.4609147287188" calcext:value-type="float">
            <text:p>88.4609147287188</text:p>
          </table:table-cell>
        </table:table-row>
        <table:table-row table:style-name="ro1">
          <table:table-cell table:formula="of:= RAND() * 100" office:value-type="float" office:value="28.037317559294" calcext:value-type="float">
            <text:p>28.037317559294</text:p>
          </table:table-cell>
        </table:table-row>
        <table:table-row table:style-name="ro1">
          <table:table-cell table:formula="of:= RAND() * 100" office:value-type="float" office:value="57.0741955736986" calcext:value-type="float">
            <text:p>57.0741955736986</text:p>
          </table:table-cell>
        </table:table-row>
        <table:table-row table:style-name="ro1">
          <table:table-cell table:formula="of:= RAND() * 100" office:value-type="float" office:value="49.2157908698557" calcext:value-type="float">
            <text:p>49.2157908698557</text:p>
          </table:table-cell>
        </table:table-row>
        <table:table-row table:style-name="ro1">
          <table:table-cell table:formula="of:= RAND() * 100" office:value-type="float" office:value="77.2003599407628" calcext:value-type="float">
            <text:p>77.2003599407628</text:p>
          </table:table-cell>
        </table:table-row>
        <table:table-row table:style-name="ro1">
          <table:table-cell table:formula="of:= RAND() * 100" office:value-type="float" office:value="8.37288471542617" calcext:value-type="float">
            <text:p>8.37288471542617</text:p>
          </table:table-cell>
        </table:table-row>
        <table:table-row table:style-name="ro1">
          <table:table-cell table:formula="of:= RAND() * 100" office:value-type="float" office:value="16.1187344236231" calcext:value-type="float">
            <text:p>16.1187344236231</text:p>
          </table:table-cell>
        </table:table-row>
        <table:table-row table:style-name="ro1">
          <table:table-cell table:formula="of:= RAND() * 100" office:value-type="float" office:value="45.0799836783303" calcext:value-type="float">
            <text:p>45.0799836783303</text:p>
          </table:table-cell>
        </table:table-row>
        <table:table-row table:style-name="ro1">
          <table:table-cell table:formula="of:= RAND() * 100" office:value-type="float" office:value="48.1466979375094" calcext:value-type="float">
            <text:p>48.1466979375094</text:p>
          </table:table-cell>
        </table:table-row>
        <table:table-row table:style-name="ro1">
          <table:table-cell table:formula="of:= RAND() * 100" office:value-type="float" office:value="93.0386984713349" calcext:value-type="float">
            <text:p>93.0386984713349</text:p>
          </table:table-cell>
        </table:table-row>
        <table:table-row table:style-name="ro1">
          <table:table-cell table:formula="of:= RAND() * 100" office:value-type="float" office:value="1.99801306152625" calcext:value-type="float">
            <text:p>1.99801306152625</text:p>
          </table:table-cell>
        </table:table-row>
        <table:table-row table:style-name="ro1">
          <table:table-cell table:formula="of:= RAND() * 100" office:value-type="float" office:value="64.4089428338043" calcext:value-type="float">
            <text:p>64.4089428338043</text:p>
          </table:table-cell>
        </table:table-row>
        <table:table-row table:style-name="ro1">
          <table:table-cell table:formula="of:= RAND() * 100" office:value-type="float" office:value="98.6632640891019" calcext:value-type="float">
            <text:p>98.6632640891019</text:p>
          </table:table-cell>
        </table:table-row>
        <table:table-row table:style-name="ro1">
          <table:table-cell table:formula="of:= RAND() * 100" office:value-type="float" office:value="47.3267874108336" calcext:value-type="float">
            <text:p>47.3267874108336</text:p>
          </table:table-cell>
        </table:table-row>
        <table:table-row table:style-name="ro1">
          <table:table-cell table:formula="of:= RAND() * 100" office:value-type="float" office:value="75.9562177275486" calcext:value-type="float">
            <text:p>75.9562177275486</text:p>
          </table:table-cell>
        </table:table-row>
        <table:table-row table:style-name="ro1">
          <table:table-cell table:formula="of:= RAND() * 100" office:value-type="float" office:value="76.6298697589331" calcext:value-type="float">
            <text:p>76.6298697589331</text:p>
          </table:table-cell>
        </table:table-row>
        <table:table-row table:style-name="ro1">
          <table:table-cell table:formula="of:= RAND() * 100" office:value-type="float" office:value="92.0081584524439" calcext:value-type="float">
            <text:p>92.0081584524439</text:p>
          </table:table-cell>
        </table:table-row>
        <table:table-row table:style-name="ro1">
          <table:table-cell table:formula="of:= RAND() * 100" office:value-type="float" office:value="66.0245830511799" calcext:value-type="float">
            <text:p>66.0245830511799</text:p>
          </table:table-cell>
        </table:table-row>
        <table:table-row table:style-name="ro1">
          <table:table-cell table:formula="of:= RAND() * 100" office:value-type="float" office:value="52.2411358463475" calcext:value-type="float">
            <text:p>52.2411358463475</text:p>
          </table:table-cell>
        </table:table-row>
        <table:table-row table:style-name="ro1">
          <table:table-cell table:formula="of:= RAND() * 100" office:value-type="float" office:value="23.5974419263352" calcext:value-type="float">
            <text:p>23.5974419263352</text:p>
          </table:table-cell>
        </table:table-row>
        <table:table-row table:style-name="ro1">
          <table:table-cell table:formula="of:= RAND() * 100" office:value-type="float" office:value="75.8157803617633" calcext:value-type="float">
            <text:p>75.8157803617633</text:p>
          </table:table-cell>
        </table:table-row>
        <table:table-row table:style-name="ro1">
          <table:table-cell table:formula="of:= RAND() * 100" office:value-type="float" office:value="83.3112807650703" calcext:value-type="float">
            <text:p>83.3112807650703</text:p>
          </table:table-cell>
        </table:table-row>
        <table:table-row table:style-name="ro1">
          <table:table-cell table:formula="of:= RAND() * 100" office:value-type="float" office:value="86.2497123258097" calcext:value-type="float">
            <text:p>86.2497123258097</text:p>
          </table:table-cell>
        </table:table-row>
        <table:table-row table:style-name="ro1">
          <table:table-cell table:formula="of:= RAND() * 100" office:value-type="float" office:value="92.6972662333651" calcext:value-type="float">
            <text:p>92.6972662333651</text:p>
          </table:table-cell>
        </table:table-row>
        <table:table-row table:style-name="ro1">
          <table:table-cell table:formula="of:= RAND() * 100" office:value-type="float" office:value="33.0500674113756" calcext:value-type="float">
            <text:p>33.0500674113756</text:p>
          </table:table-cell>
        </table:table-row>
        <table:table-row table:style-name="ro1">
          <table:table-cell table:formula="of:= RAND() * 100" office:value-type="float" office:value="44.8041819180058" calcext:value-type="float">
            <text:p>44.8041819180058</text:p>
          </table:table-cell>
        </table:table-row>
        <table:table-row table:style-name="ro1">
          <table:table-cell table:formula="of:= RAND() * 100" office:value-type="float" office:value="96.0452607515455" calcext:value-type="float">
            <text:p>96.0452607515455</text:p>
          </table:table-cell>
        </table:table-row>
        <table:table-row table:style-name="ro1">
          <table:table-cell table:formula="of:= RAND() * 100" office:value-type="float" office:value="0.546759665800849" calcext:value-type="float">
            <text:p>0.546759665800849</text:p>
          </table:table-cell>
        </table:table-row>
        <table:table-row table:style-name="ro1">
          <table:table-cell table:formula="of:= RAND() * 100" office:value-type="float" office:value="79.7707784152206" calcext:value-type="float">
            <text:p>79.7707784152206</text:p>
          </table:table-cell>
        </table:table-row>
        <table:table-row table:style-name="ro1">
          <table:table-cell table:formula="of:= RAND() * 100" office:value-type="float" office:value="66.1755478750242" calcext:value-type="float">
            <text:p>66.1755478750242</text:p>
          </table:table-cell>
        </table:table-row>
        <table:table-row table:style-name="ro1">
          <table:table-cell table:formula="of:= RAND() * 100" office:value-type="float" office:value="26.3398417454803" calcext:value-type="float">
            <text:p>26.3398417454803</text:p>
          </table:table-cell>
        </table:table-row>
        <table:table-row table:style-name="ro1">
          <table:table-cell table:formula="of:= RAND() * 100" office:value-type="float" office:value="63.3055253960103" calcext:value-type="float">
            <text:p>63.3055253960103</text:p>
          </table:table-cell>
        </table:table-row>
        <table:table-row table:style-name="ro1">
          <table:table-cell table:formula="of:= RAND() * 100" office:value-type="float" office:value="58.5609087835039" calcext:value-type="float">
            <text:p>58.5609087835039</text:p>
          </table:table-cell>
        </table:table-row>
        <table:table-row table:style-name="ro1">
          <table:table-cell table:formula="of:= RAND() * 100" office:value-type="float" office:value="34.1055701719515" calcext:value-type="float">
            <text:p>34.1055701719515</text:p>
          </table:table-cell>
        </table:table-row>
        <table:table-row table:style-name="ro1">
          <table:table-cell table:formula="of:= RAND() * 100" office:value-type="float" office:value="20.5431538830891" calcext:value-type="float">
            <text:p>20.5431538830891</text:p>
          </table:table-cell>
        </table:table-row>
        <table:table-row table:style-name="ro1">
          <table:table-cell table:formula="of:= RAND() * 100" office:value-type="float" office:value="85.6010700800469" calcext:value-type="float">
            <text:p>85.6010700800469</text:p>
          </table:table-cell>
        </table:table-row>
        <table:table-row table:style-name="ro1">
          <table:table-cell table:formula="of:= RAND() * 100" office:value-type="float" office:value="52.1809683783211" calcext:value-type="float">
            <text:p>52.1809683783211</text:p>
          </table:table-cell>
        </table:table-row>
        <table:table-row table:style-name="ro1">
          <table:table-cell table:formula="of:= RAND() * 100" office:value-type="float" office:value="27.5553998635676" calcext:value-type="float">
            <text:p>27.5553998635676</text:p>
          </table:table-cell>
        </table:table-row>
        <table:table-row table:style-name="ro1">
          <table:table-cell table:formula="of:= RAND() * 100" office:value-type="float" office:value="56.0030356310339" calcext:value-type="float">
            <text:p>56.0030356310339</text:p>
          </table:table-cell>
        </table:table-row>
        <table:table-row table:style-name="ro1">
          <table:table-cell table:formula="of:= RAND() * 100" office:value-type="float" office:value="31.4705373363995" calcext:value-type="float">
            <text:p>31.4705373363995</text:p>
          </table:table-cell>
        </table:table-row>
        <table:table-row table:style-name="ro1">
          <table:table-cell table:formula="of:= RAND() * 100" office:value-type="float" office:value="71.9171149715523" calcext:value-type="float">
            <text:p>71.9171149715523</text:p>
          </table:table-cell>
        </table:table-row>
        <table:table-row table:style-name="ro1">
          <table:table-cell table:formula="of:= RAND() * 100" office:value-type="float" office:value="71.6610784561656" calcext:value-type="float">
            <text:p>71.6610784561656</text:p>
          </table:table-cell>
        </table:table-row>
        <table:table-row table:style-name="ro1">
          <table:table-cell table:formula="of:= RAND() * 100" office:value-type="float" office:value="44.736035914004" calcext:value-type="float">
            <text:p>44.736035914004</text:p>
          </table:table-cell>
        </table:table-row>
        <table:table-row table:style-name="ro1">
          <table:table-cell table:formula="of:= RAND() * 100" office:value-type="float" office:value="97.4301960680863" calcext:value-type="float">
            <text:p>97.4301960680863</text:p>
          </table:table-cell>
        </table:table-row>
        <table:table-row table:style-name="ro1">
          <table:table-cell table:formula="of:= RAND() * 100" office:value-type="float" office:value="7.29886227841689" calcext:value-type="float">
            <text:p>7.29886227841689</text:p>
          </table:table-cell>
        </table:table-row>
        <table:table-row table:style-name="ro1">
          <table:table-cell table:formula="of:= RAND() * 100" office:value-type="float" office:value="90.1282315082405" calcext:value-type="float">
            <text:p>90.1282315082405</text:p>
          </table:table-cell>
        </table:table-row>
        <table:table-row table:style-name="ro1">
          <table:table-cell table:formula="of:= RAND() * 100" office:value-type="float" office:value="53.1210738061392" calcext:value-type="float">
            <text:p>53.1210738061392</text:p>
          </table:table-cell>
        </table:table-row>
        <table:table-row table:style-name="ro1">
          <table:table-cell table:formula="of:= RAND() * 100" office:value-type="float" office:value="5.52279300035419" calcext:value-type="float">
            <text:p>5.52279300035419</text:p>
          </table:table-cell>
        </table:table-row>
        <table:table-row table:style-name="ro1">
          <table:table-cell table:formula="of:= RAND() * 100" office:value-type="float" office:value="61.6163698089966" calcext:value-type="float">
            <text:p>61.6163698089966</text:p>
          </table:table-cell>
        </table:table-row>
        <table:table-row table:style-name="ro1">
          <table:table-cell table:formula="of:= RAND() * 100" office:value-type="float" office:value="69.9011944594654" calcext:value-type="float">
            <text:p>69.9011944594654</text:p>
          </table:table-cell>
        </table:table-row>
        <table:table-row table:style-name="ro1">
          <table:table-cell table:formula="of:= RAND() * 100" office:value-type="float" office:value="45.6903870450104" calcext:value-type="float">
            <text:p>45.6903870450104</text:p>
          </table:table-cell>
        </table:table-row>
        <table:table-row table:style-name="ro1">
          <table:table-cell table:formula="of:= RAND() * 100" office:value-type="float" office:value="61.6651254370647" calcext:value-type="float">
            <text:p>61.6651254370647</text:p>
          </table:table-cell>
        </table:table-row>
        <table:table-row table:style-name="ro1">
          <table:table-cell table:formula="of:= RAND() * 100" office:value-type="float" office:value="60.8860271231164" calcext:value-type="float">
            <text:p>60.8860271231164</text:p>
          </table:table-cell>
        </table:table-row>
        <table:table-row table:style-name="ro1">
          <table:table-cell table:formula="of:= RAND() * 100" office:value-type="float" office:value="4.76346559235975" calcext:value-type="float">
            <text:p>4.76346559235975</text:p>
          </table:table-cell>
        </table:table-row>
        <table:table-row table:style-name="ro1">
          <table:table-cell table:formula="of:= RAND() * 100" office:value-type="float" office:value="53.1529286929496" calcext:value-type="float">
            <text:p>53.1529286929496</text:p>
          </table:table-cell>
        </table:table-row>
        <table:table-row table:style-name="ro1">
          <table:table-cell table:formula="of:= RAND() * 100" office:value-type="float" office:value="83.4526987864505" calcext:value-type="float">
            <text:p>83.4526987864505</text:p>
          </table:table-cell>
        </table:table-row>
        <table:table-row table:style-name="ro1">
          <table:table-cell table:formula="of:= RAND() * 100" office:value-type="float" office:value="58.7958623646502" calcext:value-type="float">
            <text:p>58.7958623646502</text:p>
          </table:table-cell>
        </table:table-row>
        <table:table-row table:style-name="ro1">
          <table:table-cell table:formula="of:= RAND() * 100" office:value-type="float" office:value="86.4814283798015" calcext:value-type="float">
            <text:p>86.4814283798015</text:p>
          </table:table-cell>
        </table:table-row>
        <table:table-row table:style-name="ro1">
          <table:table-cell table:formula="of:= RAND() * 100" office:value-type="float" office:value="36.5764062939091" calcext:value-type="float">
            <text:p>36.5764062939091</text:p>
          </table:table-cell>
        </table:table-row>
        <table:table-row table:style-name="ro1">
          <table:table-cell table:formula="of:= RAND() * 100" office:value-type="float" office:value="86.9647381613604" calcext:value-type="float">
            <text:p>86.9647381613604</text:p>
          </table:table-cell>
        </table:table-row>
        <table:table-row table:style-name="ro1">
          <table:table-cell table:formula="of:= RAND() * 100" office:value-type="float" office:value="11.7829419213508" calcext:value-type="float">
            <text:p>11.7829419213508</text:p>
          </table:table-cell>
        </table:table-row>
        <table:table-row table:style-name="ro1">
          <table:table-cell table:formula="of:= RAND() * 100" office:value-type="float" office:value="17.0121315244093" calcext:value-type="float">
            <text:p>17.0121315244093</text:p>
          </table:table-cell>
        </table:table-row>
        <table:table-row table:style-name="ro1">
          <table:table-cell table:formula="of:= RAND() * 100" office:value-type="float" office:value="54.3345314719091" calcext:value-type="float">
            <text:p>54.3345314719091</text:p>
          </table:table-cell>
        </table:table-row>
        <table:table-row table:style-name="ro1">
          <table:table-cell table:formula="of:= RAND() * 100" office:value-type="float" office:value="31.5025976508329" calcext:value-type="float">
            <text:p>31.5025976508329</text:p>
          </table:table-cell>
        </table:table-row>
        <table:table-row table:style-name="ro1">
          <table:table-cell table:formula="of:= RAND() * 100" office:value-type="float" office:value="51.5869174752194" calcext:value-type="float">
            <text:p>51.5869174752194</text:p>
          </table:table-cell>
        </table:table-row>
        <table:table-row table:style-name="ro1">
          <table:table-cell table:formula="of:= RAND() * 100" office:value-type="float" office:value="22.9478960957664" calcext:value-type="float">
            <text:p>22.9478960957664</text:p>
          </table:table-cell>
        </table:table-row>
        <table:table-row table:style-name="ro1">
          <table:table-cell table:formula="of:= RAND() * 100" office:value-type="float" office:value="36.6013656549451" calcext:value-type="float">
            <text:p>36.6013656549451</text:p>
          </table:table-cell>
        </table:table-row>
        <table:table-row table:style-name="ro1">
          <table:table-cell table:formula="of:= RAND() * 100" office:value-type="float" office:value="87.327131483588" calcext:value-type="float">
            <text:p>87.327131483588</text:p>
          </table:table-cell>
        </table:table-row>
        <table:table-row table:style-name="ro1">
          <table:table-cell table:formula="of:= RAND() * 100" office:value-type="float" office:value="48.1691333296193" calcext:value-type="float">
            <text:p>48.1691333296193</text:p>
          </table:table-cell>
        </table:table-row>
        <table:table-row table:style-name="ro1">
          <table:table-cell table:formula="of:= RAND() * 100" office:value-type="float" office:value="58.7036469380578" calcext:value-type="float">
            <text:p>58.7036469380578</text:p>
          </table:table-cell>
        </table:table-row>
        <table:table-row table:style-name="ro1">
          <table:table-cell table:formula="of:= RAND() * 100" office:value-type="float" office:value="3.37403294697554" calcext:value-type="float">
            <text:p>3.37403294697554</text:p>
          </table:table-cell>
        </table:table-row>
        <table:table-row table:style-name="ro1">
          <table:table-cell table:formula="of:= RAND() * 100" office:value-type="float" office:value="57.1683956813114" calcext:value-type="float">
            <text:p>57.1683956813114</text:p>
          </table:table-cell>
        </table:table-row>
        <table:table-row table:style-name="ro1">
          <table:table-cell table:formula="of:= RAND() * 100" office:value-type="float" office:value="32.9971308965675" calcext:value-type="float">
            <text:p>32.9971308965675</text:p>
          </table:table-cell>
        </table:table-row>
        <table:table-row table:style-name="ro1">
          <table:table-cell table:formula="of:= RAND() * 100" office:value-type="float" office:value="94.6111580194379" calcext:value-type="float">
            <text:p>94.6111580194379</text:p>
          </table:table-cell>
        </table:table-row>
        <table:table-row table:style-name="ro1">
          <table:table-cell table:formula="of:= RAND() * 100" office:value-type="float" office:value="44.5904313353221" calcext:value-type="float">
            <text:p>44.5904313353221</text:p>
          </table:table-cell>
        </table:table-row>
        <table:table-row table:style-name="ro1">
          <table:table-cell table:formula="of:= RAND() * 100" office:value-type="float" office:value="42.2529864256705" calcext:value-type="float">
            <text:p>42.2529864256705</text:p>
          </table:table-cell>
        </table:table-row>
        <table:table-row table:style-name="ro1">
          <table:table-cell table:formula="of:= RAND() * 100" office:value-type="float" office:value="93.4709004035991" calcext:value-type="float">
            <text:p>93.4709004035991</text:p>
          </table:table-cell>
        </table:table-row>
        <table:table-row table:style-name="ro1">
          <table:table-cell table:formula="of:= RAND() * 100" office:value-type="float" office:value="83.6298494907937" calcext:value-type="float">
            <text:p>83.6298494907937</text:p>
          </table:table-cell>
        </table:table-row>
        <table:table-row table:style-name="ro1">
          <table:table-cell table:formula="of:= RAND() * 100" office:value-type="float" office:value="75.4357342046675" calcext:value-type="float">
            <text:p>75.4357342046675</text:p>
          </table:table-cell>
        </table:table-row>
        <table:table-row table:style-name="ro1">
          <table:table-cell table:formula="of:= RAND() * 100" office:value-type="float" office:value="55.8456225504618" calcext:value-type="float">
            <text:p>55.8456225504618</text:p>
          </table:table-cell>
        </table:table-row>
        <table:table-row table:style-name="ro1">
          <table:table-cell table:formula="of:= RAND() * 100" office:value-type="float" office:value="21.2802242180238" calcext:value-type="float">
            <text:p>21.2802242180238</text:p>
          </table:table-cell>
        </table:table-row>
        <table:table-row table:style-name="ro1">
          <table:table-cell table:formula="of:= RAND() * 100" office:value-type="float" office:value="20.5061089824786" calcext:value-type="float">
            <text:p>20.5061089824786</text:p>
          </table:table-cell>
        </table:table-row>
        <table:table-row table:style-name="ro1">
          <table:table-cell table:formula="of:= RAND() * 100" office:value-type="float" office:value="34.0791610953748" calcext:value-type="float">
            <text:p>34.0791610953748</text:p>
          </table:table-cell>
        </table:table-row>
        <table:table-row table:style-name="ro1">
          <table:table-cell table:formula="of:= RAND() * 100" office:value-type="float" office:value="20.7177868538518" calcext:value-type="float">
            <text:p>20.7177868538518</text:p>
          </table:table-cell>
        </table:table-row>
        <table:table-row table:style-name="ro1">
          <table:table-cell table:formula="of:= RAND() * 100" office:value-type="float" office:value="11.7564882481083" calcext:value-type="float">
            <text:p>11.7564882481083</text:p>
          </table:table-cell>
        </table:table-row>
        <table:table-row table:style-name="ro1">
          <table:table-cell table:formula="of:= RAND() * 100" office:value-type="float" office:value="99.9227803027907" calcext:value-type="float">
            <text:p>99.9227803027907</text:p>
          </table:table-cell>
        </table:table-row>
        <table:table-row table:style-name="ro1">
          <table:table-cell table:formula="of:= RAND() * 100" office:value-type="float" office:value="89.4043696298581" calcext:value-type="float">
            <text:p>89.4043696298581</text:p>
          </table:table-cell>
        </table:table-row>
        <table:table-row table:style-name="ro1">
          <table:table-cell table:formula="of:= RAND() * 100" office:value-type="float" office:value="33.4737120480277" calcext:value-type="float">
            <text:p>33.4737120480277</text:p>
          </table:table-cell>
        </table:table-row>
        <table:table-row table:style-name="ro1">
          <table:table-cell table:formula="of:= RAND() * 100" office:value-type="float" office:value="42.2064623457009" calcext:value-type="float">
            <text:p>42.2064623457009</text:p>
          </table:table-cell>
        </table:table-row>
        <table:table-row table:style-name="ro1">
          <table:table-cell table:formula="of:= RAND() * 100" office:value-type="float" office:value="54.6564586382" calcext:value-type="float">
            <text:p>54.6564586382</text:p>
          </table:table-cell>
        </table:table-row>
        <table:table-row table:style-name="ro1">
          <table:table-cell table:formula="of:= RAND() * 100" office:value-type="float" office:value="77.7569501699772" calcext:value-type="float">
            <text:p>77.7569501699772</text:p>
          </table:table-cell>
        </table:table-row>
        <table:table-row table:style-name="ro1">
          <table:table-cell table:formula="of:= RAND() * 100" office:value-type="float" office:value="78.9770664926696" calcext:value-type="float">
            <text:p>78.9770664926696</text:p>
          </table:table-cell>
        </table:table-row>
        <table:table-row table:style-name="ro1">
          <table:table-cell table:formula="of:= RAND() * 100" office:value-type="float" office:value="6.42608675226533" calcext:value-type="float">
            <text:p>6.42608675226533</text:p>
          </table:table-cell>
        </table:table-row>
        <table:table-row table:style-name="ro1">
          <table:table-cell table:formula="of:= RAND() * 100" office:value-type="float" office:value="58.2886186334121" calcext:value-type="float">
            <text:p>58.2886186334121</text:p>
          </table:table-cell>
        </table:table-row>
        <table:table-row table:style-name="ro1">
          <table:table-cell table:formula="of:= RAND() * 100" office:value-type="float" office:value="11.3374750482577" calcext:value-type="float">
            <text:p>11.3374750482577</text:p>
          </table:table-cell>
        </table:table-row>
        <table:table-row table:style-name="ro1">
          <table:table-cell table:formula="of:= RAND() * 100" office:value-type="float" office:value="84.6750865736141" calcext:value-type="float">
            <text:p>84.6750865736141</text:p>
          </table:table-cell>
        </table:table-row>
        <table:table-row table:style-name="ro1">
          <table:table-cell table:formula="of:= RAND() * 100" office:value-type="float" office:value="17.5611233299781" calcext:value-type="float">
            <text:p>17.5611233299781</text:p>
          </table:table-cell>
        </table:table-row>
        <table:table-row table:style-name="ro1">
          <table:table-cell table:formula="of:= RAND() * 100" office:value-type="float" office:value="84.9230926738949" calcext:value-type="float">
            <text:p>84.9230926738949</text:p>
          </table:table-cell>
        </table:table-row>
        <table:table-row table:style-name="ro1">
          <table:table-cell table:formula="of:= RAND() * 100" office:value-type="float" office:value="78.4832731528153" calcext:value-type="float">
            <text:p>78.4832731528153</text:p>
          </table:table-cell>
        </table:table-row>
        <table:table-row table:style-name="ro1">
          <table:table-cell table:formula="of:= RAND() * 100" office:value-type="float" office:value="93.3076408743307" calcext:value-type="float">
            <text:p>93.3076408743307</text:p>
          </table:table-cell>
        </table:table-row>
        <table:table-row table:style-name="ro1">
          <table:table-cell table:formula="of:= RAND() * 100" office:value-type="float" office:value="89.9258598518098" calcext:value-type="float">
            <text:p>89.9258598518098</text:p>
          </table:table-cell>
        </table:table-row>
        <table:table-row table:style-name="ro1">
          <table:table-cell table:formula="of:= RAND() * 100" office:value-type="float" office:value="96.0280452495447" calcext:value-type="float">
            <text:p>96.0280452495447</text:p>
          </table:table-cell>
        </table:table-row>
        <table:table-row table:style-name="ro1">
          <table:table-cell table:formula="of:= RAND() * 100" office:value-type="float" office:value="39.8171522597816" calcext:value-type="float">
            <text:p>39.8171522597816</text:p>
          </table:table-cell>
        </table:table-row>
        <table:table-row table:style-name="ro1">
          <table:table-cell table:formula="of:= RAND() * 100" office:value-type="float" office:value="79.3833825556058" calcext:value-type="float">
            <text:p>79.3833825556058</text:p>
          </table:table-cell>
        </table:table-row>
        <table:table-row table:style-name="ro1">
          <table:table-cell table:formula="of:= RAND() * 100" office:value-type="float" office:value="0.145564021823201" calcext:value-type="float">
            <text:p>0.145564021823201</text:p>
          </table:table-cell>
        </table:table-row>
        <table:table-row table:style-name="ro1">
          <table:table-cell table:formula="of:= RAND() * 100" office:value-type="float" office:value="35.2701862856873" calcext:value-type="float">
            <text:p>35.2701862856873</text:p>
          </table:table-cell>
        </table:table-row>
        <table:table-row table:style-name="ro1">
          <table:table-cell table:formula="of:= RAND() * 100" office:value-type="float" office:value="53.3726240434009" calcext:value-type="float">
            <text:p>53.3726240434009</text:p>
          </table:table-cell>
        </table:table-row>
        <table:table-row table:style-name="ro1">
          <table:table-cell table:formula="of:= RAND() * 100" office:value-type="float" office:value="79.9759795886483" calcext:value-type="float">
            <text:p>79.9759795886483</text:p>
          </table:table-cell>
        </table:table-row>
        <table:table-row table:style-name="ro1">
          <table:table-cell table:formula="of:= RAND() * 100" office:value-type="float" office:value="95.8406998789494" calcext:value-type="float">
            <text:p>95.8406998789494</text:p>
          </table:table-cell>
        </table:table-row>
        <table:table-row table:style-name="ro1">
          <table:table-cell table:formula="of:= RAND() * 100" office:value-type="float" office:value="91.1335902644932" calcext:value-type="float">
            <text:p>91.1335902644932</text:p>
          </table:table-cell>
        </table:table-row>
        <table:table-row table:style-name="ro1">
          <table:table-cell table:formula="of:= RAND() * 100" office:value-type="float" office:value="3.12223920242787" calcext:value-type="float">
            <text:p>3.12223920242787</text:p>
          </table:table-cell>
        </table:table-row>
        <table:table-row table:style-name="ro1">
          <table:table-cell table:formula="of:= RAND() * 100" office:value-type="float" office:value="85.5579585803983" calcext:value-type="float">
            <text:p>85.5579585803983</text:p>
          </table:table-cell>
        </table:table-row>
        <table:table-row table:style-name="ro1">
          <table:table-cell table:formula="of:= RAND() * 100" office:value-type="float" office:value="81.153835399123" calcext:value-type="float">
            <text:p>81.153835399123</text:p>
          </table:table-cell>
        </table:table-row>
        <table:table-row table:style-name="ro1">
          <table:table-cell table:formula="of:= RAND() * 100" office:value-type="float" office:value="37.5444579798576" calcext:value-type="float">
            <text:p>37.5444579798576</text:p>
          </table:table-cell>
        </table:table-row>
        <table:table-row table:style-name="ro1">
          <table:table-cell table:formula="of:= RAND() * 100" office:value-type="float" office:value="99.9450435688084" calcext:value-type="float">
            <text:p>99.9450435688084</text:p>
          </table:table-cell>
        </table:table-row>
        <table:table-row table:style-name="ro1">
          <table:table-cell table:formula="of:= RAND() * 100" office:value-type="float" office:value="10.9635232227973" calcext:value-type="float">
            <text:p>10.9635232227973</text:p>
          </table:table-cell>
        </table:table-row>
        <table:table-row table:style-name="ro1">
          <table:table-cell table:formula="of:= RAND() * 100" office:value-type="float" office:value="95.5977988427342" calcext:value-type="float">
            <text:p>95.5977988427342</text:p>
          </table:table-cell>
        </table:table-row>
        <table:table-row table:style-name="ro1">
          <table:table-cell table:formula="of:= RAND() * 100" office:value-type="float" office:value="54.4792172717808" calcext:value-type="float">
            <text:p>54.4792172717808</text:p>
          </table:table-cell>
        </table:table-row>
        <table:table-row table:style-name="ro1">
          <table:table-cell table:formula="of:= RAND() * 100" office:value-type="float" office:value="73.3364329183615" calcext:value-type="float">
            <text:p>73.3364329183615</text:p>
          </table:table-cell>
        </table:table-row>
        <table:table-row table:style-name="ro1">
          <table:table-cell table:formula="of:= RAND() * 100" office:value-type="float" office:value="99.650667018896" calcext:value-type="float">
            <text:p>99.650667018896</text:p>
          </table:table-cell>
        </table:table-row>
        <table:table-row table:style-name="ro1">
          <table:table-cell table:formula="of:= RAND() * 100" office:value-type="float" office:value="18.0944319743882" calcext:value-type="float">
            <text:p>18.0944319743882</text:p>
          </table:table-cell>
        </table:table-row>
        <table:table-row table:style-name="ro1">
          <table:table-cell table:formula="of:= RAND() * 100" office:value-type="float" office:value="86.3602709504029" calcext:value-type="float">
            <text:p>86.3602709504029</text:p>
          </table:table-cell>
        </table:table-row>
        <table:table-row table:style-name="ro1">
          <table:table-cell table:formula="of:= RAND() * 100" office:value-type="float" office:value="57.8230404269704" calcext:value-type="float">
            <text:p>57.8230404269704</text:p>
          </table:table-cell>
        </table:table-row>
        <table:table-row table:style-name="ro1">
          <table:table-cell table:formula="of:= RAND() * 100" office:value-type="float" office:value="33.5811687920948" calcext:value-type="float">
            <text:p>33.5811687920948</text:p>
          </table:table-cell>
        </table:table-row>
        <table:table-row table:style-name="ro1">
          <table:table-cell table:formula="of:= RAND() * 100" office:value-type="float" office:value="62.1984929274806" calcext:value-type="float">
            <text:p>62.1984929274806</text:p>
          </table:table-cell>
        </table:table-row>
        <table:table-row table:style-name="ro1">
          <table:table-cell table:formula="of:= RAND() * 100" office:value-type="float" office:value="9.42433018986819" calcext:value-type="float">
            <text:p>9.42433018986819</text:p>
          </table:table-cell>
        </table:table-row>
        <table:table-row table:style-name="ro1">
          <table:table-cell table:formula="of:= RAND() * 100" office:value-type="float" office:value="91.6564673376654" calcext:value-type="float">
            <text:p>91.6564673376654</text:p>
          </table:table-cell>
        </table:table-row>
        <table:table-row table:style-name="ro1">
          <table:table-cell table:formula="of:= RAND() * 100" office:value-type="float" office:value="48.6806622352397" calcext:value-type="float">
            <text:p>48.6806622352397</text:p>
          </table:table-cell>
        </table:table-row>
        <table:table-row table:style-name="ro1">
          <table:table-cell table:formula="of:= RAND() * 100" office:value-type="float" office:value="95.3827463638089" calcext:value-type="float">
            <text:p>95.3827463638089</text:p>
          </table:table-cell>
        </table:table-row>
        <table:table-row table:style-name="ro1">
          <table:table-cell table:formula="of:= RAND() * 100" office:value-type="float" office:value="84.665657766487" calcext:value-type="float">
            <text:p>84.665657766487</text:p>
          </table:table-cell>
        </table:table-row>
        <table:table-row table:style-name="ro1">
          <table:table-cell table:formula="of:= RAND() * 100" office:value-type="float" office:value="52.403881888857" calcext:value-type="float">
            <text:p>52.403881888857</text:p>
          </table:table-cell>
        </table:table-row>
        <table:table-row table:style-name="ro1">
          <table:table-cell table:formula="of:= RAND() * 100" office:value-type="float" office:value="34.1312793773933" calcext:value-type="float">
            <text:p>34.1312793773933</text:p>
          </table:table-cell>
        </table:table-row>
        <table:table-row table:style-name="ro1">
          <table:table-cell table:formula="of:= RAND() * 100" office:value-type="float" office:value="5.88781774718283" calcext:value-type="float">
            <text:p>5.88781774718283</text:p>
          </table:table-cell>
        </table:table-row>
        <table:table-row table:style-name="ro1">
          <table:table-cell table:formula="of:= RAND() * 100" office:value-type="float" office:value="60.8225618769599" calcext:value-type="float">
            <text:p>60.8225618769599</text:p>
          </table:table-cell>
        </table:table-row>
        <table:table-row table:style-name="ro1">
          <table:table-cell table:formula="of:= RAND() * 100" office:value-type="float" office:value="93.7301928565532" calcext:value-type="float">
            <text:p>93.7301928565532</text:p>
          </table:table-cell>
        </table:table-row>
        <table:table-row table:style-name="ro1">
          <table:table-cell table:formula="of:= RAND() * 100" office:value-type="float" office:value="58.2935055371578" calcext:value-type="float">
            <text:p>58.2935055371578</text:p>
          </table:table-cell>
        </table:table-row>
        <table:table-row table:style-name="ro1">
          <table:table-cell table:formula="of:= RAND() * 100" office:value-type="float" office:value="87.0693538774175" calcext:value-type="float">
            <text:p>87.0693538774175</text:p>
          </table:table-cell>
        </table:table-row>
        <table:table-row table:style-name="ro1">
          <table:table-cell table:formula="of:= RAND() * 100" office:value-type="float" office:value="55.641374183526" calcext:value-type="float">
            <text:p>55.641374183526</text:p>
          </table:table-cell>
        </table:table-row>
        <table:table-row table:style-name="ro1">
          <table:table-cell table:formula="of:= RAND() * 100" office:value-type="float" office:value="24.5620997018965" calcext:value-type="float">
            <text:p>24.5620997018965</text:p>
          </table:table-cell>
        </table:table-row>
        <table:table-row table:style-name="ro1">
          <table:table-cell table:formula="of:= RAND() * 100" office:value-type="float" office:value="99.406011771816" calcext:value-type="float">
            <text:p>99.406011771816</text:p>
          </table:table-cell>
        </table:table-row>
        <table:table-row table:style-name="ro1">
          <table:table-cell table:formula="of:= RAND() * 100" office:value-type="float" office:value="15.5681654952758" calcext:value-type="float">
            <text:p>15.5681654952758</text:p>
          </table:table-cell>
        </table:table-row>
        <table:table-row table:style-name="ro1">
          <table:table-cell table:formula="of:= RAND() * 100" office:value-type="float" office:value="71.748110024815" calcext:value-type="float">
            <text:p>71.748110024815</text:p>
          </table:table-cell>
        </table:table-row>
        <table:table-row table:style-name="ro1">
          <table:table-cell table:formula="of:= RAND() * 100" office:value-type="float" office:value="81.7377658765121" calcext:value-type="float">
            <text:p>81.7377658765121</text:p>
          </table:table-cell>
        </table:table-row>
        <table:table-row table:style-name="ro1">
          <table:table-cell table:formula="of:= RAND() * 100" office:value-type="float" office:value="61.2490966835086" calcext:value-type="float">
            <text:p>61.2490966835086</text:p>
          </table:table-cell>
        </table:table-row>
        <table:table-row table:style-name="ro1">
          <table:table-cell table:formula="of:= RAND() * 100" office:value-type="float" office:value="97.7294500402683" calcext:value-type="float">
            <text:p>97.7294500402683</text:p>
          </table:table-cell>
        </table:table-row>
        <table:table-row table:style-name="ro1">
          <table:table-cell table:formula="of:= RAND() * 100" office:value-type="float" office:value="28.2291972394299" calcext:value-type="float">
            <text:p>28.2291972394299</text:p>
          </table:table-cell>
        </table:table-row>
        <table:table-row table:style-name="ro1">
          <table:table-cell table:formula="of:= RAND() * 100" office:value-type="float" office:value="21.9485132872913" calcext:value-type="float">
            <text:p>21.9485132872913</text:p>
          </table:table-cell>
        </table:table-row>
        <table:table-row table:style-name="ro1">
          <table:table-cell table:formula="of:= RAND() * 100" office:value-type="float" office:value="98.2751895985305" calcext:value-type="float">
            <text:p>98.2751895985305</text:p>
          </table:table-cell>
        </table:table-row>
        <table:table-row table:style-name="ro1">
          <table:table-cell table:formula="of:= RAND() * 100" office:value-type="float" office:value="46.9083060876815" calcext:value-type="float">
            <text:p>46.9083060876815</text:p>
          </table:table-cell>
        </table:table-row>
        <table:table-row table:style-name="ro1">
          <table:table-cell table:formula="of:= RAND() * 100" office:value-type="float" office:value="24.4143716738742" calcext:value-type="float">
            <text:p>24.4143716738742</text:p>
          </table:table-cell>
        </table:table-row>
        <table:table-row table:style-name="ro1">
          <table:table-cell table:formula="of:= RAND() * 100" office:value-type="float" office:value="39.7859343641153" calcext:value-type="float">
            <text:p>39.7859343641153</text:p>
          </table:table-cell>
        </table:table-row>
        <table:table-row table:style-name="ro1">
          <table:table-cell table:formula="of:= RAND() * 100" office:value-type="float" office:value="85.8662601747642" calcext:value-type="float">
            <text:p>85.8662601747642</text:p>
          </table:table-cell>
        </table:table-row>
        <table:table-row table:style-name="ro1">
          <table:table-cell table:formula="of:= RAND() * 100" office:value-type="float" office:value="42.1941186553981" calcext:value-type="float">
            <text:p>42.1941186553981</text:p>
          </table:table-cell>
        </table:table-row>
        <table:table-row table:style-name="ro1">
          <table:table-cell table:formula="of:= RAND() * 100" office:value-type="float" office:value="91.3614084567155" calcext:value-type="float">
            <text:p>91.3614084567155</text:p>
          </table:table-cell>
        </table:table-row>
        <table:table-row table:style-name="ro1">
          <table:table-cell table:formula="of:= RAND() * 100" office:value-type="float" office:value="48.8401720809366" calcext:value-type="float">
            <text:p>48.8401720809366</text:p>
          </table:table-cell>
        </table:table-row>
        <table:table-row table:style-name="ro1">
          <table:table-cell table:formula="of:= RAND() * 100" office:value-type="float" office:value="4.93251179878755" calcext:value-type="float">
            <text:p>4.93251179878755</text:p>
          </table:table-cell>
        </table:table-row>
        <table:table-row table:style-name="ro1">
          <table:table-cell table:formula="of:= RAND() * 100" office:value-type="float" office:value="60.8352070153086" calcext:value-type="float">
            <text:p>60.8352070153086</text:p>
          </table:table-cell>
        </table:table-row>
        <table:table-row table:style-name="ro1">
          <table:table-cell table:formula="of:= RAND() * 100" office:value-type="float" office:value="36.4536006802542" calcext:value-type="float">
            <text:p>36.4536006802542</text:p>
          </table:table-cell>
        </table:table-row>
        <table:table-row table:style-name="ro1">
          <table:table-cell table:formula="of:= RAND() * 100" office:value-type="float" office:value="79.9522142791187" calcext:value-type="float">
            <text:p>79.9522142791187</text:p>
          </table:table-cell>
        </table:table-row>
        <table:table-row table:style-name="ro1">
          <table:table-cell table:formula="of:= RAND() * 100" office:value-type="float" office:value="12.0340272440729" calcext:value-type="float">
            <text:p>12.0340272440729</text:p>
          </table:table-cell>
        </table:table-row>
        <table:table-row table:style-name="ro1">
          <table:table-cell table:formula="of:= RAND() * 100" office:value-type="float" office:value="64.499969337853" calcext:value-type="float">
            <text:p>64.499969337853</text:p>
          </table:table-cell>
        </table:table-row>
        <table:table-row table:style-name="ro1">
          <table:table-cell table:formula="of:= RAND() * 100" office:value-type="float" office:value="64.5573816956339" calcext:value-type="float">
            <text:p>64.5573816956339</text:p>
          </table:table-cell>
        </table:table-row>
        <table:table-row table:style-name="ro1">
          <table:table-cell table:formula="of:= RAND() * 100" office:value-type="float" office:value="5.5771196032471" calcext:value-type="float">
            <text:p>5.5771196032471</text:p>
          </table:table-cell>
        </table:table-row>
        <table:table-row table:style-name="ro1">
          <table:table-cell table:formula="of:= RAND() * 100" office:value-type="float" office:value="18.7739621793075" calcext:value-type="float">
            <text:p>18.7739621793075</text:p>
          </table:table-cell>
        </table:table-row>
        <table:table-row table:style-name="ro1">
          <table:table-cell table:formula="of:= RAND() * 100" office:value-type="float" office:value="85.2786559250308" calcext:value-type="float">
            <text:p>85.2786559250308</text:p>
          </table:table-cell>
        </table:table-row>
        <table:table-row table:style-name="ro1">
          <table:table-cell table:formula="of:= RAND() * 100" office:value-type="float" office:value="70.9739894622414" calcext:value-type="float">
            <text:p>70.9739894622414</text:p>
          </table:table-cell>
        </table:table-row>
        <table:table-row table:style-name="ro1">
          <table:table-cell table:formula="of:= RAND() * 100" office:value-type="float" office:value="44.7267462129768" calcext:value-type="float">
            <text:p>44.7267462129768</text:p>
          </table:table-cell>
        </table:table-row>
        <table:table-row table:style-name="ro1">
          <table:table-cell table:formula="of:= RAND() * 100" office:value-type="float" office:value="93.2478132914875" calcext:value-type="float">
            <text:p>93.2478132914875</text:p>
          </table:table-cell>
        </table:table-row>
        <table:table-row table:style-name="ro1">
          <table:table-cell table:formula="of:= RAND() * 100" office:value-type="float" office:value="12.3622973831945" calcext:value-type="float">
            <text:p>12.3622973831945</text:p>
          </table:table-cell>
        </table:table-row>
        <table:table-row table:style-name="ro1">
          <table:table-cell table:formula="of:= RAND() * 100" office:value-type="float" office:value="90.80465941908" calcext:value-type="float">
            <text:p>90.80465941908</text:p>
          </table:table-cell>
        </table:table-row>
        <table:table-row table:style-name="ro1">
          <table:table-cell table:formula="of:= RAND() * 100" office:value-type="float" office:value="68.1581074444346" calcext:value-type="float">
            <text:p>68.1581074444346</text:p>
          </table:table-cell>
        </table:table-row>
        <table:table-row table:style-name="ro1">
          <table:table-cell table:formula="of:= RAND() * 100" office:value-type="float" office:value="76.5843082056431" calcext:value-type="float">
            <text:p>76.5843082056431</text:p>
          </table:table-cell>
        </table:table-row>
        <table:table-row table:style-name="ro1">
          <table:table-cell table:formula="of:= RAND() * 100" office:value-type="float" office:value="8.2290119706159" calcext:value-type="float">
            <text:p>8.2290119706159</text:p>
          </table:table-cell>
        </table:table-row>
        <table:table-row table:style-name="ro1">
          <table:table-cell table:formula="of:= RAND() * 100" office:value-type="float" office:value="24.3669288427893" calcext:value-type="float">
            <text:p>24.3669288427893</text:p>
          </table:table-cell>
        </table:table-row>
        <table:table-row table:style-name="ro1">
          <table:table-cell table:formula="of:= RAND() * 100" office:value-type="float" office:value="9.58478653421011" calcext:value-type="float">
            <text:p>9.58478653421011</text:p>
          </table:table-cell>
        </table:table-row>
        <table:table-row table:style-name="ro1">
          <table:table-cell table:formula="of:= RAND() * 100" office:value-type="float" office:value="80.9813648536233" calcext:value-type="float">
            <text:p>80.9813648536233</text:p>
          </table:table-cell>
        </table:table-row>
        <table:table-row table:style-name="ro1">
          <table:table-cell table:formula="of:= RAND() * 100" office:value-type="float" office:value="32.8293350772933" calcext:value-type="float">
            <text:p>32.8293350772933</text:p>
          </table:table-cell>
        </table:table-row>
        <table:table-row table:style-name="ro1">
          <table:table-cell table:formula="of:= RAND() * 100" office:value-type="float" office:value="64.6840718245073" calcext:value-type="float">
            <text:p>64.6840718245073</text:p>
          </table:table-cell>
        </table:table-row>
        <table:table-row table:style-name="ro1">
          <table:table-cell table:formula="of:= RAND() * 100" office:value-type="float" office:value="90.5620058240195" calcext:value-type="float">
            <text:p>90.5620058240195</text:p>
          </table:table-cell>
        </table:table-row>
        <table:table-row table:style-name="ro1">
          <table:table-cell table:formula="of:= RAND() * 100" office:value-type="float" office:value="22.868699729347" calcext:value-type="float">
            <text:p>22.868699729347</text:p>
          </table:table-cell>
        </table:table-row>
        <table:table-row table:style-name="ro1">
          <table:table-cell table:formula="of:= RAND() * 100" office:value-type="float" office:value="25.7499713329196" calcext:value-type="float">
            <text:p>25.7499713329196</text:p>
          </table:table-cell>
        </table:table-row>
        <table:table-row table:style-name="ro1">
          <table:table-cell table:formula="of:= RAND() * 100" office:value-type="float" office:value="50.0663181099418" calcext:value-type="float">
            <text:p>50.0663181099418</text:p>
          </table:table-cell>
        </table:table-row>
        <table:table-row table:style-name="ro1">
          <table:table-cell table:formula="of:= RAND() * 100" office:value-type="float" office:value="56.2502592167188" calcext:value-type="float">
            <text:p>56.2502592167188</text:p>
          </table:table-cell>
        </table:table-row>
        <table:table-row table:style-name="ro1">
          <table:table-cell table:formula="of:= RAND() * 100" office:value-type="float" office:value="30.1900388529462" calcext:value-type="float">
            <text:p>30.1900388529462</text:p>
          </table:table-cell>
        </table:table-row>
        <table:table-row table:style-name="ro1">
          <table:table-cell table:formula="of:= RAND() * 100" office:value-type="float" office:value="38.2229396726578" calcext:value-type="float">
            <text:p>38.2229396726578</text:p>
          </table:table-cell>
        </table:table-row>
        <table:table-row table:style-name="ro1">
          <table:table-cell table:formula="of:= RAND() * 100" office:value-type="float" office:value="72.9276277554107" calcext:value-type="float">
            <text:p>72.9276277554107</text:p>
          </table:table-cell>
        </table:table-row>
        <table:table-row table:style-name="ro1">
          <table:table-cell table:formula="of:= RAND() * 100" office:value-type="float" office:value="96.682328655681" calcext:value-type="float">
            <text:p>96.682328655681</text:p>
          </table:table-cell>
        </table:table-row>
        <table:table-row table:style-name="ro1">
          <table:table-cell table:formula="of:= RAND() * 100" office:value-type="float" office:value="63.8810532386646" calcext:value-type="float">
            <text:p>63.8810532386646</text:p>
          </table:table-cell>
        </table:table-row>
        <table:table-row table:style-name="ro1">
          <table:table-cell table:formula="of:= RAND() * 100" office:value-type="float" office:value="63.9240059151143" calcext:value-type="float">
            <text:p>63.9240059151143</text:p>
          </table:table-cell>
        </table:table-row>
        <table:table-row table:style-name="ro1">
          <table:table-cell table:formula="of:= RAND() * 100" office:value-type="float" office:value="49.9575121108494" calcext:value-type="float">
            <text:p>49.9575121108494</text:p>
          </table:table-cell>
        </table:table-row>
        <table:table-row table:style-name="ro1">
          <table:table-cell table:formula="of:= RAND() * 100" office:value-type="float" office:value="78.2848974322653" calcext:value-type="float">
            <text:p>78.2848974322653</text:p>
          </table:table-cell>
        </table:table-row>
        <table:table-row table:style-name="ro1">
          <table:table-cell table:formula="of:= RAND() * 100" office:value-type="float" office:value="46.2826869574443" calcext:value-type="float">
            <text:p>46.2826869574443</text:p>
          </table:table-cell>
        </table:table-row>
        <table:table-row table:style-name="ro1">
          <table:table-cell table:formula="of:= RAND() * 100" office:value-type="float" office:value="90.8361553292271" calcext:value-type="float">
            <text:p>90.8361553292271</text:p>
          </table:table-cell>
        </table:table-row>
        <table:table-row table:style-name="ro1">
          <table:table-cell table:formula="of:= RAND() * 100" office:value-type="float" office:value="70.4049297454346" calcext:value-type="float">
            <text:p>70.4049297454346</text:p>
          </table:table-cell>
        </table:table-row>
        <table:table-row table:style-name="ro1">
          <table:table-cell table:formula="of:= RAND() * 100" office:value-type="float" office:value="93.378751236877" calcext:value-type="float">
            <text:p>93.378751236877</text:p>
          </table:table-cell>
        </table:table-row>
        <table:table-row table:style-name="ro1">
          <table:table-cell table:formula="of:= RAND() * 100" office:value-type="float" office:value="98.81987717317" calcext:value-type="float">
            <text:p>98.81987717317</text:p>
          </table:table-cell>
        </table:table-row>
        <table:table-row table:style-name="ro1">
          <table:table-cell table:formula="of:= RAND() * 100" office:value-type="float" office:value="31.7102222217087" calcext:value-type="float">
            <text:p>31.7102222217087</text:p>
          </table:table-cell>
        </table:table-row>
        <table:table-row table:style-name="ro1">
          <table:table-cell table:formula="of:= RAND() * 100" office:value-type="float" office:value="16.7603230909737" calcext:value-type="float">
            <text:p>16.7603230909737</text:p>
          </table:table-cell>
        </table:table-row>
        <table:table-row table:style-name="ro1">
          <table:table-cell table:formula="of:= RAND() * 100" office:value-type="float" office:value="56.2403243055339" calcext:value-type="float">
            <text:p>56.2403243055339</text:p>
          </table:table-cell>
        </table:table-row>
        <table:table-row table:style-name="ro1">
          <table:table-cell table:formula="of:= RAND() * 100" office:value-type="float" office:value="87.361534104027" calcext:value-type="float">
            <text:p>87.361534104027</text:p>
          </table:table-cell>
        </table:table-row>
        <table:table-row table:style-name="ro1">
          <table:table-cell table:formula="of:= RAND() * 100" office:value-type="float" office:value="29.8180179732326" calcext:value-type="float">
            <text:p>29.8180179732326</text:p>
          </table:table-cell>
        </table:table-row>
        <table:table-row table:style-name="ro1">
          <table:table-cell table:formula="of:= RAND() * 100" office:value-type="float" office:value="2.46478543834927" calcext:value-type="float">
            <text:p>2.46478543834927</text:p>
          </table:table-cell>
        </table:table-row>
        <table:table-row table:style-name="ro1">
          <table:table-cell table:formula="of:= RAND() * 100" office:value-type="float" office:value="63.8194459048343" calcext:value-type="float">
            <text:p>63.8194459048343</text:p>
          </table:table-cell>
        </table:table-row>
        <table:table-row table:style-name="ro1">
          <table:table-cell table:formula="of:= RAND() * 100" office:value-type="float" office:value="41.4826756972503" calcext:value-type="float">
            <text:p>41.4826756972503</text:p>
          </table:table-cell>
        </table:table-row>
        <table:table-row table:style-name="ro1">
          <table:table-cell table:formula="of:= RAND() * 100" office:value-type="float" office:value="84.7558347614194" calcext:value-type="float">
            <text:p>84.7558347614194</text:p>
          </table:table-cell>
        </table:table-row>
        <table:table-row table:style-name="ro1">
          <table:table-cell table:formula="of:= RAND() * 100" office:value-type="float" office:value="47.0434521615224" calcext:value-type="float">
            <text:p>47.0434521615224</text:p>
          </table:table-cell>
        </table:table-row>
        <table:table-row table:style-name="ro1">
          <table:table-cell table:formula="of:= RAND() * 100" office:value-type="float" office:value="33.7442194443998" calcext:value-type="float">
            <text:p>33.7442194443998</text:p>
          </table:table-cell>
        </table:table-row>
        <table:table-row table:style-name="ro1">
          <table:table-cell table:formula="of:= RAND() * 100" office:value-type="float" office:value="33.3865631587165" calcext:value-type="float">
            <text:p>33.3865631587165</text:p>
          </table:table-cell>
        </table:table-row>
        <table:table-row table:style-name="ro1">
          <table:table-cell table:formula="of:= RAND() * 100" office:value-type="float" office:value="84.6031553641814" calcext:value-type="float">
            <text:p>84.6031553641814</text:p>
          </table:table-cell>
        </table:table-row>
        <table:table-row table:style-name="ro1">
          <table:table-cell table:formula="of:= RAND() * 100" office:value-type="float" office:value="7.51820416248345" calcext:value-type="float">
            <text:p>7.51820416248345</text:p>
          </table:table-cell>
        </table:table-row>
        <table:table-row table:style-name="ro1">
          <table:table-cell table:formula="of:= RAND() * 100" office:value-type="float" office:value="15.5602407971088" calcext:value-type="float">
            <text:p>15.5602407971088</text:p>
          </table:table-cell>
        </table:table-row>
        <table:table-row table:style-name="ro1">
          <table:table-cell table:formula="of:= RAND() * 100" office:value-type="float" office:value="84.6412538768682" calcext:value-type="float">
            <text:p>84.6412538768682</text:p>
          </table:table-cell>
        </table:table-row>
        <table:table-row table:style-name="ro1">
          <table:table-cell table:formula="of:= RAND() * 100" office:value-type="float" office:value="29.5037351928278" calcext:value-type="float">
            <text:p>29.5037351928278</text:p>
          </table:table-cell>
        </table:table-row>
        <table:table-row table:style-name="ro1">
          <table:table-cell table:formula="of:= RAND() * 100" office:value-type="float" office:value="20.3303374984635" calcext:value-type="float">
            <text:p>20.3303374984635</text:p>
          </table:table-cell>
        </table:table-row>
        <table:table-row table:style-name="ro1">
          <table:table-cell table:formula="of:= RAND() * 100" office:value-type="float" office:value="37.8474691462103" calcext:value-type="float">
            <text:p>37.8474691462103</text:p>
          </table:table-cell>
        </table:table-row>
        <table:table-row table:style-name="ro1">
          <table:table-cell table:formula="of:= RAND() * 100" office:value-type="float" office:value="32.8379430582595" calcext:value-type="float">
            <text:p>32.8379430582595</text:p>
          </table:table-cell>
        </table:table-row>
        <table:table-row table:style-name="ro1">
          <table:table-cell table:formula="of:= RAND() * 100" office:value-type="float" office:value="13.216419632505" calcext:value-type="float">
            <text:p>13.216419632505</text:p>
          </table:table-cell>
        </table:table-row>
        <table:table-row table:style-name="ro1">
          <table:table-cell table:formula="of:= RAND() * 100" office:value-type="float" office:value="22.0272039467037" calcext:value-type="float">
            <text:p>22.0272039467037</text:p>
          </table:table-cell>
        </table:table-row>
        <table:table-row table:style-name="ro1">
          <table:table-cell table:formula="of:= RAND() * 100" office:value-type="float" office:value="48.5801445721455" calcext:value-type="float">
            <text:p>48.5801445721455</text:p>
          </table:table-cell>
        </table:table-row>
        <table:table-row table:style-name="ro1">
          <table:table-cell table:formula="of:= RAND() * 100" office:value-type="float" office:value="1.00658318594716" calcext:value-type="float">
            <text:p>1.00658318594716</text:p>
          </table:table-cell>
        </table:table-row>
        <table:table-row table:style-name="ro1">
          <table:table-cell table:formula="of:= RAND() * 100" office:value-type="float" office:value="75.7392852304239" calcext:value-type="float">
            <text:p>75.7392852304239</text:p>
          </table:table-cell>
        </table:table-row>
        <table:table-row table:style-name="ro1">
          <table:table-cell table:formula="of:= RAND() * 100" office:value-type="float" office:value="84.8098449816868" calcext:value-type="float">
            <text:p>84.8098449816868</text:p>
          </table:table-cell>
        </table:table-row>
        <table:table-row table:style-name="ro1">
          <table:table-cell table:formula="of:= RAND() * 100" office:value-type="float" office:value="82.6462994565283" calcext:value-type="float">
            <text:p>82.6462994565283</text:p>
          </table:table-cell>
        </table:table-row>
        <table:table-row table:style-name="ro1">
          <table:table-cell table:formula="of:= RAND() * 100" office:value-type="float" office:value="42.0275163984258" calcext:value-type="float">
            <text:p>42.0275163984258</text:p>
          </table:table-cell>
        </table:table-row>
        <table:table-row table:style-name="ro1">
          <table:table-cell table:formula="of:= RAND() * 100" office:value-type="float" office:value="99.4948855248146" calcext:value-type="float">
            <text:p>99.4948855248146</text:p>
          </table:table-cell>
        </table:table-row>
        <table:table-row table:style-name="ro1">
          <table:table-cell table:formula="of:= RAND() * 100" office:value-type="float" office:value="64.4403424701619" calcext:value-type="float">
            <text:p>64.4403424701619</text:p>
          </table:table-cell>
        </table:table-row>
        <table:table-row table:style-name="ro1">
          <table:table-cell table:formula="of:= RAND() * 100" office:value-type="float" office:value="70.1870426887574" calcext:value-type="float">
            <text:p>70.1870426887574</text:p>
          </table:table-cell>
        </table:table-row>
        <table:table-row table:style-name="ro1">
          <table:table-cell table:formula="of:= RAND() * 100" office:value-type="float" office:value="80.8241012501931" calcext:value-type="float">
            <text:p>80.8241012501931</text:p>
          </table:table-cell>
        </table:table-row>
        <table:table-row table:style-name="ro1">
          <table:table-cell table:formula="of:= RAND() * 100" office:value-type="float" office:value="53.2866287812111" calcext:value-type="float">
            <text:p>53.2866287812111</text:p>
          </table:table-cell>
        </table:table-row>
        <table:table-row table:style-name="ro1">
          <table:table-cell table:formula="of:= RAND() * 100" office:value-type="float" office:value="62.5982782371427" calcext:value-type="float">
            <text:p>62.5982782371427</text:p>
          </table:table-cell>
        </table:table-row>
        <table:table-row table:style-name="ro1">
          <table:table-cell table:formula="of:= RAND() * 100" office:value-type="float" office:value="70.1039061106684" calcext:value-type="float">
            <text:p>70.1039061106684</text:p>
          </table:table-cell>
        </table:table-row>
        <table:table-row table:style-name="ro1">
          <table:table-cell table:formula="of:= RAND() * 100" office:value-type="float" office:value="21.0432049875213" calcext:value-type="float">
            <text:p>21.0432049875213</text:p>
          </table:table-cell>
        </table:table-row>
        <table:table-row table:style-name="ro1">
          <table:table-cell table:formula="of:= RAND() * 100" office:value-type="float" office:value="62.0324008313266" calcext:value-type="float">
            <text:p>62.0324008313266</text:p>
          </table:table-cell>
        </table:table-row>
        <table:table-row table:style-name="ro1">
          <table:table-cell table:formula="of:= RAND() * 100" office:value-type="float" office:value="31.0161002084286" calcext:value-type="float">
            <text:p>31.0161002084286</text:p>
          </table:table-cell>
        </table:table-row>
        <table:table-row table:style-name="ro1">
          <table:table-cell table:formula="of:= RAND() * 100" office:value-type="float" office:value="43.8994140696576" calcext:value-type="float">
            <text:p>43.8994140696576</text:p>
          </table:table-cell>
        </table:table-row>
        <table:table-row table:style-name="ro1">
          <table:table-cell table:formula="of:= RAND() * 100" office:value-type="float" office:value="63.0816633906976" calcext:value-type="float">
            <text:p>63.0816633906976</text:p>
          </table:table-cell>
        </table:table-row>
        <table:table-row table:style-name="ro1">
          <table:table-cell table:formula="of:= RAND() * 100" office:value-type="float" office:value="69.764038835486" calcext:value-type="float">
            <text:p>69.764038835486</text:p>
          </table:table-cell>
        </table:table-row>
        <table:table-row table:style-name="ro1">
          <table:table-cell table:formula="of:= RAND() * 100" office:value-type="float" office:value="45.5056078908196" calcext:value-type="float">
            <text:p>45.5056078908196</text:p>
          </table:table-cell>
        </table:table-row>
        <table:table-row table:style-name="ro1">
          <table:table-cell table:formula="of:= RAND() * 100" office:value-type="float" office:value="49.5006801392435" calcext:value-type="float">
            <text:p>49.5006801392435</text:p>
          </table:table-cell>
        </table:table-row>
        <table:table-row table:style-name="ro1">
          <table:table-cell table:formula="of:= RAND() * 100" office:value-type="float" office:value="54.5052762718518" calcext:value-type="float">
            <text:p>54.5052762718518</text:p>
          </table:table-cell>
        </table:table-row>
        <table:table-row table:style-name="ro1">
          <table:table-cell table:formula="of:= RAND() * 100" office:value-type="float" office:value="68.5988566554789" calcext:value-type="float">
            <text:p>68.5988566554789</text:p>
          </table:table-cell>
        </table:table-row>
        <table:table-row table:style-name="ro1">
          <table:table-cell table:formula="of:= RAND() * 100" office:value-type="float" office:value="51.9017762236412" calcext:value-type="float">
            <text:p>51.9017762236412</text:p>
          </table:table-cell>
        </table:table-row>
        <table:table-row table:style-name="ro1">
          <table:table-cell table:formula="of:= RAND() * 100" office:value-type="float" office:value="44.6828503163148" calcext:value-type="float">
            <text:p>44.6828503163148</text:p>
          </table:table-cell>
        </table:table-row>
        <table:table-row table:style-name="ro1">
          <table:table-cell table:formula="of:= RAND() * 100" office:value-type="float" office:value="94.6062249415807" calcext:value-type="float">
            <text:p>94.6062249415807</text:p>
          </table:table-cell>
        </table:table-row>
        <table:table-row table:style-name="ro1">
          <table:table-cell table:formula="of:= RAND() * 100" office:value-type="float" office:value="9.27357231920239" calcext:value-type="float">
            <text:p>9.27357231920239</text:p>
          </table:table-cell>
        </table:table-row>
        <table:table-row table:style-name="ro1">
          <table:table-cell table:formula="of:= RAND() * 100" office:value-type="float" office:value="55.3372623680477" calcext:value-type="float">
            <text:p>55.3372623680477</text:p>
          </table:table-cell>
        </table:table-row>
        <table:table-row table:style-name="ro1">
          <table:table-cell table:formula="of:= RAND() * 100" office:value-type="float" office:value="55.2105162631061" calcext:value-type="float">
            <text:p>55.2105162631061</text:p>
          </table:table-cell>
        </table:table-row>
        <table:table-row table:style-name="ro1">
          <table:table-cell table:formula="of:= RAND() * 100" office:value-type="float" office:value="36.3055903461981" calcext:value-type="float">
            <text:p>36.3055903461981</text:p>
          </table:table-cell>
        </table:table-row>
        <table:table-row table:style-name="ro1">
          <table:table-cell table:formula="of:= RAND() * 100" office:value-type="float" office:value="52.719059326345" calcext:value-type="float">
            <text:p>52.719059326345</text:p>
          </table:table-cell>
        </table:table-row>
        <table:table-row table:style-name="ro1">
          <table:table-cell table:formula="of:= RAND() * 100" office:value-type="float" office:value="34.1808557030663" calcext:value-type="float">
            <text:p>34.1808557030663</text:p>
          </table:table-cell>
        </table:table-row>
        <table:table-row table:style-name="ro1">
          <table:table-cell table:formula="of:= RAND() * 100" office:value-type="float" office:value="59.1180041093939" calcext:value-type="float">
            <text:p>59.1180041093939</text:p>
          </table:table-cell>
        </table:table-row>
        <table:table-row table:style-name="ro1">
          <table:table-cell table:formula="of:= RAND() * 100" office:value-type="float" office:value="94.1183992487498" calcext:value-type="float">
            <text:p>94.1183992487498</text:p>
          </table:table-cell>
        </table:table-row>
        <table:table-row table:style-name="ro1">
          <table:table-cell table:formula="of:= RAND() * 100" office:value-type="float" office:value="22.2062828916099" calcext:value-type="float">
            <text:p>22.2062828916099</text:p>
          </table:table-cell>
        </table:table-row>
        <table:table-row table:style-name="ro1">
          <table:table-cell table:formula="of:= RAND() * 100" office:value-type="float" office:value="83.0361891748047" calcext:value-type="float">
            <text:p>83.0361891748047</text:p>
          </table:table-cell>
        </table:table-row>
        <table:table-row table:style-name="ro1">
          <table:table-cell table:formula="of:= RAND() * 100" office:value-type="float" office:value="65.8353487255021" calcext:value-type="float">
            <text:p>65.8353487255021</text:p>
          </table:table-cell>
        </table:table-row>
        <table:table-row table:style-name="ro1">
          <table:table-cell table:formula="of:= RAND() * 100" office:value-type="float" office:value="19.2895150002843" calcext:value-type="float">
            <text:p>19.2895150002843</text:p>
          </table:table-cell>
        </table:table-row>
        <table:table-row table:style-name="ro1">
          <table:table-cell table:formula="of:= RAND() * 100" office:value-type="float" office:value="41.9521125018063" calcext:value-type="float">
            <text:p>41.9521125018063</text:p>
          </table:table-cell>
        </table:table-row>
        <table:table-row table:style-name="ro1">
          <table:table-cell table:formula="of:= RAND() * 100" office:value-type="float" office:value="99.1987452765709" calcext:value-type="float">
            <text:p>99.1987452765709</text:p>
          </table:table-cell>
        </table:table-row>
        <table:table-row table:style-name="ro1">
          <table:table-cell table:formula="of:= RAND() * 100" office:value-type="float" office:value="4.6607915204468" calcext:value-type="float">
            <text:p>4.6607915204468</text:p>
          </table:table-cell>
        </table:table-row>
        <table:table-row table:style-name="ro1">
          <table:table-cell table:formula="of:= RAND() * 100" office:value-type="float" office:value="19.3414986576383" calcext:value-type="float">
            <text:p>19.3414986576383</text:p>
          </table:table-cell>
        </table:table-row>
        <table:table-row table:style-name="ro1">
          <table:table-cell table:formula="of:= RAND() * 100" office:value-type="float" office:value="60.58782601693" calcext:value-type="float">
            <text:p>60.58782601693</text:p>
          </table:table-cell>
        </table:table-row>
        <table:table-row table:style-name="ro1">
          <table:table-cell table:formula="of:= RAND() * 100" office:value-type="float" office:value="78.8694082316776" calcext:value-type="float">
            <text:p>78.8694082316776</text:p>
          </table:table-cell>
        </table:table-row>
        <table:table-row table:style-name="ro1">
          <table:table-cell table:formula="of:= RAND() * 100" office:value-type="float" office:value="41.4834123721932" calcext:value-type="float">
            <text:p>41.4834123721932</text:p>
          </table:table-cell>
        </table:table-row>
        <table:table-row table:style-name="ro1">
          <table:table-cell table:formula="of:= RAND() * 100" office:value-type="float" office:value="73.6805825464484" calcext:value-type="float">
            <text:p>73.6805825464484</text:p>
          </table:table-cell>
        </table:table-row>
        <table:table-row table:style-name="ro1">
          <table:table-cell table:formula="of:= RAND() * 100" office:value-type="float" office:value="80.8517843861912" calcext:value-type="float">
            <text:p>80.8517843861912</text:p>
          </table:table-cell>
        </table:table-row>
        <table:table-row table:style-name="ro1">
          <table:table-cell table:formula="of:= RAND() * 100" office:value-type="float" office:value="57.5010684194576" calcext:value-type="float">
            <text:p>57.5010684194576</text:p>
          </table:table-cell>
        </table:table-row>
        <table:table-row table:style-name="ro1">
          <table:table-cell table:formula="of:= RAND() * 100" office:value-type="float" office:value="15.8407102426883" calcext:value-type="float">
            <text:p>15.8407102426883</text:p>
          </table:table-cell>
        </table:table-row>
        <table:table-row table:style-name="ro1">
          <table:table-cell table:formula="of:= RAND() * 100" office:value-type="float" office:value="15.3639243020238" calcext:value-type="float">
            <text:p>15.3639243020238</text:p>
          </table:table-cell>
        </table:table-row>
        <table:table-row table:style-name="ro1">
          <table:table-cell table:formula="of:= RAND() * 100" office:value-type="float" office:value="43.9509569207536" calcext:value-type="float">
            <text:p>43.9509569207536</text:p>
          </table:table-cell>
        </table:table-row>
        <table:table-row table:style-name="ro1">
          <table:table-cell table:formula="of:= RAND() * 100" office:value-type="float" office:value="63.1363249110098" calcext:value-type="float">
            <text:p>63.1363249110098</text:p>
          </table:table-cell>
        </table:table-row>
        <table:table-row table:style-name="ro1">
          <table:table-cell table:formula="of:= RAND() * 100" office:value-type="float" office:value="49.2797832662329" calcext:value-type="float">
            <text:p>49.2797832662329</text:p>
          </table:table-cell>
        </table:table-row>
        <table:table-row table:style-name="ro1">
          <table:table-cell table:formula="of:= RAND() * 100" office:value-type="float" office:value="71.0782724833504" calcext:value-type="float">
            <text:p>71.0782724833504</text:p>
          </table:table-cell>
        </table:table-row>
        <table:table-row table:style-name="ro1">
          <table:table-cell table:formula="of:= RAND() * 100" office:value-type="float" office:value="22.1091470493328" calcext:value-type="float">
            <text:p>22.1091470493328</text:p>
          </table:table-cell>
        </table:table-row>
        <table:table-row table:style-name="ro1">
          <table:table-cell table:formula="of:= RAND() * 100" office:value-type="float" office:value="64.5434368850586" calcext:value-type="float">
            <text:p>64.5434368850586</text:p>
          </table:table-cell>
        </table:table-row>
        <table:table-row table:style-name="ro1">
          <table:table-cell table:formula="of:= RAND() * 100" office:value-type="float" office:value="37.1914316462898" calcext:value-type="float">
            <text:p>37.1914316462898</text:p>
          </table:table-cell>
        </table:table-row>
        <table:table-row table:style-name="ro1">
          <table:table-cell table:formula="of:= RAND() * 100" office:value-type="float" office:value="59.0167642256153" calcext:value-type="float">
            <text:p>59.0167642256153</text:p>
          </table:table-cell>
        </table:table-row>
        <table:table-row table:style-name="ro1">
          <table:table-cell table:formula="of:= RAND() * 100" office:value-type="float" office:value="32.1004299794298" calcext:value-type="float">
            <text:p>32.1004299794298</text:p>
          </table:table-cell>
        </table:table-row>
        <table:table-row table:style-name="ro1">
          <table:table-cell table:formula="of:= RAND() * 100" office:value-type="float" office:value="76.9554500754839" calcext:value-type="float">
            <text:p>76.9554500754839</text:p>
          </table:table-cell>
        </table:table-row>
        <table:table-row table:style-name="ro1">
          <table:table-cell table:formula="of:= RAND() * 100" office:value-type="float" office:value="27.1183188605854" calcext:value-type="float">
            <text:p>27.1183188605854</text:p>
          </table:table-cell>
        </table:table-row>
        <table:table-row table:style-name="ro1">
          <table:table-cell table:formula="of:= RAND() * 100" office:value-type="float" office:value="58.1115554422244" calcext:value-type="float">
            <text:p>58.1115554422244</text:p>
          </table:table-cell>
        </table:table-row>
        <table:table-row table:style-name="ro1">
          <table:table-cell table:formula="of:= RAND() * 100" office:value-type="float" office:value="45.807111324537" calcext:value-type="float">
            <text:p>45.807111324537</text:p>
          </table:table-cell>
        </table:table-row>
        <table:table-row table:style-name="ro1">
          <table:table-cell table:formula="of:= RAND() * 100" office:value-type="float" office:value="88.1666472327552" calcext:value-type="float">
            <text:p>88.1666472327552</text:p>
          </table:table-cell>
        </table:table-row>
        <table:table-row table:style-name="ro1">
          <table:table-cell table:formula="of:= RAND() * 100" office:value-type="float" office:value="55.6146042369624" calcext:value-type="float">
            <text:p>55.6146042369624</text:p>
          </table:table-cell>
        </table:table-row>
        <table:table-row table:style-name="ro1">
          <table:table-cell table:formula="of:= RAND() * 100" office:value-type="float" office:value="39.8757610031224" calcext:value-type="float">
            <text:p>39.8757610031224</text:p>
          </table:table-cell>
        </table:table-row>
        <table:table-row table:style-name="ro1">
          <table:table-cell table:formula="of:= RAND() * 100" office:value-type="float" office:value="78.1870498680788" calcext:value-type="float">
            <text:p>78.1870498680788</text:p>
          </table:table-cell>
        </table:table-row>
        <table:table-row table:style-name="ro1">
          <table:table-cell table:formula="of:= RAND() * 100" office:value-type="float" office:value="97.6596997443415" calcext:value-type="float">
            <text:p>97.6596997443415</text:p>
          </table:table-cell>
        </table:table-row>
        <table:table-row table:style-name="ro1">
          <table:table-cell table:formula="of:= RAND() * 100" office:value-type="float" office:value="32.1475568809182" calcext:value-type="float">
            <text:p>32.1475568809182</text:p>
          </table:table-cell>
        </table:table-row>
        <table:table-row table:style-name="ro1">
          <table:table-cell table:formula="of:= RAND() * 100" office:value-type="float" office:value="4.60789281696444" calcext:value-type="float">
            <text:p>4.60789281696444</text:p>
          </table:table-cell>
        </table:table-row>
        <table:table-row table:style-name="ro1">
          <table:table-cell table:formula="of:= RAND() * 100" office:value-type="float" office:value="66.89868914894" calcext:value-type="float">
            <text:p>66.89868914894</text:p>
          </table:table-cell>
        </table:table-row>
        <table:table-row table:style-name="ro1">
          <table:table-cell table:formula="of:= RAND() * 100" office:value-type="float" office:value="15.12069292708" calcext:value-type="float">
            <text:p>15.12069292708</text:p>
          </table:table-cell>
        </table:table-row>
        <table:table-row table:style-name="ro1">
          <table:table-cell table:formula="of:= RAND() * 100" office:value-type="float" office:value="24.6226047828964" calcext:value-type="float">
            <text:p>24.6226047828964</text:p>
          </table:table-cell>
        </table:table-row>
        <table:table-row table:style-name="ro1">
          <table:table-cell table:formula="of:= RAND() * 100" office:value-type="float" office:value="40.7543653777423" calcext:value-type="float">
            <text:p>40.7543653777423</text:p>
          </table:table-cell>
        </table:table-row>
        <table:table-row table:style-name="ro1">
          <table:table-cell table:formula="of:= RAND() * 100" office:value-type="float" office:value="85.9541141963787" calcext:value-type="float">
            <text:p>85.9541141963787</text:p>
          </table:table-cell>
        </table:table-row>
        <table:table-row table:style-name="ro1">
          <table:table-cell table:formula="of:= RAND() * 100" office:value-type="float" office:value="91.6013238450663" calcext:value-type="float">
            <text:p>91.6013238450663</text:p>
          </table:table-cell>
        </table:table-row>
        <table:table-row table:style-name="ro1">
          <table:table-cell table:formula="of:= RAND() * 100" office:value-type="float" office:value="45.8887428152423" calcext:value-type="float">
            <text:p>45.8887428152423</text:p>
          </table:table-cell>
        </table:table-row>
        <table:table-row table:style-name="ro1">
          <table:table-cell table:formula="of:= RAND() * 100" office:value-type="float" office:value="22.758453786117" calcext:value-type="float">
            <text:p>22.758453786117</text:p>
          </table:table-cell>
        </table:table-row>
        <table:table-row table:style-name="ro1">
          <table:table-cell table:formula="of:= RAND() * 100" office:value-type="float" office:value="39.8833420160329" calcext:value-type="float">
            <text:p>39.8833420160329</text:p>
          </table:table-cell>
        </table:table-row>
        <table:table-row table:style-name="ro1">
          <table:table-cell table:formula="of:= RAND() * 100" office:value-type="float" office:value="81.6829874973499" calcext:value-type="float">
            <text:p>81.6829874973499</text:p>
          </table:table-cell>
        </table:table-row>
        <table:table-row table:style-name="ro1">
          <table:table-cell table:formula="of:= RAND() * 100" office:value-type="float" office:value="69.8297850743335" calcext:value-type="float">
            <text:p>69.8297850743335</text:p>
          </table:table-cell>
        </table:table-row>
        <table:table-row table:style-name="ro1">
          <table:table-cell table:formula="of:= RAND() * 100" office:value-type="float" office:value="9.31868591708839" calcext:value-type="float">
            <text:p>9.31868591708839</text:p>
          </table:table-cell>
        </table:table-row>
        <table:table-row table:style-name="ro1">
          <table:table-cell table:formula="of:= RAND() * 100" office:value-type="float" office:value="43.7564889426405" calcext:value-type="float">
            <text:p>43.7564889426405</text:p>
          </table:table-cell>
        </table:table-row>
        <table:table-row table:style-name="ro1">
          <table:table-cell table:formula="of:= RAND() * 100" office:value-type="float" office:value="59.8914039775382" calcext:value-type="float">
            <text:p>59.8914039775382</text:p>
          </table:table-cell>
        </table:table-row>
        <table:table-row table:style-name="ro1">
          <table:table-cell table:formula="of:= RAND() * 100" office:value-type="float" office:value="63.4832845754862" calcext:value-type="float">
            <text:p>63.4832845754862</text:p>
          </table:table-cell>
        </table:table-row>
        <table:table-row table:style-name="ro1">
          <table:table-cell table:formula="of:= RAND() * 100" office:value-type="float" office:value="52.0857358018981" calcext:value-type="float">
            <text:p>52.0857358018981</text:p>
          </table:table-cell>
        </table:table-row>
        <table:table-row table:style-name="ro1">
          <table:table-cell table:formula="of:= RAND() * 100" office:value-type="float" office:value="43.2916817763461" calcext:value-type="float">
            <text:p>43.2916817763461</text:p>
          </table:table-cell>
        </table:table-row>
        <table:table-row table:style-name="ro1">
          <table:table-cell table:formula="of:= RAND() * 100" office:value-type="float" office:value="1.84161919637526" calcext:value-type="float">
            <text:p>1.84161919637526</text:p>
          </table:table-cell>
        </table:table-row>
        <table:table-row table:style-name="ro1">
          <table:table-cell table:formula="of:= RAND() * 100" office:value-type="float" office:value="97.9274722107928" calcext:value-type="float">
            <text:p>97.9274722107928</text:p>
          </table:table-cell>
        </table:table-row>
        <table:table-row table:style-name="ro1">
          <table:table-cell table:formula="of:= RAND() * 100" office:value-type="float" office:value="69.3126898745027" calcext:value-type="float">
            <text:p>69.3126898745027</text:p>
          </table:table-cell>
        </table:table-row>
        <table:table-row table:style-name="ro1">
          <table:table-cell table:formula="of:= RAND() * 100" office:value-type="float" office:value="9.33683863696357" calcext:value-type="float">
            <text:p>9.33683863696357</text:p>
          </table:table-cell>
        </table:table-row>
        <table:table-row table:style-name="ro1">
          <table:table-cell table:formula="of:= RAND() * 100" office:value-type="float" office:value="78.1822266729944" calcext:value-type="float">
            <text:p>78.1822266729944</text:p>
          </table:table-cell>
        </table:table-row>
        <table:table-row table:style-name="ro1">
          <table:table-cell table:formula="of:= RAND() * 100" office:value-type="float" office:value="31.2444434210605" calcext:value-type="float">
            <text:p>31.2444434210605</text:p>
          </table:table-cell>
        </table:table-row>
        <table:table-row table:style-name="ro1">
          <table:table-cell table:formula="of:= RAND() * 100" office:value-type="float" office:value="90.8769691489249" calcext:value-type="float">
            <text:p>90.8769691489249</text:p>
          </table:table-cell>
        </table:table-row>
        <table:table-row table:style-name="ro1">
          <table:table-cell table:formula="of:= RAND() * 100" office:value-type="float" office:value="17.6827714337563" calcext:value-type="float">
            <text:p>17.6827714337563</text:p>
          </table:table-cell>
        </table:table-row>
        <table:table-row table:style-name="ro1">
          <table:table-cell table:formula="of:= RAND() * 100" office:value-type="float" office:value="62.7105332025297" calcext:value-type="float">
            <text:p>62.7105332025297</text:p>
          </table:table-cell>
        </table:table-row>
        <table:table-row table:style-name="ro1">
          <table:table-cell table:formula="of:= RAND() * 100" office:value-type="float" office:value="69.0914845832266" calcext:value-type="float">
            <text:p>69.0914845832266</text:p>
          </table:table-cell>
        </table:table-row>
        <table:table-row table:style-name="ro1">
          <table:table-cell table:formula="of:= RAND() * 100" office:value-type="float" office:value="76.2874041117486" calcext:value-type="float">
            <text:p>76.2874041117486</text:p>
          </table:table-cell>
        </table:table-row>
        <table:table-row table:style-name="ro1">
          <table:table-cell table:formula="of:= RAND() * 100" office:value-type="float" office:value="35.2276346320507" calcext:value-type="float">
            <text:p>35.2276346320507</text:p>
          </table:table-cell>
        </table:table-row>
        <table:table-row table:style-name="ro1">
          <table:table-cell table:formula="of:= RAND() * 100" office:value-type="float" office:value="12.0855272838049" calcext:value-type="float">
            <text:p>12.0855272838049</text:p>
          </table:table-cell>
        </table:table-row>
        <table:table-row table:style-name="ro1">
          <table:table-cell table:formula="of:= RAND() * 100" office:value-type="float" office:value="80.4540339900483" calcext:value-type="float">
            <text:p>80.4540339900483</text:p>
          </table:table-cell>
        </table:table-row>
        <table:table-row table:style-name="ro1">
          <table:table-cell table:formula="of:= RAND() * 100" office:value-type="float" office:value="54.7157564758942" calcext:value-type="float">
            <text:p>54.7157564758942</text:p>
          </table:table-cell>
        </table:table-row>
        <table:table-row table:style-name="ro1">
          <table:table-cell table:formula="of:= RAND() * 100" office:value-type="float" office:value="0.122999999843294" calcext:value-type="float">
            <text:p>0.122999999843294</text:p>
          </table:table-cell>
        </table:table-row>
        <table:table-row table:style-name="ro1">
          <table:table-cell table:formula="of:= RAND() * 100" office:value-type="float" office:value="56.6261889044887" calcext:value-type="float">
            <text:p>56.6261889044887</text:p>
          </table:table-cell>
        </table:table-row>
        <table:table-row table:style-name="ro1">
          <table:table-cell table:formula="of:= RAND() * 100" office:value-type="float" office:value="51.5935978357452" calcext:value-type="float">
            <text:p>51.5935978357452</text:p>
          </table:table-cell>
        </table:table-row>
        <table:table-row table:style-name="ro1">
          <table:table-cell table:formula="of:= RAND() * 100" office:value-type="float" office:value="44.117580114272" calcext:value-type="float">
            <text:p>44.117580114272</text:p>
          </table:table-cell>
        </table:table-row>
        <table:table-row table:style-name="ro1">
          <table:table-cell table:formula="of:= RAND() * 100" office:value-type="float" office:value="72.4477005908667" calcext:value-type="float">
            <text:p>72.4477005908667</text:p>
          </table:table-cell>
        </table:table-row>
        <table:table-row table:style-name="ro1">
          <table:table-cell table:formula="of:= RAND() * 100" office:value-type="float" office:value="60.1402803648892" calcext:value-type="float">
            <text:p>60.1402803648892</text:p>
          </table:table-cell>
        </table:table-row>
        <table:table-row table:style-name="ro1">
          <table:table-cell table:formula="of:= RAND() * 100" office:value-type="float" office:value="52.4414706637086" calcext:value-type="float">
            <text:p>52.4414706637086</text:p>
          </table:table-cell>
        </table:table-row>
        <table:table-row table:style-name="ro1">
          <table:table-cell table:formula="of:= RAND() * 100" office:value-type="float" office:value="66.8324349973075" calcext:value-type="float">
            <text:p>66.8324349973075</text:p>
          </table:table-cell>
        </table:table-row>
        <table:table-row table:style-name="ro1">
          <table:table-cell table:formula="of:= RAND() * 100" office:value-type="float" office:value="33.808357197122" calcext:value-type="float">
            <text:p>33.808357197122</text:p>
          </table:table-cell>
        </table:table-row>
        <table:table-row table:style-name="ro1">
          <table:table-cell table:formula="of:= RAND() * 100" office:value-type="float" office:value="13.1949988806828" calcext:value-type="float">
            <text:p>13.1949988806828</text:p>
          </table:table-cell>
        </table:table-row>
        <table:table-row table:style-name="ro1">
          <table:table-cell table:formula="of:= RAND() * 100" office:value-type="float" office:value="10.9622055059222" calcext:value-type="float">
            <text:p>10.9622055059222</text:p>
          </table:table-cell>
        </table:table-row>
        <table:table-row table:style-name="ro1">
          <table:table-cell table:formula="of:= RAND() * 100" office:value-type="float" office:value="44.1176617854653" calcext:value-type="float">
            <text:p>44.1176617854653</text:p>
          </table:table-cell>
        </table:table-row>
        <table:table-row table:style-name="ro1">
          <table:table-cell table:formula="of:= RAND() * 100" office:value-type="float" office:value="43.4325103581693" calcext:value-type="float">
            <text:p>43.4325103581693</text:p>
          </table:table-cell>
        </table:table-row>
        <table:table-row table:style-name="ro1">
          <table:table-cell table:formula="of:= RAND() * 100" office:value-type="float" office:value="86.1876325003261" calcext:value-type="float">
            <text:p>86.1876325003261</text:p>
          </table:table-cell>
        </table:table-row>
        <table:table-row table:style-name="ro1">
          <table:table-cell table:formula="of:= RAND() * 100" office:value-type="float" office:value="65.867322364639" calcext:value-type="float">
            <text:p>65.867322364639</text:p>
          </table:table-cell>
        </table:table-row>
        <table:table-row table:style-name="ro1">
          <table:table-cell table:formula="of:= RAND() * 100" office:value-type="float" office:value="65.3098270575239" calcext:value-type="float">
            <text:p>65.3098270575239</text:p>
          </table:table-cell>
        </table:table-row>
        <table:table-row table:style-name="ro1">
          <table:table-cell table:formula="of:= RAND() * 100" office:value-type="float" office:value="43.6193895640808" calcext:value-type="float">
            <text:p>43.6193895640808</text:p>
          </table:table-cell>
        </table:table-row>
        <table:table-row table:style-name="ro1">
          <table:table-cell table:formula="of:= RAND() * 100" office:value-type="float" office:value="7.2368242314564" calcext:value-type="float">
            <text:p>7.2368242314564</text:p>
          </table:table-cell>
        </table:table-row>
        <table:table-row table:style-name="ro1">
          <table:table-cell table:formula="of:= RAND() * 100" office:value-type="float" office:value="80.2945953218435" calcext:value-type="float">
            <text:p>80.2945953218435</text:p>
          </table:table-cell>
        </table:table-row>
        <table:table-row table:style-name="ro1">
          <table:table-cell table:formula="of:= RAND() * 100" office:value-type="float" office:value="76.5765438919877" calcext:value-type="float">
            <text:p>76.5765438919877</text:p>
          </table:table-cell>
        </table:table-row>
        <table:table-row table:style-name="ro1">
          <table:table-cell table:formula="of:= RAND() * 100" office:value-type="float" office:value="37.4944506038086" calcext:value-type="float">
            <text:p>37.4944506038086</text:p>
          </table:table-cell>
        </table:table-row>
        <table:table-row table:style-name="ro1">
          <table:table-cell table:formula="of:= RAND() * 100" office:value-type="float" office:value="34.2812508920595" calcext:value-type="float">
            <text:p>34.2812508920595</text:p>
          </table:table-cell>
        </table:table-row>
        <table:table-row table:style-name="ro1">
          <table:table-cell table:formula="of:= RAND() * 100" office:value-type="float" office:value="35.2904026847754" calcext:value-type="float">
            <text:p>35.2904026847754</text:p>
          </table:table-cell>
        </table:table-row>
        <table:table-row table:style-name="ro1">
          <table:table-cell table:formula="of:= RAND() * 100" office:value-type="float" office:value="30.3807200966783" calcext:value-type="float">
            <text:p>30.3807200966783</text:p>
          </table:table-cell>
        </table:table-row>
        <table:table-row table:style-name="ro1">
          <table:table-cell table:formula="of:= RAND() * 100" office:value-type="float" office:value="30.3210791490338" calcext:value-type="float">
            <text:p>30.3210791490338</text:p>
          </table:table-cell>
        </table:table-row>
        <table:table-row table:style-name="ro1">
          <table:table-cell table:formula="of:= RAND() * 100" office:value-type="float" office:value="19.1518150222777" calcext:value-type="float">
            <text:p>19.1518150222777</text:p>
          </table:table-cell>
        </table:table-row>
        <table:table-row table:style-name="ro1">
          <table:table-cell table:formula="of:= RAND() * 100" office:value-type="float" office:value="95.9594941969145" calcext:value-type="float">
            <text:p>95.9594941969145</text:p>
          </table:table-cell>
        </table:table-row>
        <table:table-row table:style-name="ro1">
          <table:table-cell table:formula="of:= RAND() * 100" office:value-type="float" office:value="26.0635784156892" calcext:value-type="float">
            <text:p>26.0635784156892</text:p>
          </table:table-cell>
        </table:table-row>
        <table:table-row table:style-name="ro1">
          <table:table-cell table:formula="of:= RAND() * 100" office:value-type="float" office:value="67.5355555708712" calcext:value-type="float">
            <text:p>67.5355555708712</text:p>
          </table:table-cell>
        </table:table-row>
        <table:table-row table:style-name="ro1">
          <table:table-cell table:formula="of:= RAND() * 100" office:value-type="float" office:value="12.1301243603036" calcext:value-type="float">
            <text:p>12.1301243603036</text:p>
          </table:table-cell>
        </table:table-row>
        <table:table-row table:style-name="ro1">
          <table:table-cell table:formula="of:= RAND() * 100" office:value-type="float" office:value="94.5248742430123" calcext:value-type="float">
            <text:p>94.5248742430123</text:p>
          </table:table-cell>
        </table:table-row>
        <table:table-row table:style-name="ro1">
          <table:table-cell table:formula="of:= RAND() * 100" office:value-type="float" office:value="82.9195701546648" calcext:value-type="float">
            <text:p>82.9195701546648</text:p>
          </table:table-cell>
        </table:table-row>
        <table:table-row table:style-name="ro1">
          <table:table-cell table:formula="of:= RAND() * 100" office:value-type="float" office:value="56.8649122700951" calcext:value-type="float">
            <text:p>56.8649122700951</text:p>
          </table:table-cell>
        </table:table-row>
        <table:table-row table:style-name="ro1">
          <table:table-cell table:formula="of:= RAND() * 100" office:value-type="float" office:value="26.4208421784752" calcext:value-type="float">
            <text:p>26.4208421784752</text:p>
          </table:table-cell>
        </table:table-row>
        <table:table-row table:style-name="ro1">
          <table:table-cell table:formula="of:= RAND() * 100" office:value-type="float" office:value="34.4600292979769" calcext:value-type="float">
            <text:p>34.4600292979769</text:p>
          </table:table-cell>
        </table:table-row>
      </table:table>
      <table:named-expressions>
        <table:named-range table:name="random_val100" table:base-cell-address="$datas.$A$1" table:cell-range-address="$datas.$A$1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00:29:18.141775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4T00:30:34.404006095</dc:date>
    <dc:creator>Franc Z.Nomo</dc:creator>
    <meta:editing-duration>PT25M12S</meta:editing-duration>
    <meta:editing-cycles>4</meta:editing-cycles>
    <meta:generator>LibreOffice/6.4.7.2$Linux_X86_64 LibreOffice_project/40$Build-2</meta:generator>
    <meta:document-statistic meta:table-count="2" meta:cell-count="6017" meta:object-count="0"/>
  </office:meta>
</office:document-meta>
</file>